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/>
      <style:text-properties style:font-name="Times New Roman"/>
    </style:style>
    <style:style style:name="ce4" style:family="table-cell" style:parent-style-name="Default">
      <style:table-cell-properties fo:border-bottom="none" fo:border-left="2.01pt double-thin #000000" style:border-line-width-left="0.018cm 0.035cm 0.018cm" fo:border-right="none" fo:border-top="none"/>
      <style:text-properties style:font-name="Times New Roman"/>
    </style:style>
    <style:style style:name="ce5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018cm 0.035cm 0.018cm"/>
      <style:text-properties style:font-name="Times New Roman"/>
    </style:style>
    <style:style style:name="ce9" style:family="table-cell" style:parent-style-name="Default">
      <style:table-cell-properties fo:border-bottom="2.01pt double-thin #000000" style:border-line-width-bottom="0.018cm 0.035cm 0.018cm" fo:border-left="none" fo:border-right="none" fo:border-top="none"/>
      <style:text-properties style:font-name="Times New Roma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/>
      <style:paragraph-properties fo:text-align="center" fo:margin-left="0c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1" fo:font-size="10pt" style:font-size-asian="10pt" style:font-size-complex="10pt"/>
    </style:style>
    <style:style style:name="ce13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14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01pt double-thin #000000" style:border-line-width-left="0.018cm 0.035cm 0.018cm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21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2" style:family="table-cell" style:parent-style-name="Default" style:data-style-name="N158">
      <style:table-cell-properties fo:border-bottom="0.99pt solid #000000" fo:border-left="none" fo:border-right="none" fo:border-top="none" style:vertical-align="automatic"/>
      <style:text-properties style:font-name="Times New Roman1" fo:font-size="10pt" style:font-size-asian="10pt" style:font-size-complex="10pt"/>
    </style:style>
    <style:style style:name="ce2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1" fo:font-size="10pt" style:font-size-asian="10pt" style:font-size-complex="10pt"/>
    </style:style>
    <style:style style:name="ce24" style:family="table-cell" style:parent-style-name="Default">
      <style:table-cell-properties fo:border="none"/>
      <style:text-properties style:font-name="Times New Roman"/>
    </style:style>
    <style:style style:name="ce2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/>
    </style:style>
    <style:style style:name="ce2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0pt" style:font-size-asian="10pt" style:font-size-complex="10pt"/>
    </style:style>
    <style:style style:name="ce28" style:family="table-cell" style:parent-style-name="Default">
      <style:table-cell-properties fo:border-bottom="2.01pt double-thin #000000" style:border-line-width-bottom="0.018cm 0.035cm 0.018cm" fo:border-left="none" fo:border-right="none" fo:border-top="none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3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32" style:family="table-cell" style:parent-style-name="Default">
      <style:table-cell-properties fo:border-bottom="0.06pt solid #000000" fo:border-left="none" fo:border-right="none" fo:border-top="none"/>
      <style:text-properties style:font-name="Times New Roman"/>
    </style:style>
    <style:style style:name="ce33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cm"/>
      <style:text-properties style:font-name="Times New Roman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/>
    </style:style>
    <style:style style:name="ce37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Times New Roman" fo:font-size="10pt" style:font-size-asian="10pt" style:font-size-complex="10pt"/>
    </style:style>
    <style:style style:name="ce39" style:family="table-cell" style:parent-style-name="Default" style:data-style-name="N0">
      <style:table-cell-properties fo:border-bottom="0.99pt solid #000000" fo:border-left="none" fo:border-right="none" fo:border-top="0.99pt solid #000000" style:vertical-align="automatic"/>
      <style:text-properties style:font-name="Times New Roman" fo:font-size="10pt" style:font-size-asian="10pt" style:font-size-complex="10pt"/>
    </style:style>
    <style:style style:name="ce40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Times New Roman"/>
    </style:style>
    <style:style style:name="ce45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style:font-name="Times New Roman"/>
    </style:style>
    <style:style style:name="ce46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cm"/>
      <style:text-properties style:font-name="Times New Roman"/>
    </style:style>
    <style:style style:name="ce4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48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49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5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5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52" style:family="table-cell" style:parent-style-name="Default">
      <style:table-cell-properties fo:border-bottom="2.01pt solid #000000" fo:background-color="transparent" fo:border-left="2.01pt solid #000000" fo:border-right="0.99pt solid #000000" fo:border-top="2.01pt solid #000000"/>
      <style:text-properties style:font-name="Times New Roman"/>
    </style:style>
    <style:style style:name="ce53" style:family="table-cell" style:parent-style-name="Default">
      <style:table-cell-properties fo:background-color="transparent"/>
      <style:text-properties style:font-name="Times New Roman"/>
    </style:style>
    <style:style style:name="ce54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cm"/>
      <style:text-properties style:font-name="Times New Roman"/>
    </style:style>
    <style:style style:name="ce5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/>
    </style:style>
    <style:style style:name="ce6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61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62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6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0pt" style:font-size-asian="10pt" style:font-size-complex="10pt"/>
    </style:style>
    <style:style style:name="ce65" style:family="table-cell" style:parent-style-name="Default">
      <style:table-cell-properties fo:border-bottom="2.01pt solid #000000" fo:background-color="transparent" fo:border-left="0.99pt solid #000000" fo:border-right="0.99pt solid #000000" fo:border-top="2.01pt solid #000000"/>
      <style:text-properties style:font-name="Times New Roman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6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  <style:text-properties style:font-name="Times New Roman"/>
    </style:style>
    <style:style style:name="ce70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/>
    </style:style>
    <style:style style:name="ce71" style:family="table-cell" style:parent-style-name="Default">
      <style:table-cell-properties fo:border="2.01pt solid #000000"/>
      <style:text-properties style:font-name="Times New Roman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74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75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76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77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78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7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8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81" style:family="table-cell" style:parent-style-name="Default">
      <style:table-cell-properties fo:border-bottom="2.01pt solid #000000" fo:background-color="transparent" fo:border-left="0.99pt solid #000000" fo:border-right="2.01pt solid #000000" fo:border-top="2.01pt solid #000000"/>
      <style:text-properties style:font-name="Times New Roman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Times New Roman"/>
    </style:style>
    <style:style style:name="ce83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style:font-name="Times New Roman"/>
    </style:style>
    <style:style style:name="ce84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/>
      <style:text-properties style:font-name="Times New Roman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2" style:text-underline-style="solid" style:text-underline-width="auto" style:text-underline-color="font-color"/>
    </style:style>
    <style:style style:name="ce8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middle"/>
      <style:paragraph-properties fo:text-align="center"/>
      <style:text-properties style:font-name="Times New Roman"/>
    </style:style>
    <style:style style:name="ce87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/>
      <style:text-properties style:font-name="Times New Roman"/>
    </style:style>
    <style:style style:name="ce88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style:font-name="Times New Roman"/>
    </style:style>
    <style:style style:name="ce89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/>
      <style:text-properties style:font-name="Times New Roman"/>
    </style:style>
    <style:style style:name="ce9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center" fo:margin-left="0cm"/>
      <style:text-properties style:font-name="Times New Roman2" style:text-underline-style="solid" style:text-underline-width="auto" style:text-underline-color="font-color"/>
    </style:style>
    <style:style style:name="ce91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Times New Roman1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/>
      <style:text-properties style:font-name="Times New Roman"/>
    </style:style>
    <style:style style:name="ce9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center" fo:margin-left="0cm"/>
      <style:text-properties style:font-name="Times New Roman"/>
    </style:style>
    <style:style style:name="ce9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97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98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99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00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10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103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5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106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108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09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cm"/>
      <style:text-properties style:font-name="Times New Roman"/>
    </style:style>
    <style:style style:name="ce111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13" style:family="table-cell" style:parent-style-name="Default" style:data-style-name="N158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114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115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117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19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style:font-name="Times New Roman"/>
    </style:style>
    <style:style style:name="ce1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21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2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2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2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2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26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style:font-name="Times New Roman"/>
    </style:style>
    <style:style style:name="ce127" style:family="table-cell" style:parent-style-name="Default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2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29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imes New Roman"/>
    </style:style>
    <style:style style:name="ce13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31" style:family="table-cell" style:parent-style-name="Default">
      <style:table-cell-properties fo:border-bottom="2.01pt solid #000000" fo:border-left="2.01pt solid #000000" fo:border-right="0.99pt solid #000000" fo:border-top="2.01pt solid #000000"/>
      <style:text-properties style:font-name="Times New Roman"/>
    </style:style>
    <style:style style:name="ce132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133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134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35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3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37" style:family="table-cell" style:parent-style-name="Default">
      <style:table-cell-properties fo:border="0.99pt solid #000000"/>
      <style:text-properties style:font-name="Times New Roman"/>
    </style:style>
    <style:style style:name="ce138" style:family="table-cell" style:parent-style-name="Default">
      <style:table-cell-properties fo:background-color="#e6e6e6"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39" style:family="table-cell" style:parent-style-name="Default">
      <style:table-cell-properties fo:border-bottom="2.01pt solid #000000" fo:border-left="0.99pt solid #000000" fo:border-right="0.99pt solid #000000" fo:border-top="2.01pt solid #000000"/>
      <style:text-properties style:font-name="Times New Roman"/>
    </style:style>
    <style:style style:name="ce140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142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145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cm"/>
      <style:text-properties style:font-name="Times New Roman" fo:font-size="10pt" style:font-size-asian="10pt" style:font-size-complex="10pt"/>
    </style:style>
    <style:style style:name="ce146" style:family="table-cell" style:parent-style-name="Default">
      <style:table-cell-properties style:vertical-align="automatic"/>
      <style:text-properties style:font-name="Times New Roman"/>
    </style:style>
    <style:style style:name="ce147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148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14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150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151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Times New Roman"/>
    </style:style>
    <style:style style:name="ce15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153" style:family="table-cell" style:parent-style-name="Default">
      <style:table-cell-properties fo:border-bottom="2.01pt solid #000000" fo:border-left="0.99pt solid #000000" fo:border-right="2.01pt solid #000000" fo:border-top="2.01pt solid #000000"/>
      <style:text-properties style:font-name="Times New Roman"/>
    </style:style>
    <style:style style:name="ce154" style:family="table-cell" style:parent-style-name="Default" style:data-style-name="N158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15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imes New Roman"/>
    </style:style>
    <style:style style:name="ce156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157" style:family="table-cell" style:parent-style-name="Default">
      <style:text-properties style:font-name="Times New Roman"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159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style:font-name="Times New Roman"/>
    </style:style>
    <style:style style:name="ce16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16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162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16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164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165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166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/>
    </style:style>
    <style:style style:name="ce16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8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69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70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71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72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173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74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75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87"/>
          <table:table-cell/>
          <table:table-cell table:style-name="ce96" office:value-type="string" calcext:value-type="string">
            <text:p>Revision 1.0-20140806</text:p>
          </table:table-cell>
          <table:table-cell table:style-name="ce111" table:number-columns-repeated="9"/>
          <table:table-cell table:style-name="ce161"/>
          <table:table-cell/>
          <table:table-cell table:style-name="ce167" office:value-type="string" calcext:value-type="string">
            <text:p>Print Area</text:p>
          </table:table-cell>
          <table:table-cell table:style-name="ce20"/>
          <table:table-cell table:number-columns-repeated="99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67" office:value-type="string" calcext:value-type="string">
            <text:p>Medical University of South Carolina</text:p>
          </table:table-cell>
          <table:table-cell table:number-columns-repeated="4"/>
          <table:table-cell table:style-name="ce88"/>
          <table:table-cell/>
          <table:table-cell table:style-name="ce97"/>
          <table:table-cell table:style-name="ce20" table:number-columns-repeated="4"/>
          <table:table-cell table:style-name="ce67" office:value-type="string" calcext:value-type="string">
            <text:p>Medical University of South Carolina</text:p>
          </table:table-cell>
          <table:table-cell table:style-name="ce20" table:number-columns-repeated="4"/>
          <table:table-cell table:style-name="ce162"/>
          <table:table-cell/>
          <table:table-cell table:style-name="ce168" office:value-type="string" calcext:value-type="string">
            <text:p>Page1,HVLPage,ExpChart,ImgQuality,Compg1,GraphAcryl,LeedsTO10</text:p>
          </table:table-cell>
          <table:table-cell table:style-name="ce20"/>
          <table:table-cell table:number-columns-repeated="99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67" office:value-type="string" calcext:value-type="string">
            <text:p>Charleston, South Carolina</text:p>
          </table:table-cell>
          <table:table-cell table:number-columns-repeated="4"/>
          <table:table-cell table:style-name="ce88"/>
          <table:table-cell/>
          <table:table-cell table:style-name="ce97"/>
          <table:table-cell table:style-name="ce20" table:number-columns-repeated="4"/>
          <table:table-cell table:style-name="ce67" office:value-type="string" calcext:value-type="string">
            <text:p>Charleston, South Carolina</text:p>
          </table:table-cell>
          <table:table-cell table:style-name="ce20" table:number-columns-repeated="4"/>
          <table:table-cell table:style-name="ce162"/>
          <table:table-cell/>
          <table:table-cell table:style-name="ce169" table:formula="of:=IF([.AB7]=&quot;&quot;;&quot;&quot;;[.AB7])">
            <text:p/>
          </table:table-cell>
          <table:table-cell table:style-name="ce20"/>
          <table:table-cell table:number-columns-repeated="99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20"/>
          <table:table-cell table:number-columns-repeated="4"/>
          <table:table-cell table:style-name="ce88"/>
          <table:table-cell/>
          <table:table-cell table:style-name="ce97"/>
          <table:table-cell table:style-name="ce20" table:number-columns-repeated="9"/>
          <table:table-cell table:style-name="ce162"/>
          <table:table-cell/>
          <table:table-cell table:style-name="ce27" office:value-type="string" calcext:value-type="string">
            <text:p>All:</text:p>
          </table:table-cell>
          <table:table-cell table:style-name="ce2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67" office:value-type="string" calcext:value-type="string">
            <text:p>CT System Compliance Inspection</text:p>
          </table:table-cell>
          <table:table-cell table:number-columns-repeated="4"/>
          <table:table-cell table:style-name="ce88"/>
          <table:table-cell/>
          <table:table-cell table:style-name="ce97"/>
          <table:table-cell table:style-name="ce20" table:number-columns-repeated="4"/>
          <table:table-cell table:style-name="ce67" office:value-type="string" calcext:value-type="string">
            <text:p>CT System Compliance Inspection</text:p>
          </table:table-cell>
          <table:table-cell table:style-name="ce20" table:number-columns-repeated="4"/>
          <table:table-cell table:style-name="ce162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89"/>
          <table:table-cell/>
          <table:table-cell table:style-name="ce98"/>
          <table:table-cell table:style-name="ce112" table:number-columns-repeated="9"/>
          <table:table-cell table:style-name="ce163"/>
          <table:table-cell/>
          <table:table-cell table:style-name="ce93" office:value-type="string" calcext:value-type="string">
            <text:p>Measurement Parameter</text:p>
          </table:table-cell>
          <table:table-cell table:style-name="ce20" office:value-type="string" calcext:value-type="string">
            <text:p>Last Year</text:p>
          </table:table-cell>
          <table:table-cell table:style-name="ce20"/>
          <table:table-cell table:style-name="ce20"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20" office:value-type="string" calcext:value-type="string">
            <text:p>Date:</text:p>
          </table:table-cell>
          <table:table-cell table:style-name="ce113"/>
          <table:table-cell table:number-columns-repeated="6"/>
          <table:table-cell table:style-name="ce20" office:value-type="string" calcext:value-type="string">
            <text:p>Inspector:</text:p>
          </table:table-cell>
          <table:table-cell table:style-name="ce132" table:formula="of:=IF([.AB9]=&quot;&quot;;&quot;&quot;;[.AB9])">
            <text:p/>
          </table:table-cell>
          <table:table-cell table:style-name="ce141"/>
          <table:table-cell/>
          <table:table-cell table:style-name="ce27" office:value-type="string" calcext:value-type="string">
            <text:p>Print Area</text:p>
          </table:table-cell>
          <table:table-cell table:style-name="ce170"/>
          <table:table-cell table:style-name="ce172" table:formula="of:=IF([.AB7]&lt;&gt;[.AD7];&quot;Change&quot;;&quot;&quot;)" office:value-type="string" office:string-value="Change" calcext:value-type="string">
            <text:p>Change</text:p>
          </table:table-cell>
          <table:table-cell table:style-name="ce173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68" office:value-type="string" calcext:value-type="string">
            <text:p>System Information</text:p>
          </table:table-cell>
          <table:table-cell table:number-columns-repeated="6"/>
          <table:table-cell table:style-name="ce20" office:value-type="string" calcext:value-type="string">
            <text:p>Previous Date:</text:p>
          </table:table-cell>
          <table:table-cell table:style-name="ce114" table:formula="of:=IF([.AB8]=&quot;&quot;;&quot;&quot;;[.AB8])">
            <text:p/>
          </table:table-cell>
          <table:table-cell table:number-columns-repeated="10"/>
          <table:table-cell table:style-name="ce27" office:value-type="string" calcext:value-type="string">
            <text:p>Date</text:p>
          </table:table-cell>
          <table:table-cell table:style-name="ce171"/>
          <table:table-cell table:style-name="ce172" table:formula="of:=IF([.AB8]&lt;&gt;[.AD8];&quot;Change&quot;;&quot;&quot;)">
            <text:p/>
          </table:table-cell>
          <table:table-cell table:style-name="ce174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18" office:value-type="string" calcext:value-type="string">
            <text:p>Location</text:p>
          </table:table-cell>
          <table:table-cell table:style-name="ce8" table:number-columns-repeated="8"/>
          <table:table-cell table:style-name="ce87"/>
          <table:table-cell/>
          <table:table-cell table:style-name="ce99"/>
          <table:table-cell table:style-name="ce115" office:value-type="string" calcext:value-type="string">
            <text:p>Location</text:p>
          </table:table-cell>
          <table:table-cell table:style-name="ce111" table:number-columns-repeated="2"/>
          <table:table-cell table:style-name="ce140" office:value-type="string" calcext:value-type="string">
            <text:p>Input Changes Only</text:p>
          </table:table-cell>
          <table:table-cell table:style-name="ce111" table:number-columns-repeated="3"/>
          <table:table-cell table:style-name="ce140" office:value-type="string" calcext:value-type="string">
            <text:p>Input Changes Only</text:p>
          </table:table-cell>
          <table:table-cell table:style-name="ce111"/>
          <table:table-cell table:style-name="ce161"/>
          <table:table-cell/>
          <table:table-cell table:style-name="ce27" office:value-type="string" calcext:value-type="string">
            <text:p>Inspector</text:p>
          </table:table-cell>
          <table:table-cell table:style-name="ce170"/>
          <table:table-cell table:style-name="ce172" table:formula="of:=IF([.AB9]&lt;&gt;[.AD9];&quot;Change&quot;;&quot;&quot;)">
            <text:p/>
          </table:table-cell>
          <table:table-cell table:style-name="ce175" table:formula="of:=IF([.X7]=&quot;&quot;;&quot;&quot;;[.X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Facility:</text:p>
          </table:table-cell>
          <table:table-cell table:style-name="ce37" table:formula="of:=IF([.R10]=&quot;&quot;;&quot;&quot;;[.R10])">
            <text:p/>
          </table:table-cell>
          <table:table-cell table:style-name="ce32"/>
          <table:table-cell table:number-columns-repeated="2"/>
          <table:table-cell table:style-name="ce27" office:value-type="string" calcext:value-type="string">
            <text:p>Site Number:</text:p>
          </table:table-cell>
          <table:table-cell table:style-name="ce37" table:formula="of:=IF([.V10]=&quot;&quot;;&quot;&quot;;[.V10])">
            <text:p/>
          </table:table-cell>
          <table:table-cell table:style-name="ce32"/>
          <table:table-cell table:style-name="ce88"/>
          <table:table-cell/>
          <table:table-cell table:style-name="ce97"/>
          <table:table-cell table:style-name="ce20"/>
          <table:table-cell table:style-name="ce27" office:value-type="string" calcext:value-type="string">
            <text:p>Facility:</text:p>
          </table:table-cell>
          <table:table-cell table:style-name="ce132" table:formula="of:=IF([.S10]&lt;&gt;&quot;&quot;;[.S10];IF([.AB10]=&quot;&quot;;&quot;&quot;;[.AB10]))">
            <text:p/>
          </table:table-cell>
          <table:table-cell table:style-name="ce141"/>
          <table:table-cell table:style-name="ce20"/>
          <table:table-cell table:style-name="ce27" office:value-type="string" calcext:value-type="string">
            <text:p>Site Number:</text:p>
          </table:table-cell>
          <table:table-cell table:style-name="ce132" table:formula="of:=IF([.W10]&lt;&gt;&quot;&quot;;[.W10];IF([.AB15]=&quot;&quot;;&quot;&quot;;[.AB15]))">
            <text:p/>
          </table:table-cell>
          <table:table-cell table:style-name="ce141"/>
          <table:table-cell table:style-name="ce20"/>
          <table:table-cell table:style-name="ce162"/>
          <table:table-cell/>
          <table:table-cell table:style-name="ce27" office:value-type="string" calcext:value-type="string">
            <text:p>Facility:</text:p>
          </table:table-cell>
          <table:table-cell table:style-name="ce170"/>
          <table:table-cell table:style-name="ce172" table:formula="of:=IF([.AB10]&lt;&gt;[.AD10];&quot;Change&quot;;&quot;&quot;)">
            <text:p/>
          </table:table-cell>
          <table:table-cell table:style-name="ce175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Department:</text:p>
          </table:table-cell>
          <table:table-cell table:style-name="ce38" table:formula="of:=IF([.R11]=&quot;&quot;;&quot;&quot;;[.R11])">
            <text:p/>
          </table:table-cell>
          <table:table-cell table:style-name="ce56"/>
          <table:table-cell table:number-columns-repeated="2"/>
          <table:table-cell table:style-name="ce27" office:value-type="string" calcext:value-type="string">
            <text:p>Authorized Use:</text:p>
          </table:table-cell>
          <table:table-cell table:style-name="ce37" table:formula="of:=IF([.V11]=&quot;&quot;;&quot;&quot;;[.V11])">
            <text:p/>
          </table:table-cell>
          <table:table-cell table:style-name="ce32"/>
          <table:table-cell table:style-name="ce88"/>
          <table:table-cell/>
          <table:table-cell table:style-name="ce97"/>
          <table:table-cell table:style-name="ce20"/>
          <table:table-cell table:style-name="ce27" office:value-type="string" calcext:value-type="string">
            <text:p>Department:</text:p>
          </table:table-cell>
          <table:table-cell table:style-name="ce132" table:formula="of:=IF([.S11]&lt;&gt;&quot;&quot;;[.S11];IF([.AB11]=&quot;&quot;;&quot;&quot;;[.AB11]))">
            <text:p/>
          </table:table-cell>
          <table:table-cell table:style-name="ce141"/>
          <table:table-cell table:style-name="ce20"/>
          <table:table-cell table:style-name="ce27" office:value-type="string" calcext:value-type="string">
            <text:p>Authorized Use:</text:p>
          </table:table-cell>
          <table:table-cell table:style-name="ce132" table:formula="of:=IF([.W11]&lt;&gt;&quot;&quot;;[.W11];IF([.AB16]=&quot;&quot;;&quot;&quot;;[.AB16]))">
            <text:p/>
          </table:table-cell>
          <table:table-cell table:style-name="ce141"/>
          <table:table-cell table:style-name="ce20"/>
          <table:table-cell table:style-name="ce162"/>
          <table:table-cell/>
          <table:table-cell table:style-name="ce27" office:value-type="string" calcext:value-type="string">
            <text:p>Department:</text:p>
          </table:table-cell>
          <table:table-cell table:style-name="ce170"/>
          <table:table-cell table:style-name="ce172" table:formula="of:=IF([.AB11]&lt;&gt;[.AD11];&quot;Change&quot;;&quot;&quot;)">
            <text:p/>
          </table:table-cell>
          <table:table-cell table:style-name="ce175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Area/Division:</text:p>
          </table:table-cell>
          <table:table-cell table:style-name="ce38" table:formula="of:=IF([.R12]=&quot;&quot;;&quot;&quot;;[.R12])">
            <text:p/>
          </table:table-cell>
          <table:table-cell table:style-name="ce56"/>
          <table:table-cell table:number-columns-repeated="2"/>
          <table:table-cell table:style-name="ce27" office:value-type="string" calcext:value-type="string">
            <text:p>Date of Installation:</text:p>
          </table:table-cell>
          <table:table-cell table:style-name="ce37" table:formula="of:=IF([.V12]=&quot;&quot;;&quot;&quot;;[.V12])">
            <text:p/>
          </table:table-cell>
          <table:table-cell table:style-name="ce32"/>
          <table:table-cell table:style-name="ce88"/>
          <table:table-cell/>
          <table:table-cell table:style-name="ce97"/>
          <table:table-cell table:style-name="ce20"/>
          <table:table-cell table:style-name="ce27" office:value-type="string" calcext:value-type="string">
            <text:p>Area/Division:</text:p>
          </table:table-cell>
          <table:table-cell table:style-name="ce132" table:formula="of:=IF([.S12]&lt;&gt;&quot;&quot;;[.S12];IF([.AB12]=&quot;&quot;;&quot;&quot;;[.AB12]))">
            <text:p/>
          </table:table-cell>
          <table:table-cell table:style-name="ce141"/>
          <table:table-cell table:style-name="ce20"/>
          <table:table-cell table:style-name="ce27" office:value-type="string" calcext:value-type="string">
            <text:p>Date of Installation:</text:p>
          </table:table-cell>
          <table:table-cell table:style-name="ce132" table:formula="of:=IF([.W12]&lt;&gt;&quot;&quot;;[.W12];IF([.AB17]=&quot;&quot;;&quot;&quot;;[.AB17]))">
            <text:p/>
          </table:table-cell>
          <table:table-cell table:style-name="ce113"/>
          <table:table-cell table:style-name="ce20"/>
          <table:table-cell table:style-name="ce162"/>
          <table:table-cell/>
          <table:table-cell table:style-name="ce27" office:value-type="string" calcext:value-type="string">
            <text:p>Area/Division:</text:p>
          </table:table-cell>
          <table:table-cell table:style-name="ce170"/>
          <table:table-cell table:style-name="ce172" table:formula="of:=IF([.AB12]&lt;&gt;[.AD12];&quot;Change&quot;;&quot;&quot;)">
            <text:p/>
          </table:table-cell>
          <table:table-cell table:style-name="ce175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Survey ID:</text:p>
          </table:table-cell>
          <table:table-cell table:style-name="ce39" table:formula="of:=IF([.R13]=&quot;&quot;;&quot;&quot;;[.R13])">
            <text:p/>
          </table:table-cell>
          <table:table-cell table:style-name="ce56"/>
          <table:table-cell table:number-columns-repeated="2"/>
          <table:table-cell table:style-name="ce27" office:value-type="string" calcext:value-type="string">
            <text:p>Accesssion Number:</text:p>
          </table:table-cell>
          <table:table-cell table:style-name="ce37" table:formula="of:=IF([.V13]=&quot;&quot;;&quot;&quot;;[.V13])">
            <text:p/>
          </table:table-cell>
          <table:table-cell table:style-name="ce32"/>
          <table:table-cell table:style-name="ce88"/>
          <table:table-cell/>
          <table:table-cell table:style-name="ce97"/>
          <table:table-cell table:style-name="ce20"/>
          <table:table-cell table:style-name="ce27" office:value-type="string" calcext:value-type="string">
            <text:p>Survey ID:</text:p>
          </table:table-cell>
          <table:table-cell table:style-name="ce132" table:formula="of:=IF([.S13]&lt;&gt;&quot;&quot;;[.S13];IF([.AB13]=&quot;&quot;;&quot;&quot;;[.AB13]))">
            <text:p/>
          </table:table-cell>
          <table:table-cell table:style-name="ce141"/>
          <table:table-cell table:style-name="ce20"/>
          <table:table-cell table:style-name="ce27" office:value-type="string" calcext:value-type="string">
            <text:p>Accesssion Number:</text:p>
          </table:table-cell>
          <table:table-cell table:style-name="ce132" table:formula="of:=IF([.W13]&lt;&gt;&quot;&quot;;[.W13];IF([.AB18]=&quot;&quot;;&quot;&quot;;[.AB18]))">
            <text:p/>
          </table:table-cell>
          <table:table-cell table:style-name="ce141"/>
          <table:table-cell table:style-name="ce20"/>
          <table:table-cell table:style-name="ce162"/>
          <table:table-cell/>
          <table:table-cell table:style-name="ce27" office:value-type="string" calcext:value-type="string">
            <text:p>Survey ID:</text:p>
          </table:table-cell>
          <table:table-cell table:style-name="ce170"/>
          <table:table-cell table:style-name="ce172" table:formula="of:=IF([.AB13]&lt;&gt;[.AD13];&quot;Change&quot;;&quot;&quot;)">
            <text:p/>
          </table:table-cell>
          <table:table-cell table:style-name="ce175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7"/>
          <table:table-cell table:number-columns-repeated="7"/>
          <table:table-cell table:style-name="ce88"/>
          <table:table-cell/>
          <table:table-cell table:style-name="ce97"/>
          <table:table-cell table:style-name="ce20"/>
          <table:table-cell table:style-name="ce27" office:value-type="string" calcext:value-type="string">
            <text:p>Room Number:</text:p>
          </table:table-cell>
          <table:table-cell table:style-name="ce132" table:formula="of:=IF([.S14]&lt;&gt;&quot;&quot;;[.S14];IF([.AB14]=&quot;&quot;;&quot;&quot;;[.AB14]))">
            <text:p/>
          </table:table-cell>
          <table:table-cell table:style-name="ce141"/>
          <table:table-cell table:style-name="ce20"/>
          <table:table-cell table:style-name="ce27"/>
          <table:table-cell table:style-name="ce133" table:formula="of:=IF([.W14]&lt;&gt;&quot;&quot;;[.W14];IF([.AB19]=&quot;&quot;;&quot;&quot;;[.AB19]))">
            <text:p/>
          </table:table-cell>
          <table:table-cell table:style-name="ce156"/>
          <table:table-cell table:style-name="ce20"/>
          <table:table-cell table:style-name="ce162"/>
          <table:table-cell/>
          <table:table-cell table:style-name="ce27" office:value-type="string" calcext:value-type="string">
            <text:p>Room Number:</text:p>
          </table:table-cell>
          <table:table-cell table:style-name="ce170"/>
          <table:table-cell table:style-name="ce172" table:formula="of:=IF([.AB14]&lt;&gt;[.AD14];&quot;Change&quot;;&quot;&quot;)">
            <text:p/>
          </table:table-cell>
          <table:table-cell table:style-name="ce175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19" office:value-type="string" calcext:value-type="string">
            <text:p>CT Scanner</text:p>
          </table:table-cell>
          <table:table-cell table:number-columns-repeated="8"/>
          <table:table-cell table:style-name="ce88"/>
          <table:table-cell/>
          <table:table-cell table:style-name="ce97"/>
          <table:table-cell table:style-name="ce20" table:number-columns-repeated="9"/>
          <table:table-cell table:style-name="ce162"/>
          <table:table-cell/>
          <table:table-cell table:style-name="ce27" office:value-type="string" calcext:value-type="string">
            <text:p>Site Number:</text:p>
          </table:table-cell>
          <table:table-cell table:style-name="ce170"/>
          <table:table-cell table:style-name="ce172" table:formula="of:=IF([.AB15]&lt;&gt;[.AD15];&quot;Change&quot;;&quot;&quot;)">
            <text:p/>
          </table:table-cell>
          <table:table-cell table:style-name="ce175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Manufacturer:</text:p>
          </table:table-cell>
          <table:table-cell table:style-name="ce40" table:formula="of:=IF([.R17]=&quot;&quot;;&quot;&quot;;[.R17])">
            <text:p/>
          </table:table-cell>
          <table:table-cell table:style-name="ce32"/>
          <table:table-cell table:number-columns-repeated="2"/>
          <table:table-cell table:style-name="ce27" office:value-type="string" calcext:value-type="string">
            <text:p>Manufacture Date:</text:p>
          </table:table-cell>
          <table:table-cell table:style-name="ce37" table:formula="of:=IF([.V17]=&quot;&quot;;&quot;&quot;;[.V17])">
            <text:p/>
          </table:table-cell>
          <table:table-cell table:style-name="ce32"/>
          <table:table-cell table:style-name="ce88"/>
          <table:table-cell/>
          <table:table-cell table:style-name="ce97"/>
          <table:table-cell table:style-name="ce19" office:value-type="string" calcext:value-type="string">
            <text:p>CT Scanner</text:p>
          </table:table-cell>
          <table:table-cell table:style-name="ce20" table:number-columns-repeated="8"/>
          <table:table-cell table:style-name="ce162"/>
          <table:table-cell/>
          <table:table-cell table:style-name="ce27" office:value-type="string" calcext:value-type="string">
            <text:p>Authorized Use:</text:p>
          </table:table-cell>
          <table:table-cell table:style-name="ce170"/>
          <table:table-cell table:style-name="ce172" table:formula="of:=IF([.AB16]&lt;&gt;[.AD16];&quot;Change&quot;;&quot;&quot;)">
            <text:p/>
          </table:table-cell>
          <table:table-cell table:style-name="ce175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Model:</text:p>
          </table:table-cell>
          <table:table-cell table:style-name="ce39" table:formula="of:=IF([.R18]=&quot;&quot;;&quot;&quot;;[.R18])">
            <text:p/>
          </table:table-cell>
          <table:table-cell table:style-name="ce32"/>
          <table:table-cell table:number-columns-repeated="2"/>
          <table:table-cell table:style-name="ce27" office:value-type="string" calcext:value-type="string">
            <text:p>Serial Number:</text:p>
          </table:table-cell>
          <table:table-cell table:style-name="ce37" table:formula="of:=IF([.V18]=&quot;&quot;;&quot;&quot;;[.V18])">
            <text:p/>
          </table:table-cell>
          <table:table-cell table:style-name="ce32"/>
          <table:table-cell table:style-name="ce88"/>
          <table:table-cell/>
          <table:table-cell table:style-name="ce97"/>
          <table:table-cell table:style-name="ce20"/>
          <table:table-cell table:style-name="ce27" office:value-type="string" calcext:value-type="string">
            <text:p>Manufacturer:</text:p>
          </table:table-cell>
          <table:table-cell table:style-name="ce132" table:formula="of:=IF([.S17]&lt;&gt;&quot;&quot;;[.S17];IF([.AB21]=&quot;&quot;;&quot;&quot;;[.AB21]))">
            <text:p/>
          </table:table-cell>
          <table:table-cell table:style-name="ce141"/>
          <table:table-cell table:style-name="ce20"/>
          <table:table-cell table:style-name="ce27" office:value-type="string" calcext:value-type="string">
            <text:p>Manufacture Date:</text:p>
          </table:table-cell>
          <table:table-cell table:style-name="ce114" table:formula="of:=IF([.W17]&lt;&gt;&quot;&quot;;[.W17];IF([.AB24]=&quot;&quot;;&quot;&quot;;[.AB24]))">
            <text:p/>
          </table:table-cell>
          <table:table-cell table:style-name="ce113"/>
          <table:table-cell table:style-name="ce20"/>
          <table:table-cell table:style-name="ce162"/>
          <table:table-cell/>
          <table:table-cell table:style-name="ce27" office:value-type="string" calcext:value-type="string">
            <text:p>Date of Installation:</text:p>
          </table:table-cell>
          <table:table-cell table:style-name="ce171"/>
          <table:table-cell table:style-name="ce172" table:formula="of:=IF([.AB17]&lt;&gt;[.AD17];&quot;Change&quot;;&quot;&quot;)">
            <text:p/>
          </table:table-cell>
          <table:table-cell table:style-name="ce174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88"/>
          <table:table-cell/>
          <table:table-cell table:style-name="ce97"/>
          <table:table-cell table:style-name="ce20"/>
          <table:table-cell table:style-name="ce27" office:value-type="string" calcext:value-type="string">
            <text:p>Model:</text:p>
          </table:table-cell>
          <table:table-cell table:style-name="ce132" table:formula="of:=IF([.S18]&lt;&gt;&quot;&quot;;[.S18];IF([.AB22]=&quot;&quot;;&quot;&quot;;[.AB22]))">
            <text:p/>
          </table:table-cell>
          <table:table-cell table:style-name="ce141"/>
          <table:table-cell table:style-name="ce20"/>
          <table:table-cell table:style-name="ce27" office:value-type="string" calcext:value-type="string">
            <text:p>Serial Number:</text:p>
          </table:table-cell>
          <table:table-cell table:style-name="ce114" table:formula="of:=IF([.W18]&lt;&gt;&quot;&quot;;[.W18];IF([.AB25]=&quot;&quot;;&quot;&quot;;[.AB25]))">
            <text:p/>
          </table:table-cell>
          <table:table-cell table:style-name="ce141"/>
          <table:table-cell table:style-name="ce20"/>
          <table:table-cell table:style-name="ce162"/>
          <table:table-cell/>
          <table:table-cell table:style-name="ce27" office:value-type="string" calcext:value-type="string">
            <text:p>Number of X-ray Tubes:</text:p>
          </table:table-cell>
          <table:table-cell table:style-name="ce170"/>
          <table:table-cell table:style-name="ce172" table:formula="of:=IF([.AB18]&lt;&gt;[.AD18];&quot;Change&quot;;&quot;&quot;)">
            <text:p/>
          </table:table-cell>
          <table:table-cell table:style-name="ce175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19" office:value-type="string" calcext:value-type="string">
            <text:p>X-Ray Tube</text:p>
          </table:table-cell>
          <table:table-cell table:number-columns-repeated="4"/>
          <table:table-cell table:style-name="ce72" office:value-type="string" calcext:value-type="string">
            <text:p>Focal Spot Sizes (mm)</text:p>
          </table:table-cell>
          <table:table-cell table:number-columns-repeated="3"/>
          <table:table-cell table:style-name="ce88"/>
          <table:table-cell/>
          <table:table-cell table:style-name="ce97"/>
          <table:table-cell table:style-name="ce20"/>
          <table:table-cell table:style-name="ce27"/>
          <table:table-cell table:style-name="ce133" table:formula="of:=IF([.S19]&lt;&gt;&quot;&quot;;[.S19];IF([.AB23]=&quot;&quot;;&quot;&quot;;[.AB23]))">
            <text:p/>
          </table:table-cell>
          <table:table-cell table:style-name="ce133"/>
          <table:table-cell table:style-name="ce142"/>
          <table:table-cell table:style-name="ce145"/>
          <table:table-cell table:style-name="ce154" table:formula="of:=IF([.W19]&lt;&gt;&quot;&quot;;[.W19];IF([.AB26]=&quot;&quot;;&quot;&quot;;[.AB26]))">
            <text:p/>
          </table:table-cell>
          <table:table-cell table:style-name="ce133"/>
          <table:table-cell table:style-name="ce20"/>
          <table:table-cell table:style-name="ce162"/>
          <table:table-cell/>
          <table:table-cell table:style-name="ce27" office:value-type="string" calcext:value-type="string">
            <text:p>Accesssion Number:</text:p>
          </table:table-cell>
          <table:table-cell table:style-name="ce170"/>
          <table:table-cell table:style-name="ce172" table:formula="of:=IF([.AB19]&lt;&gt;[.AD19];&quot;Change&quot;;&quot;&quot;)">
            <text:p/>
          </table:table-cell>
          <table:table-cell table:style-name="ce175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Tube Designation/Use:</text:p>
          </table:table-cell>
          <table:table-cell table:style-name="ce40" table:formula="of:=IF([.R21]=&quot;&quot;;&quot;&quot;;[.R21])">
            <text:p/>
          </table:table-cell>
          <table:table-cell table:style-name="ce32"/>
          <table:table-cell table:number-columns-repeated="2"/>
          <table:table-cell table:style-name="ce27" office:value-type="string" calcext:value-type="string">
            <text:p>Large:</text:p>
          </table:table-cell>
          <table:table-cell table:style-name="ce37" table:formula="of:=IF([.V21]=&quot;&quot;;&quot;&quot;;[.V21])">
            <text:p/>
          </table:table-cell>
          <table:table-cell table:style-name="ce32"/>
          <table:table-cell table:style-name="ce88"/>
          <table:table-cell/>
          <table:table-cell table:style-name="ce97"/>
          <table:table-cell table:style-name="ce19" office:value-type="string" calcext:value-type="string">
            <text:p>X-Ray Tube</text:p>
          </table:table-cell>
          <table:table-cell table:style-name="ce20" table:number-columns-repeated="4"/>
          <table:table-cell table:style-name="ce72" office:value-type="string" calcext:value-type="string">
            <text:p>Focal Spot Sizes (mm)</text:p>
          </table:table-cell>
          <table:table-cell table:style-name="ce20" table:number-columns-repeated="3"/>
          <table:table-cell table:style-name="ce162"/>
          <table:table-cell/>
          <table:table-cell table:style-name="ce93" office:value-type="string" calcext:value-type="string">
            <text:p>X-Ray Generator</text:p>
          </table:table-cell>
          <table:table-cell table:style-name="ce20" table:number-columns-repeated="3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Manufacture Date:</text:p>
          </table:table-cell>
          <table:table-cell table:style-name="ce39" table:formula="of:=IF([.R22]=&quot;&quot;;&quot;&quot;;[.R22])">
            <text:p/>
          </table:table-cell>
          <table:table-cell table:style-name="ce32"/>
          <table:table-cell table:number-columns-repeated="2"/>
          <table:table-cell table:style-name="ce27" office:value-type="string" calcext:value-type="string">
            <text:p>Small:</text:p>
          </table:table-cell>
          <table:table-cell table:style-name="ce37" table:formula="of:=IF([.V22]=&quot;&quot;;&quot;&quot;;[.V22])">
            <text:p/>
          </table:table-cell>
          <table:table-cell table:style-name="ce32"/>
          <table:table-cell table:style-name="ce88"/>
          <table:table-cell/>
          <table:table-cell table:style-name="ce97"/>
          <table:table-cell table:style-name="ce20"/>
          <table:table-cell table:style-name="ce27" office:value-type="string" calcext:value-type="string">
            <text:p>Tube Designation/Use:</text:p>
          </table:table-cell>
          <table:table-cell table:style-name="ce132" table:formula="of:=IF([.S21]&lt;&gt;&quot;&quot;;[.S21];IF([.AB28]=&quot;&quot;;&quot;&quot;;[.AB28]))">
            <text:p/>
          </table:table-cell>
          <table:table-cell table:style-name="ce141"/>
          <table:table-cell table:style-name="ce20"/>
          <table:table-cell table:style-name="ce27" office:value-type="string" calcext:value-type="string">
            <text:p>Large:</text:p>
          </table:table-cell>
          <table:table-cell table:style-name="ce132" table:formula="of:=IF([.W21]&lt;&gt;&quot;&quot;;[.W21];IF([.AB36]=&quot;&quot;;&quot;&quot;;[.AB36]))">
            <text:p/>
          </table:table-cell>
          <table:table-cell table:style-name="ce141"/>
          <table:table-cell table:style-name="ce20"/>
          <table:table-cell table:style-name="ce162"/>
          <table:table-cell/>
          <table:table-cell table:style-name="ce27" office:value-type="string" calcext:value-type="string">
            <text:p>Manufacturer:</text:p>
          </table:table-cell>
          <table:table-cell table:style-name="ce170"/>
          <table:table-cell table:style-name="ce172" table:formula="of:=IF([.AB21]&lt;&gt;[.AD21];&quot;Change&quot;;&quot;&quot;)">
            <text:p/>
          </table:table-cell>
          <table:table-cell table:style-name="ce175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19" office:value-type="string" calcext:value-type="string">
            <text:p>Insert</text:p>
          </table:table-cell>
          <table:table-cell table:style-name="ce20"/>
          <table:table-cell table:number-columns-repeated="4"/>
          <table:table-cell table:style-name="ce27" office:value-type="string" calcext:value-type="string">
            <text:p>Micro:</text:p>
          </table:table-cell>
          <table:table-cell table:style-name="ce37" table:formula="of:=IF([.V23]=&quot;&quot;;&quot;&quot;;[.V23])">
            <text:p/>
          </table:table-cell>
          <table:table-cell table:style-name="ce32"/>
          <table:table-cell table:style-name="ce88"/>
          <table:table-cell/>
          <table:table-cell table:style-name="ce97"/>
          <table:table-cell table:style-name="ce20"/>
          <table:table-cell table:style-name="ce27" office:value-type="string" calcext:value-type="string">
            <text:p>Manufacture Date:</text:p>
          </table:table-cell>
          <table:table-cell table:style-name="ce132" table:formula="of:=IF([.S22]&lt;&gt;&quot;&quot;;[.S22];IF([.AB29]=&quot;&quot;;&quot;&quot;;[.AB29]))">
            <text:p/>
          </table:table-cell>
          <table:table-cell table:style-name="ce113"/>
          <table:table-cell table:style-name="ce20"/>
          <table:table-cell table:style-name="ce27" office:value-type="string" calcext:value-type="string">
            <text:p>Small:</text:p>
          </table:table-cell>
          <table:table-cell table:style-name="ce132" table:formula="of:=IF([.W22]&lt;&gt;&quot;&quot;;[.W22];IF([.AB37]=&quot;&quot;;&quot;&quot;;[.AB37]))">
            <text:p/>
          </table:table-cell>
          <table:table-cell table:style-name="ce141"/>
          <table:table-cell table:style-name="ce20"/>
          <table:table-cell table:style-name="ce162"/>
          <table:table-cell/>
          <table:table-cell table:style-name="ce27" office:value-type="string" calcext:value-type="string">
            <text:p>Model:</text:p>
          </table:table-cell>
          <table:table-cell table:style-name="ce170"/>
          <table:table-cell table:style-name="ce172" table:formula="of:=IF([.AB22]&lt;&gt;[.AD22];&quot;Change&quot;;&quot;&quot;)">
            <text:p/>
          </table:table-cell>
          <table:table-cell table:style-name="ce175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20"/>
          <table:table-cell table:style-name="ce27" office:value-type="string" calcext:value-type="string">
            <text:p>Manufacturer:</text:p>
          </table:table-cell>
          <table:table-cell table:style-name="ce40" table:formula="of:=IF([.R24]=&quot;&quot;;&quot;&quot;;[.R24])">
            <text:p/>
          </table:table-cell>
          <table:table-cell table:style-name="ce32"/>
          <table:table-cell table:number-columns-repeated="5"/>
          <table:table-cell table:style-name="ce88"/>
          <table:table-cell/>
          <table:table-cell table:style-name="ce97"/>
          <table:table-cell table:style-name="ce19" office:value-type="string" calcext:value-type="string">
            <text:p>Insert</text:p>
          </table:table-cell>
          <table:table-cell table:style-name="ce20" table:number-columns-repeated="4"/>
          <table:table-cell table:style-name="ce27" office:value-type="string" calcext:value-type="string">
            <text:p>Micro:</text:p>
          </table:table-cell>
          <table:table-cell table:style-name="ce132" table:formula="of:=IF([.W23]&lt;&gt;&quot;&quot;;[.W23];IF([.AB38]=&quot;&quot;;&quot;&quot;;[.AB38]))">
            <text:p/>
          </table:table-cell>
          <table:table-cell table:style-name="ce141"/>
          <table:table-cell table:style-name="ce20"/>
          <table:table-cell table:style-name="ce162"/>
          <table:table-cell/>
          <table:table-cell table:style-name="ce27" office:value-type="string" calcext:value-type="string">
            <text:p>Max kVp:</text:p>
          </table:table-cell>
          <table:table-cell table:style-name="ce170"/>
          <table:table-cell table:style-name="ce172" table:formula="of:=IF([.AB23]&lt;&gt;[.AD23];&quot;Change&quot;;&quot;&quot;)">
            <text:p/>
          </table:table-cell>
          <table:table-cell table:style-name="ce175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20"/>
          <table:table-cell table:style-name="ce27" office:value-type="string" calcext:value-type="string">
            <text:p>Model:</text:p>
          </table:table-cell>
          <table:table-cell table:style-name="ce40" table:formula="of:=IF([.R25]=&quot;&quot;;&quot;&quot;;[.R25])">
            <text:p/>
          </table:table-cell>
          <table:table-cell table:style-name="ce32"/>
          <table:table-cell table:number-columns-repeated="2"/>
          <table:table-cell table:style-name="ce19" office:value-type="string" calcext:value-type="string">
            <text:p>Filtration</text:p>
          </table:table-cell>
          <table:table-cell table:number-columns-repeated="2"/>
          <table:table-cell table:style-name="ce88"/>
          <table:table-cell/>
          <table:table-cell table:style-name="ce97"/>
          <table:table-cell table:style-name="ce20"/>
          <table:table-cell table:style-name="ce27" office:value-type="string" calcext:value-type="string">
            <text:p>Manufacturer:</text:p>
          </table:table-cell>
          <table:table-cell table:style-name="ce132" table:formula="of:=IF([.S24]&lt;&gt;&quot;&quot;;[.S24];IF([.AB30]=&quot;&quot;;&quot;&quot;;[.AB30]))">
            <text:p/>
          </table:table-cell>
          <table:table-cell table:style-name="ce141"/>
          <table:table-cell table:style-name="ce20" table:number-columns-repeated="5"/>
          <table:table-cell table:style-name="ce162"/>
          <table:table-cell/>
          <table:table-cell table:style-name="ce27" office:value-type="string" calcext:value-type="string">
            <text:p>Manufacture Date:</text:p>
          </table:table-cell>
          <table:table-cell table:style-name="ce171"/>
          <table:table-cell table:style-name="ce172" table:formula="of:=IF([.AB24]&lt;&gt;[.AD24];&quot;Change&quot;;&quot;&quot;)">
            <text:p/>
          </table:table-cell>
          <table:table-cell table:style-name="ce174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20"/>
          <table:table-cell table:style-name="ce27" office:value-type="string" calcext:value-type="string">
            <text:p>Serial Number:</text:p>
          </table:table-cell>
          <table:table-cell table:style-name="ce40" table:formula="of:=IF([.R26]=&quot;&quot;;&quot;&quot;;[.R26])">
            <text:p/>
          </table:table-cell>
          <table:table-cell table:style-name="ce32"/>
          <table:table-cell table:number-columns-repeated="2"/>
          <table:table-cell table:style-name="ce27" office:value-type="string" calcext:value-type="string">
            <text:p>Inherent:</text:p>
          </table:table-cell>
          <table:table-cell table:style-name="ce37" table:formula="of:=IF([.V26]=&quot;&quot;;&quot;&quot;;[.V26])">
            <text:p/>
          </table:table-cell>
          <table:table-cell table:style-name="ce32"/>
          <table:table-cell table:style-name="ce88"/>
          <table:table-cell/>
          <table:table-cell table:style-name="ce97"/>
          <table:table-cell table:style-name="ce20"/>
          <table:table-cell table:style-name="ce27" office:value-type="string" calcext:value-type="string">
            <text:p>Model:</text:p>
          </table:table-cell>
          <table:table-cell table:style-name="ce132" table:formula="of:=IF([.S25]&lt;&gt;&quot;&quot;;[.S25];IF([.AB31]=&quot;&quot;;&quot;&quot;;[.AB31]))">
            <text:p/>
          </table:table-cell>
          <table:table-cell table:style-name="ce141"/>
          <table:table-cell table:style-name="ce20"/>
          <table:table-cell table:style-name="ce19" office:value-type="string" calcext:value-type="string">
            <text:p>Filtration</text:p>
          </table:table-cell>
          <table:table-cell table:style-name="ce20" table:number-columns-repeated="3"/>
          <table:table-cell table:style-name="ce162"/>
          <table:table-cell/>
          <table:table-cell table:style-name="ce27" office:value-type="string" calcext:value-type="string">
            <text:p>Serial Number:</text:p>
          </table:table-cell>
          <table:table-cell table:style-name="ce170"/>
          <table:table-cell table:style-name="ce172" table:formula="of:=IF([.AB25]&lt;&gt;[.AD25];&quot;Change&quot;;&quot;&quot;)">
            <text:p/>
          </table:table-cell>
          <table:table-cell table:style-name="ce175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19" office:value-type="string" calcext:value-type="string">
            <text:p>Housing</text:p>
          </table:table-cell>
          <table:table-cell table:style-name="ce20"/>
          <table:table-cell table:style-name="Default"/>
          <table:table-cell table:number-columns-repeated="3"/>
          <table:table-cell table:style-name="ce27" office:value-type="string" calcext:value-type="string">
            <text:p>Added:</text:p>
          </table:table-cell>
          <table:table-cell table:style-name="ce37" table:formula="of:=IF([.V27]=&quot;&quot;;&quot;&quot;;[.V27])">
            <text:p/>
          </table:table-cell>
          <table:table-cell table:style-name="ce32"/>
          <table:table-cell table:style-name="ce88"/>
          <table:table-cell/>
          <table:table-cell table:style-name="ce97"/>
          <table:table-cell table:style-name="ce20"/>
          <table:table-cell table:style-name="ce27" office:value-type="string" calcext:value-type="string">
            <text:p>Serial Number:</text:p>
          </table:table-cell>
          <table:table-cell table:style-name="ce132" table:formula="of:=IF([.S26]&lt;&gt;&quot;&quot;;[.S26];IF([.AB32]=&quot;&quot;;&quot;&quot;;[.AB32]))">
            <text:p/>
          </table:table-cell>
          <table:table-cell table:style-name="ce141"/>
          <table:table-cell table:style-name="ce20"/>
          <table:table-cell table:style-name="ce27" office:value-type="string" calcext:value-type="string">
            <text:p>Inherent:</text:p>
          </table:table-cell>
          <table:table-cell table:style-name="ce132" table:formula="of:=IF([.W26]&lt;&gt;&quot;&quot;;[.W26];IF([.AB39]=&quot;&quot;;&quot;&quot;;[.AB39]))">
            <text:p/>
          </table:table-cell>
          <table:table-cell table:style-name="ce141"/>
          <table:table-cell table:style-name="ce20"/>
          <table:table-cell table:style-name="ce162"/>
          <table:table-cell/>
          <table:table-cell table:style-name="ce27" office:value-type="string" calcext:value-type="string">
            <text:p>Max mA:</text:p>
          </table:table-cell>
          <table:table-cell table:style-name="ce170"/>
          <table:table-cell table:style-name="ce172" table:formula="of:=IF([.AB26]&lt;&gt;[.AD26];&quot;Change&quot;;&quot;&quot;)">
            <text:p/>
          </table:table-cell>
          <table:table-cell table:style-name="ce175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0"/>
          <table:table-cell table:style-name="ce27" office:value-type="string" calcext:value-type="string">
            <text:p>Manufacturer:</text:p>
          </table:table-cell>
          <table:table-cell table:style-name="ce40" table:formula="of:=IF([.R28]=&quot;&quot;;&quot;&quot;;[.R28])">
            <text:p/>
          </table:table-cell>
          <table:table-cell table:style-name="ce32"/>
          <table:table-cell table:number-columns-repeated="5"/>
          <table:table-cell table:style-name="ce88"/>
          <table:table-cell/>
          <table:table-cell table:style-name="ce97"/>
          <table:table-cell table:style-name="ce19" office:value-type="string" calcext:value-type="string">
            <text:p>Housing</text:p>
          </table:table-cell>
          <table:table-cell table:style-name="ce20" table:number-columns-repeated="4"/>
          <table:table-cell table:style-name="ce27" office:value-type="string" calcext:value-type="string">
            <text:p>Added:</text:p>
          </table:table-cell>
          <table:table-cell table:style-name="ce132" table:formula="of:=IF([.W27]&lt;&gt;&quot;&quot;;[.W27];IF([.AB40]=&quot;&quot;;&quot;&quot;;[.AB40]))">
            <text:p/>
          </table:table-cell>
          <table:table-cell table:style-name="ce141"/>
          <table:table-cell table:style-name="ce20"/>
          <table:table-cell table:style-name="ce162"/>
          <table:table-cell/>
          <table:table-cell table:style-name="ce19" office:value-type="string" calcext:value-type="string">
            <text:p>X-Ray Tube 1</text:p>
          </table:table-cell>
          <table:table-cell table:style-name="ce20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0"/>
          <table:table-cell table:style-name="ce27" office:value-type="string" calcext:value-type="string">
            <text:p>Model:</text:p>
          </table:table-cell>
          <table:table-cell table:style-name="ce40" table:formula="of:=IF([.R29]=&quot;&quot;;&quot;&quot;;[.R29])">
            <text:p/>
          </table:table-cell>
          <table:table-cell table:style-name="ce32"/>
          <table:table-cell table:number-columns-repeated="5"/>
          <table:table-cell table:style-name="ce88"/>
          <table:table-cell/>
          <table:table-cell table:style-name="ce97"/>
          <table:table-cell table:style-name="ce20"/>
          <table:table-cell table:style-name="ce27" office:value-type="string" calcext:value-type="string">
            <text:p>Manufacturer:</text:p>
          </table:table-cell>
          <table:table-cell table:style-name="ce132" table:formula="of:=IF([.S28]&lt;&gt;&quot;&quot;;[.S28];IF([.AB33]=&quot;&quot;;&quot;&quot;;[.AB33]))">
            <text:p/>
          </table:table-cell>
          <table:table-cell table:style-name="ce141"/>
          <table:table-cell table:style-name="ce20"/>
          <table:table-cell table:style-name="ce146"/>
          <table:table-cell table:style-name="ce20" table:number-columns-repeated="3"/>
          <table:table-cell table:style-name="ce162"/>
          <table:table-cell/>
          <table:table-cell table:style-name="ce27" office:value-type="string" calcext:value-type="string">
            <text:p>Tube Designation/Use:</text:p>
          </table:table-cell>
          <table:table-cell table:style-name="ce170"/>
          <table:table-cell table:style-name="ce172" table:formula="of:=IF([.AB28]&lt;&gt;[.AD28];&quot;Change&quot;;&quot;&quot;)">
            <text:p/>
          </table:table-cell>
          <table:table-cell table:style-name="ce175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0"/>
          <table:table-cell table:style-name="ce27" office:value-type="string" calcext:value-type="string">
            <text:p>Serial Number:</text:p>
          </table:table-cell>
          <table:table-cell table:style-name="ce40" table:formula="of:=IF([.R30]=&quot;&quot;;&quot;&quot;;[.R30])">
            <text:p/>
          </table:table-cell>
          <table:table-cell table:style-name="ce32"/>
          <table:table-cell table:number-columns-repeated="5"/>
          <table:table-cell table:style-name="ce88"/>
          <table:table-cell/>
          <table:table-cell table:style-name="ce97"/>
          <table:table-cell table:style-name="ce20"/>
          <table:table-cell table:style-name="ce27" office:value-type="string" calcext:value-type="string">
            <text:p>Model:</text:p>
          </table:table-cell>
          <table:table-cell table:style-name="ce132" table:formula="of:=IF([.S29]&lt;&gt;&quot;&quot;;[.S29];IF([.AB34]=&quot;&quot;;&quot;&quot;;[.AB34]))">
            <text:p/>
          </table:table-cell>
          <table:table-cell table:style-name="ce141"/>
          <table:table-cell table:style-name="ce20"/>
          <table:table-cell table:style-name="ce146"/>
          <table:table-cell table:style-name="ce20" table:number-columns-repeated="3"/>
          <table:table-cell table:style-name="ce162"/>
          <table:table-cell/>
          <table:table-cell table:style-name="ce27" office:value-type="string" calcext:value-type="string">
            <text:p>Manufacture Date:</text:p>
          </table:table-cell>
          <table:table-cell table:style-name="ce171"/>
          <table:table-cell table:style-name="ce172" table:formula="of:=IF([.AB29]&lt;&gt;[.AD29];&quot;Change&quot;;&quot;&quot;)">
            <text:p/>
          </table:table-cell>
          <table:table-cell table:style-name="ce174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/>
          <table:table-cell table:style-name="ce21"/>
          <table:table-cell table:style-name="ce28" table:number-columns-repeated="2"/>
          <table:table-cell table:style-name="ce9" table:number-columns-repeated="6"/>
          <table:table-cell table:style-name="ce89"/>
          <table:table-cell/>
          <table:table-cell table:style-name="ce97"/>
          <table:table-cell table:style-name="ce20"/>
          <table:table-cell table:style-name="ce27" office:value-type="string" calcext:value-type="string">
            <text:p>Serial Number:</text:p>
          </table:table-cell>
          <table:table-cell table:style-name="ce132" table:formula="of:=IF([.S30]&lt;&gt;&quot;&quot;;[.S30];IF([.AB35]=&quot;&quot;;&quot;&quot;;[.AB35]))">
            <text:p/>
          </table:table-cell>
          <table:table-cell table:style-name="ce141"/>
          <table:table-cell table:style-name="ce20"/>
          <table:table-cell table:style-name="ce146"/>
          <table:table-cell table:style-name="ce20" table:number-columns-repeated="3"/>
          <table:table-cell table:style-name="ce162"/>
          <table:table-cell/>
          <table:table-cell table:style-name="ce27" office:value-type="string" calcext:value-type="string">
            <text:p>Manufacturer:</text:p>
          </table:table-cell>
          <table:table-cell table:style-name="ce170"/>
          <table:table-cell table:style-name="ce172" table:formula="of:=IF([.AB30]&lt;&gt;[.AD30];&quot;Change&quot;;&quot;&quot;)">
            <text:p/>
          </table:table-cell>
          <table:table-cell table:style-name="ce175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00"/>
          <table:table-cell table:style-name="ce13" table:number-columns-repeated="9"/>
          <table:table-cell table:style-name="ce164"/>
          <table:table-cell/>
          <table:table-cell table:style-name="ce27" office:value-type="string" calcext:value-type="string">
            <text:p>Model:</text:p>
          </table:table-cell>
          <table:table-cell table:style-name="ce170"/>
          <table:table-cell table:style-name="ce172" table:formula="of:=IF([.AB31]&lt;&gt;[.AD31];&quot;Change&quot;;&quot;&quot;)">
            <text:p/>
          </table:table-cell>
          <table:table-cell table:style-name="ce175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41" office:value-type="string" calcext:value-type="string">
            <text:p>Labels, Notices, Postings</text:p>
          </table:table-cell>
          <table:table-cell table:style-name="ce8" table:number-columns-repeated="5"/>
          <table:table-cell table:style-name="ce84" office:value-type="string" calcext:value-type="string" table:number-columns-spanned="2" table:number-rows-spanned="1">
            <text:p>Compliance</text:p>
          </table:table-cell>
          <table:covered-table-cell table:style-name="ce87"/>
          <table:table-cell table:number-columns-repeated="13"/>
          <table:table-cell table:style-name="ce27" office:value-type="string" calcext:value-type="string">
            <text:p>Serial Number:</text:p>
          </table:table-cell>
          <table:table-cell table:style-name="ce170"/>
          <table:table-cell table:style-name="ce172" table:formula="of:=IF([.AB32]&lt;&gt;[.AD32];&quot;Change&quot;;&quot;&quot;)">
            <text:p/>
          </table:table-cell>
          <table:table-cell table:style-name="ce175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29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85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90" table:formula="of:=IF([.O37]=2;&quot;NO&quot;;&quot;&quot;)">
            <text:p/>
          </table:table-cell>
          <table:table-cell/>
          <table:table-cell table:style-name="ce20" table:number-columns-repeated="4"/>
          <table:table-cell table:style-name="ce19"/>
          <table:table-cell table:style-name="ce68" office:value-type="string" calcext:value-type="string">
            <text:p>Inspection Results</text:p>
          </table:table-cell>
          <table:table-cell table:style-name="ce20" table:number-columns-repeated="5"/>
          <table:table-cell/>
          <table:table-cell table:style-name="ce27" office:value-type="string" calcext:value-type="string">
            <text:p>Manufacturer:</text:p>
          </table:table-cell>
          <table:table-cell table:style-name="ce170"/>
          <table:table-cell table:style-name="ce172" table:formula="of:=IF([.AB33]&lt;&gt;[.AD33];&quot;Change&quot;;&quot;&quot;)">
            <text:p/>
          </table:table-cell>
          <table:table-cell table:style-name="ce175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29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85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90" table:formula="of:=IF([.O38]=2;&quot;NO&quot;;&quot;&quot;)">
            <text:p/>
          </table:table-cell>
          <table:table-cell/>
          <table:table-cell table:style-name="ce101" office:value-type="string" calcext:value-type="string">
            <text:p>Enter 1 for YES, 2 for NO, 3 for NA</text:p>
          </table:table-cell>
          <table:table-cell table:style-name="ce111" table:number-columns-repeated="9"/>
          <table:table-cell table:style-name="ce161"/>
          <table:table-cell/>
          <table:table-cell table:style-name="ce27" office:value-type="string" calcext:value-type="string">
            <text:p>Model:</text:p>
          </table:table-cell>
          <table:table-cell table:style-name="ce170"/>
          <table:table-cell table:style-name="ce172" table:formula="of:=IF([.AB34]&lt;&gt;[.AD34];&quot;Change&quot;;&quot;&quot;)">
            <text:p/>
          </table:table-cell>
          <table:table-cell table:style-name="ce175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2"/>
          <table:table-cell office:value-type="string" calcext:value-type="string">
            <text:p>Pregnancy Warning sign is posted</text:p>
          </table:table-cell>
          <table:table-cell table:number-columns-repeated="6"/>
          <table:table-cell table:style-name="ce85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90" table:formula="of:=IF([.O39]=2;&quot;NO&quot;;&quot;&quot;)">
            <text:p/>
          </table:table-cell>
          <table:table-cell/>
          <table:table-cell table:style-name="ce102"/>
          <table:table-cell table:number-columns-repeated="9"/>
          <table:table-cell table:style-name="ce165"/>
          <table:table-cell/>
          <table:table-cell table:style-name="ce27" office:value-type="string" calcext:value-type="string">
            <text:p>Serial Number:</text:p>
          </table:table-cell>
          <table:table-cell table:style-name="ce170"/>
          <table:table-cell table:style-name="ce172" table:formula="of:=IF([.AB35]&lt;&gt;[.AD35];&quot;Change&quot;;&quot;&quot;)">
            <text:p/>
          </table:table-cell>
          <table:table-cell table:style-name="ce175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29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85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90" table:formula="of:=IF([.O40]=2;&quot;NO&quot;;&quot;&quot;)">
            <text:p/>
          </table:table-cell>
          <table:table-cell/>
          <table:table-cell table:style-name="ce102"/>
          <table:table-cell table:number-columns-repeated="4"/>
          <table:table-cell table:style-name="ce42" office:value-type="string" calcext:value-type="string">
            <text:p>Labels, Notices, Postings</text:p>
          </table:table-cell>
          <table:table-cell table:number-columns-repeated="4"/>
          <table:table-cell table:style-name="ce165"/>
          <table:table-cell/>
          <table:table-cell table:style-name="ce27" office:value-type="string" calcext:value-type="string">
            <text:p>Large:</text:p>
          </table:table-cell>
          <table:table-cell table:style-name="ce170"/>
          <table:table-cell table:style-name="ce172" table:formula="of:=IF([.AB36]&lt;&gt;[.AD36];&quot;Change&quot;;&quot;&quot;)">
            <text:p/>
          </table:table-cell>
          <table:table-cell table:style-name="ce175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Operator manuals are available.</text:p>
          </table:table-cell>
          <table:table-cell table:number-columns-repeated="6"/>
          <table:table-cell table:style-name="ce85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90" table:formula="of:=IF([.O41]=2;&quot;NO&quot;;&quot;&quot;)">
            <text:p/>
          </table:table-cell>
          <table:table-cell/>
          <table:table-cell table:style-name="ce103"/>
          <table:table-cell table:style-name="ce29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165"/>
          <table:table-cell/>
          <table:table-cell table:style-name="ce27" office:value-type="string" calcext:value-type="string">
            <text:p>Small:</text:p>
          </table:table-cell>
          <table:table-cell table:style-name="ce170"/>
          <table:table-cell table:style-name="ce172" table:formula="of:=IF([.AB37]&lt;&gt;[.AD37];&quot;Change&quot;;&quot;&quot;)">
            <text:p/>
          </table:table-cell>
          <table:table-cell table:style-name="ce175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onthly radiation monitoring reports are posted.</text:p>
          </table:table-cell>
          <table:table-cell table:number-columns-repeated="6"/>
          <table:table-cell table:style-name="ce85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90" table:formula="of:=IF([.O42]=2;&quot;NO&quot;;&quot;&quot;)">
            <text:p/>
          </table:table-cell>
          <table:table-cell/>
          <table:table-cell table:style-name="ce103"/>
          <table:table-cell table:style-name="ce29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165"/>
          <table:table-cell/>
          <table:table-cell table:style-name="ce27" office:value-type="string" calcext:value-type="string">
            <text:p>Micro:</text:p>
          </table:table-cell>
          <table:table-cell table:style-name="ce170"/>
          <table:table-cell table:style-name="ce172" table:formula="of:=IF([.AB38]&lt;&gt;[.AD38];&quot;Change&quot;;&quot;&quot;)">
            <text:p/>
          </table:table-cell>
          <table:table-cell table:style-name="ce175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88"/>
          <table:table-cell/>
          <table:table-cell table:style-name="ce103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165"/>
          <table:table-cell/>
          <table:table-cell table:style-name="ce27" office:value-type="string" calcext:value-type="string">
            <text:p>Inherent:</text:p>
          </table:table-cell>
          <table:table-cell table:style-name="ce170"/>
          <table:table-cell table:style-name="ce172" table:formula="of:=IF([.AB39]&lt;&gt;[.AD39];&quot;Change&quot;;&quot;&quot;)">
            <text:p/>
          </table:table-cell>
          <table:table-cell table:style-name="ce175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3"/>
          <table:table-cell table:style-name="ce42" office:value-type="string" calcext:value-type="string">
            <text:p>Radiation Safety</text:p>
          </table:table-cell>
          <table:table-cell table:number-columns-repeated="6"/>
          <table:table-cell table:style-name="ce88"/>
          <table:table-cell/>
          <table:table-cell table:style-name="ce103"/>
          <table:table-cell table:style-name="ce29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165"/>
          <table:table-cell/>
          <table:table-cell table:style-name="ce27" office:value-type="string" calcext:value-type="string">
            <text:p>Added:</text:p>
          </table:table-cell>
          <table:table-cell table:style-name="ce170"/>
          <table:table-cell table:style-name="ce172" table:formula="of:=IF([.AB40]&lt;&gt;[.AD40];&quot;Change&quot;;&quot;&quot;)">
            <text:p/>
          </table:table-cell>
          <table:table-cell table:style-name="ce175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85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90" table:formula="of:=IF([.O45]=2;&quot;NO&quot;;&quot;&quot;)">
            <text:p/>
          </table:table-cell>
          <table:table-cell/>
          <table:table-cell table:style-name="ce103"/>
          <table:table-cell table:style-name="ce29" office:value-type="string" calcext:value-type="string">
            <text:p>Operator manuals are available.</text:p>
          </table:table-cell>
          <table:table-cell table:number-columns-repeated="8"/>
          <table:table-cell table:style-name="ce165"/>
          <table:table-cell/>
          <table:table-cell table:style-name="ce34" office:value-type="string" calcext:value-type="string">
            <text:p>Measurement Protocols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office:value-type="string" calcext:value-type="string">
            <text:p>Lead aprons available.</text:p>
          </table:table-cell>
          <table:table-cell table:number-columns-repeated="6"/>
          <table:table-cell table:style-name="ce85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90" table:formula="of:=IF([.O46]=2;&quot;NO&quot;;&quot;&quot;)">
            <text:p/>
          </table:table-cell>
          <table:table-cell/>
          <table:table-cell table:style-name="ce103"/>
          <table:table-cell table:style-name="ce29" office:value-type="string" calcext:value-type="string">
            <text:p>Monthly radiation monitoring reports are posted.</text:p>
          </table:table-cell>
          <table:table-cell table:number-columns-repeated="8"/>
          <table:table-cell table:style-name="ce165"/>
          <table:table-cell/>
          <table:table-cell table:style-name="ce34" office:value-type="string" calcext:value-type="string">
            <text:p>Adult Abdomen</text:p>
          </table:table-cell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85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90" table:formula="of:=IF([.O47]=2;&quot;NO&quot;;&quot;&quot;)">
            <text:p/>
          </table:table-cell>
          <table:table-cell/>
          <table:table-cell table:style-name="ce102"/>
          <table:table-cell table:number-columns-repeated="9"/>
          <table:table-cell table:style-name="ce165"/>
          <table:table-cell/>
          <table:table-cell table:style-name="ce26" office:value-type="string" calcext:value-type="string">
            <text:p>kVp</text:p>
          </table:table-cell>
          <table:table-cell table:style-name="ce170"/>
          <table:table-cell table:style-name="ce172" table:formula="of:=IF([.AB43]&lt;&gt;[.AD43];&quot;Change&quot;;&quot;&quot;)">
            <text:p/>
          </table:table-cell>
          <table:table-cell table:style-name="ce175" table:formula="of:=IF([.Q72]=&quot;&quot;;&quot;&quot;;[.Q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85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90" table:formula="of:=IF([.O48]=2;&quot;NO&quot;;&quot;&quot;)">
            <text:p/>
          </table:table-cell>
          <table:table-cell/>
          <table:table-cell table:style-name="ce102"/>
          <table:table-cell table:number-columns-repeated="4"/>
          <table:table-cell table:style-name="ce42" office:value-type="string" calcext:value-type="string">
            <text:p>Radiation Safety</text:p>
          </table:table-cell>
          <table:table-cell table:number-columns-repeated="4"/>
          <table:table-cell table:style-name="ce165"/>
          <table:table-cell/>
          <table:table-cell table:style-name="ce26" office:value-type="string" calcext:value-type="string">
            <text:p>mA</text:p>
          </table:table-cell>
          <table:table-cell table:style-name="ce170"/>
          <table:table-cell table:style-name="ce172" table:formula="of:=IF([.AB44]&lt;&gt;[.AD44];&quot;Change&quot;;&quot;&quot;)">
            <text:p/>
          </table:table-cell>
          <table:table-cell table:style-name="ce175" table:formula="of:=IF([.Q73]=&quot;&quot;;&quot;&quot;;[.Q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table-cell office:value-type="string" calcext:value-type="string">
            <text:p>Patient restraint devices available.</text:p>
          </table:table-cell>
          <table:table-cell table:number-columns-repeated="6"/>
          <table:table-cell table:style-name="ce85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90" table:formula="of:=IF([.O49]=2;&quot;NO&quot;;&quot;&quot;)">
            <text:p/>
          </table:table-cell>
          <table:table-cell/>
          <table:table-cell table:style-name="ce103"/>
          <table:table-cell table:style-name="ce2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165"/>
          <table:table-cell/>
          <table:table-cell table:style-name="ce26" office:value-type="string" calcext:value-type="string">
            <text:p>mAs</text:p>
          </table:table-cell>
          <table:table-cell table:style-name="ce170"/>
          <table:table-cell table:style-name="ce172" table:formula="of:=IF([.AB45]&lt;&gt;[.AD45];&quot;Change&quot;;&quot;&quot;)">
            <text:p/>
          </table:table-cell>
          <table:table-cell table:style-name="ce175" table:formula="of:=IF([.Q74]=&quot;&quot;;&quot;&quot;;[.Q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88"/>
          <table:table-cell/>
          <table:table-cell table:style-name="ce103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165"/>
          <table:table-cell/>
          <table:table-cell table:style-name="ce26" office:value-type="string" calcext:value-type="string">
            <text:p>Eff mAs</text:p>
          </table:table-cell>
          <table:table-cell table:style-name="ce170"/>
          <table:table-cell table:style-name="ce172" table:formula="of:=IF([.AB46]&lt;&gt;[.AD46];&quot;Change&quot;;&quot;&quot;)">
            <text:p/>
          </table:table-cell>
          <table:table-cell table:style-name="ce175" table:formula="of:=IF([.Q75]=&quot;&quot;;&quot;&quot;;[.Q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table-cell office:value-type="string" calcext:value-type="string">
            <text:p>Reconstructed images are free of artifacts</text:p>
          </table:table-cell>
          <table:table-cell table:number-columns-repeated="6"/>
          <table:table-cell table:style-name="ce85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90" table:formula="of:=IF([.O51]=2;&quot;NO&quot;;&quot;&quot;)">
            <text:p/>
          </table:table-cell>
          <table:table-cell/>
          <table:table-cell table:style-name="ce103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165"/>
          <table:table-cell/>
          <table:table-cell table:style-name="ce26" office:value-type="string" calcext:value-type="string">
            <text:p>Time/rotation (s)</text:p>
          </table:table-cell>
          <table:table-cell table:style-name="ce170"/>
          <table:table-cell table:style-name="ce172" table:formula="of:=IF([.AB47]&lt;&gt;[.AD47];&quot;Change&quot;;&quot;&quot;)">
            <text:p/>
          </table:table-cell>
          <table:table-cell table:style-name="ce175" table:formula="of:=IF([.Q76]=&quot;&quot;;&quot;&quot;;[.Q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2"/>
          <table:table-cell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85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90" table:formula="of:=IF([.O52]=2;&quot;NO&quot;;&quot;&quot;)">
            <text:p/>
          </table:table-cell>
          <table:table-cell/>
          <table:table-cell table:style-name="ce103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165"/>
          <table:table-cell/>
          <table:table-cell table:style-name="ce26" office:value-type="string" calcext:value-type="string">
            <text:p>Scan FOV (cm)</text:p>
          </table:table-cell>
          <table:table-cell table:style-name="ce170"/>
          <table:table-cell table:style-name="ce172" table:formula="of:=IF([.AB48]&lt;&gt;[.AD48];&quot;Change&quot;;&quot;&quot;)">
            <text:p/>
          </table:table-cell>
          <table:table-cell table:style-name="ce175" table:formula="of:=IF([.Q77]=&quot;&quot;;&quot;&quot;;[.Q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2"/>
          <table:table-cell office:value-type="string" calcext:value-type="string">
            <text:p>Daily QC performed by technologist</text:p>
          </table:table-cell>
          <table:table-cell table:number-columns-repeated="6"/>
          <table:table-cell table:style-name="ce85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90" table:formula="of:=IF([.O53]=2;&quot;NO&quot;;&quot;&quot;)">
            <text:p/>
          </table:table-cell>
          <table:table-cell/>
          <table:table-cell table:style-name="ce103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165"/>
          <table:table-cell/>
          <table:table-cell table:style-name="ce26" office:value-type="string" calcext:value-type="string">
            <text:p>Display FOV (cm)</text:p>
          </table:table-cell>
          <table:table-cell table:style-name="ce170"/>
          <table:table-cell table:style-name="ce172" table:formula="of:=IF([.AB49]&lt;&gt;[.AD49];&quot;Change&quot;;&quot;&quot;)">
            <text:p/>
          </table:table-cell>
          <table:table-cell table:style-name="ce175" table:formula="of:=IF([.Q78]=&quot;&quot;;&quot;&quot;;[.Q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85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90" table:formula="of:=IF([.O54]=2;&quot;NO&quot;;&quot;&quot;)">
            <text:p/>
          </table:table-cell>
          <table:table-cell/>
          <table:table-cell table:style-name="ce102"/>
          <table:table-cell table:number-columns-repeated="9"/>
          <table:table-cell table:style-name="ce165"/>
          <table:table-cell/>
          <table:table-cell table:style-name="ce26" office:value-type="string" calcext:value-type="string">
            <text:p>Reconstruction Algorithm</text:p>
          </table:table-cell>
          <table:table-cell table:style-name="ce170"/>
          <table:table-cell table:style-name="ce172" table:formula="of:=IF([.AB50]&lt;&gt;[.AD50];&quot;Change&quot;;&quot;&quot;)">
            <text:p/>
          </table:table-cell>
          <table:table-cell table:style-name="ce175" table:formula="of:=IF([.Q79]=&quot;&quot;;&quot;&quot;;[.Q7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office:value-type="string" calcext:value-type="string">
            <text:p>DHEC RHB 4.11.1.1</text:p>
          </table:table-cell>
          <table:table-cell/>
          <table:table-cell office:value-type="string" calcext:value-type="string">
            <text:p>Tomographic plane is indicated by a light source</text:p>
          </table:table-cell>
          <table:table-cell table:number-columns-repeated="6"/>
          <table:table-cell table:style-name="ce85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90" table:formula="of:=IF([.O55]=2;&quot;NO&quot;;&quot;&quot;)">
            <text:p/>
          </table:table-cell>
          <table:table-cell/>
          <table:table-cell table:style-name="ce103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165"/>
          <table:table-cell/>
          <table:table-cell table:style-name="ce26" office:value-type="string" calcext:value-type="string">
            <text:p>Axial/Helical</text:p>
          </table:table-cell>
          <table:table-cell table:style-name="ce170"/>
          <table:table-cell table:style-name="ce172" table:formula="of:=IF([.AB51]&lt;&gt;[.AD51];&quot;Change&quot;;&quot;&quot;)">
            <text:p/>
          </table:table-cell>
          <table:table-cell table:style-name="ce175" table:formula="of:=IF([.Q80]=&quot;&quot;;&quot;&quot;;[.Q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office:value-type="string" calcext:value-type="string">
            <text:p>DHEC RHB 4.11.1.3.1</text:p>
          </table:table-cell>
          <table:table-cell/>
          <table:table-cell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85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90" table:formula="of:=IF([.O56]=2;&quot;NO&quot;;&quot;&quot;)">
            <text:p/>
          </table:table-cell>
          <table:table-cell/>
          <table:table-cell table:style-name="ce103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165"/>
          <table:table-cell/>
          <table:table-cell table:style-name="ce26" office:value-type="string" calcext:value-type="string">
            <text:p>Z-Axis collimation</text:p>
          </table:table-cell>
          <table:table-cell table:style-name="ce170"/>
          <table:table-cell table:style-name="ce172" table:formula="of:=IF([.AB52]&lt;&gt;[.AD52];&quot;Change&quot;;&quot;&quot;)">
            <text:p/>
          </table:table-cell>
          <table:table-cell table:style-name="ce175" table:formula="of:=IF([.Q81]=&quot;&quot;;&quot;&quot;;[.Q8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office:value-type="string" calcext:value-type="string">
            <text:p>DHEC RHB 4.11.1.6.1</text:p>
          </table:table-cell>
          <table:table-cell/>
          <table:table-cell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85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90" table:formula="of:=IF([.O57]=2;&quot;NO&quot;;&quot;&quot;)">
            <text:p/>
          </table:table-cell>
          <table:table-cell/>
          <table:table-cell table:style-name="ce103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165"/>
          <table:table-cell/>
          <table:table-cell table:style-name="ce26" office:value-type="string" calcext:value-type="string">
            <text:p># of channels</text:p>
          </table:table-cell>
          <table:table-cell table:style-name="ce170"/>
          <table:table-cell table:style-name="ce172" table:formula="of:=IF([.AB53]&lt;&gt;[.AD53];&quot;Change&quot;;&quot;&quot;)">
            <text:p/>
          </table:table-cell>
          <table:table-cell table:style-name="ce175" table:formula="of:=IF([.Q82]=&quot;&quot;;&quot;&quot;;[.Q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office:value-type="string" calcext:value-type="string">
            <text:p>DHEC RHB 4.11.1.6.3</text:p>
          </table:table-cell>
          <table:table-cell/>
          <table:table-cell office:value-type="string" calcext:value-type="string">
            <text:p>Table travel is accurate to within 1mm</text:p>
          </table:table-cell>
          <table:table-cell table:number-columns-repeated="6"/>
          <table:table-cell table:style-name="ce85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90" table:formula="of:=IF([.O58]=2;&quot;NO&quot;;&quot;&quot;)">
            <text:p/>
          </table:table-cell>
          <table:table-cell/>
          <table:table-cell table:style-name="ce103"/>
          <table:table-cell table:style-name="ce29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165"/>
          <table:table-cell/>
          <table:table-cell table:style-name="ce26" office:value-type="string" calcext:value-type="string">
            <text:p>Table Increment/speed</text:p>
          </table:table-cell>
          <table:table-cell table:style-name="ce170"/>
          <table:table-cell table:style-name="ce172" table:formula="of:=IF([.AB54]&lt;&gt;[.AD54];&quot;Change&quot;;&quot;&quot;)">
            <text:p/>
          </table:table-cell>
          <table:table-cell table:style-name="ce175" table:formula="of:=IF([.Q83]=&quot;&quot;;&quot;&quot;;[.Q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office:value-type="string" calcext:value-type="string">
            <text:p>DHEC RHB 4.11.2.5.1</text:p>
          </table:table-cell>
          <table:table-cell/>
          <table:table-cell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85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90" table:formula="of:=IF([.O59]=2;&quot;NO&quot;;&quot;&quot;)">
            <text:p/>
          </table:table-cell>
          <table:table-cell/>
          <table:table-cell table:style-name="ce103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165"/>
          <table:table-cell/>
          <table:table-cell table:style-name="ce26" office:value-type="string" calcext:value-type="string">
            <text:p>Pitch</text:p>
          </table:table-cell>
          <table:table-cell table:style-name="ce170"/>
          <table:table-cell table:style-name="ce172" table:formula="of:=IF([.AB55]&lt;&gt;[.AD55];&quot;Change&quot;;&quot;&quot;)">
            <text:p/>
          </table:table-cell>
          <table:table-cell table:style-name="ce175" table:formula="of:=IF([.Q84]=&quot;&quot;;&quot;&quot;;[.Q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office:value-type="string" calcext:value-type="string">
            <text:p>Patient communication system is operational</text:p>
          </table:table-cell>
          <table:table-cell table:number-columns-repeated="6"/>
          <table:table-cell table:style-name="ce85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90" table:formula="of:=IF([.O60]=2;&quot;NO&quot;;&quot;&quot;)">
            <text:p/>
          </table:table-cell>
          <table:table-cell/>
          <table:table-cell table:style-name="ce103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165"/>
          <table:table-cell/>
          <table:table-cell table:style-name="ce26" office:value-type="string" calcext:value-type="string">
            <text:p>Recon scan width (mm)</text:p>
          </table:table-cell>
          <table:table-cell table:style-name="ce170"/>
          <table:table-cell table:style-name="ce172" table:formula="of:=IF([.AB56]&lt;&gt;[.AD56];&quot;Change&quot;;&quot;&quot;)">
            <text:p/>
          </table:table-cell>
          <table:table-cell table:style-name="ce175" table:formula="of:=IF([.Q85]=&quot;&quot;;&quot;&quot;;[.Q8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88"/>
          <table:table-cell/>
          <table:table-cell table:style-name="ce103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165"/>
          <table:table-cell/>
          <table:table-cell table:style-name="ce26" office:value-type="string" calcext:value-type="string">
            <text:p>Recon scan interval (mm)</text:p>
          </table:table-cell>
          <table:table-cell table:style-name="ce170"/>
          <table:table-cell table:style-name="ce172" table:formula="of:=IF([.AB57]&lt;&gt;[.AD57];&quot;Change&quot;;&quot;&quot;)">
            <text:p/>
          </table:table-cell>
          <table:table-cell table:style-name="ce175" table:formula="of:=IF([.Q86]=&quot;&quot;;&quot;&quot;;[.Q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3"/>
          <table:table-cell table:style-name="ce42" office:value-type="string" calcext:value-type="string">
            <text:p>Radiation Dose Measurements</text:p>
          </table:table-cell>
          <table:table-cell table:number-columns-repeated="6"/>
          <table:table-cell table:style-name="ce88"/>
          <table:table-cell/>
          <table:table-cell table:style-name="ce103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165"/>
          <table:table-cell/>
          <table:table-cell table:style-name="ce26" office:value-type="string" calcext:value-type="string">
            <text:p>Dose reduction techniques</text:p>
          </table:table-cell>
          <table:table-cell table:style-name="ce170"/>
          <table:table-cell table:style-name="ce172" table:formula="of:=IF([.AB58]&lt;&gt;[.AD58];&quot;Change&quot;;&quot;&quot;)">
            <text:p/>
          </table:table-cell>
          <table:table-cell table:style-name="ce175" table:formula="of:=IF([.Q87]=&quot;&quot;;&quot;&quot;;[.Q8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2"/>
          <table:table-cell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85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90" table:formula="of:=IF([.O63]=2;&quot;NO&quot;;&quot;&quot;)">
            <text:p/>
          </table:table-cell>
          <table:table-cell/>
          <table:table-cell table:style-name="ce103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165"/>
          <table:table-cell/>
          <table:table-cell table:style-name="ce26" office:value-type="string" calcext:value-type="string">
            <text:p>Indiated CTDIvol (mGy)</text:p>
          </table:table-cell>
          <table:table-cell table:style-name="ce170"/>
          <table:table-cell table:style-name="ce172" table:formula="of:=IF([.AB59]&lt;&gt;[.AD59];&quot;Change&quot;;&quot;&quot;)">
            <text:p/>
          </table:table-cell>
          <table:table-cell table:style-name="ce175" table:formula="of:=IF([.Q88]=&quot;&quot;;&quot;&quot;;[.Q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2"/>
          <table:table-cell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85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90" table:formula="of:=IF([.O64]=2;&quot;NO&quot;;&quot;&quot;)">
            <text:p/>
          </table:table-cell>
          <table:table-cell/>
          <table:table-cell table:style-name="ce103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165"/>
          <table:table-cell/>
          <table:table-cell table:style-name="ce34" office:value-type="string" calcext:value-type="string">
            <text:p>Adult Chest</text:p>
          </table:table-cell>
          <table:table-cell table:number-columns-repeated="99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2"/>
          <table:table-cell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85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90" table:formula="of:=IF([.O65]=2;&quot;NO&quot;;&quot;&quot;)">
            <text:p/>
          </table:table-cell>
          <table:table-cell/>
          <table:table-cell table:style-name="ce102"/>
          <table:table-cell table:number-columns-repeated="9"/>
          <table:table-cell table:style-name="ce165"/>
          <table:table-cell/>
          <table:table-cell table:style-name="ce26" office:value-type="string" calcext:value-type="string">
            <text:p>kVp</text:p>
          </table:table-cell>
          <table:table-cell table:style-name="ce170"/>
          <table:table-cell table:style-name="ce172" table:formula="of:=IF([.AB61]&lt;&gt;[.AD61];&quot;Change&quot;;&quot;&quot;)">
            <text:p/>
          </table:table-cell>
          <table:table-cell table:style-name="ce175" table:formula="of:=IF([.R72]=&quot;&quot;;&quot;&quot;;[.R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2"/>
          <table:table-cell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85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90" table:formula="of:=IF([.O66]=2;&quot;NO&quot;;&quot;&quot;)">
            <text:p/>
          </table:table-cell>
          <table:table-cell/>
          <table:table-cell table:style-name="ce102"/>
          <table:table-cell table:number-columns-repeated="4"/>
          <table:table-cell table:style-name="ce42" office:value-type="string" calcext:value-type="string">
            <text:p>Radiation Dose Measurements</text:p>
          </table:table-cell>
          <table:table-cell table:number-columns-repeated="4"/>
          <table:table-cell table:style-name="ce165"/>
          <table:table-cell/>
          <table:table-cell table:style-name="ce26" office:value-type="string" calcext:value-type="string">
            <text:p>mA</text:p>
          </table:table-cell>
          <table:table-cell table:style-name="ce170"/>
          <table:table-cell table:style-name="ce172" table:formula="of:=IF([.AB62]&lt;&gt;[.AD62];&quot;Change&quot;;&quot;&quot;)">
            <text:p/>
          </table:table-cell>
          <table:table-cell table:style-name="ce175" table:formula="of:=IF([.R73]=&quot;&quot;;&quot;&quot;;[.R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88"/>
          <table:table-cell/>
          <table:table-cell table:style-name="ce104"/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165"/>
          <table:table-cell/>
          <table:table-cell table:style-name="ce26" office:value-type="string" calcext:value-type="string">
            <text:p>mAs</text:p>
          </table:table-cell>
          <table:table-cell table:style-name="ce170"/>
          <table:table-cell table:style-name="ce172" table:formula="of:=IF([.AB63]&lt;&gt;[.AD63];&quot;Change&quot;;&quot;&quot;)">
            <text:p/>
          </table:table-cell>
          <table:table-cell table:style-name="ce175" table:formula="of:=IF([.R74]=&quot;&quot;;&quot;&quot;;[.R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89"/>
          <table:table-cell/>
          <table:table-cell table:style-name="ce104"/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165"/>
          <table:table-cell/>
          <table:table-cell table:style-name="ce26" office:value-type="string" calcext:value-type="string">
            <text:p>Eff mAs</text:p>
          </table:table-cell>
          <table:table-cell table:style-name="ce170"/>
          <table:table-cell table:style-name="ce172" table:formula="of:=IF([.AB64]&lt;&gt;[.AD64];&quot;Change&quot;;&quot;&quot;)">
            <text:p/>
          </table:table-cell>
          <table:table-cell table:style-name="ce175" table:formula="of:=IF([.R75]=&quot;&quot;;&quot;&quot;;[.R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22" table:formula="of:=IF([.$P$7]=&quot;&quot;;&quot;&quot;;[.$P$7])">
            <text:p/>
          </table:table-cell>
          <table:table-cell table:style-name="ce30" table:number-columns-repeated="7"/>
          <table:table-cell table:style-name="ce12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table-cell table:style-name="ce104"/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165"/>
          <table:table-cell/>
          <table:table-cell table:style-name="ce26" office:value-type="string" calcext:value-type="string">
            <text:p>Time/rotation (s)</text:p>
          </table:table-cell>
          <table:table-cell table:style-name="ce170"/>
          <table:table-cell table:style-name="ce172" table:formula="of:=IF([.AB65]&lt;&gt;[.AD65];&quot;Change&quot;;&quot;&quot;)">
            <text:p/>
          </table:table-cell>
          <table:table-cell table:style-name="ce175" table:formula="of:=IF([.R76]=&quot;&quot;;&quot;&quot;;[.R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23" table:formula="of:=IF([.$R$14]=&quot;&quot;;&quot;&quot;;[.$R$14])">
            <text:p/>
          </table:table-cell>
          <table:table-cell table:style-name="ce30" table:number-columns-repeated="7"/>
          <table:table-cell table:style-name="ce12" office:value-type="string" calcext:value-type="string">
            <text:p>Survey ID:</text:p>
          </table:table-cell>
          <table:table-cell table:style-name="ce91" table:formula="of:=IF([.$R$13]=&quot;&quot;;&quot;&quot;;[.$R$13])">
            <text:p/>
          </table:table-cell>
          <table:table-cell/>
          <table:table-cell table:style-name="ce104"/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165"/>
          <table:table-cell/>
          <table:table-cell table:style-name="ce26" office:value-type="string" calcext:value-type="string">
            <text:p>Scan FOV (cm)</text:p>
          </table:table-cell>
          <table:table-cell table:style-name="ce170"/>
          <table:table-cell table:style-name="ce172" table:formula="of:=IF([.AB66]&lt;&gt;[.AD66];&quot;Change&quot;;&quot;&quot;)">
            <text:p/>
          </table:table-cell>
          <table:table-cell table:style-name="ce175" table:formula="of:=IF([.R77]=&quot;&quot;;&quot;&quot;;[.R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00"/>
          <table:table-cell table:style-name="ce13" table:number-columns-repeated="9"/>
          <table:table-cell table:style-name="ce164"/>
          <table:table-cell/>
          <table:table-cell table:style-name="ce26" office:value-type="string" calcext:value-type="string">
            <text:p>Display FOV (cm)</text:p>
          </table:table-cell>
          <table:table-cell table:style-name="ce170"/>
          <table:table-cell table:style-name="ce172" table:formula="of:=IF([.AB67]&lt;&gt;[.AD67];&quot;Change&quot;;&quot;&quot;)">
            <text:p/>
          </table:table-cell>
          <table:table-cell table:style-name="ce175" table:formula="of:=IF([.R78]=&quot;&quot;;&quot;&quot;;[.R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68" office:value-type="string" calcext:value-type="string">
            <text:p>Inspection Results</text:p>
          </table:table-cell>
          <table:table-cell table:number-columns-repeated="4"/>
          <table:table-cell table:style-name="ce93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26" office:value-type="string" calcext:value-type="string">
            <text:p>Reconstruction Algorithm</text:p>
          </table:table-cell>
          <table:table-cell table:style-name="ce170"/>
          <table:table-cell table:style-name="ce172" table:formula="of:=IF([.AB68]&lt;&gt;[.AD68];&quot;Change&quot;;&quot;&quot;)">
            <text:p/>
          </table:table-cell>
          <table:table-cell table:style-name="ce175" table:formula="of:=IF([.R79]=&quot;&quot;;&quot;&quot;;[.R7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41" office:value-type="string" calcext:value-type="string">
            <text:p>Measurement Protocols</text:p>
          </table:table-cell>
          <table:table-cell table:style-name="ce8" table:number-columns-repeated="4"/>
          <table:table-cell table:style-name="ce87"/>
          <table:table-cell table:number-columns-repeated="6"/>
          <table:table-cell table:style-name="ce143" office:value-type="string" calcext:value-type="string">
            <text:p>Measurement Protocols</text:p>
          </table:table-cell>
          <table:table-cell table:number-columns-repeated="6"/>
          <table:table-cell table:style-name="ce26" office:value-type="string" calcext:value-type="string">
            <text:p>Axial/Helical</text:p>
          </table:table-cell>
          <table:table-cell table:style-name="ce170"/>
          <table:table-cell table:style-name="ce172" table:formula="of:=IF([.AB69]&lt;&gt;[.AD69];&quot;Change&quot;;&quot;&quot;)">
            <text:p/>
          </table:table-cell>
          <table:table-cell table:style-name="ce175" table:formula="of:=IF([.R80]=&quot;&quot;;&quot;&quot;;[.R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3"/>
          <table:table-cell table:style-name="ce43" office:value-type="string" calcext:value-type="string" table:number-columns-spanned="3" table:number-rows-spanned="1">
            <text:p>Adult</text:p>
          </table:table-cell>
          <table:covered-table-cell table:number-columns-repeated="2" table:style-name="ce57"/>
          <table:table-cell table:style-name="ce73" office:value-type="string" calcext:value-type="string" table:number-columns-spanned="2" table:number-rows-spanned="1">
            <text:p>Pediatric</text:p>
          </table:table-cell>
          <table:covered-table-cell table:style-name="ce24"/>
          <table:table-cell table:number-columns-repeated="2"/>
          <table:table-cell table:style-name="ce88"/>
          <table:table-cell/>
          <table:table-cell table:style-name="ce105"/>
          <table:table-cell table:style-name="ce116"/>
          <table:table-cell table:style-name="ce119" office:value-type="string" calcext:value-type="string" table:number-columns-spanned="3" table:number-rows-spanned="1">
            <text:p>Adult</text:p>
          </table:table-cell>
          <table:covered-table-cell table:number-columns-repeated="2" table:style-name="ce58"/>
          <table:table-cell table:style-name="ce144" office:value-type="string" calcext:value-type="string" table:number-columns-spanned="2" table:number-rows-spanned="1">
            <text:p>Pediatric</text:p>
          </table:table-cell>
          <table:covered-table-cell table:style-name="ce116"/>
          <table:table-cell table:style-name="ce116" table:number-columns-repeated="3"/>
          <table:table-cell table:style-name="ce76"/>
          <table:table-cell/>
          <table:table-cell table:style-name="ce26" office:value-type="string" calcext:value-type="string">
            <text:p>Z-Axis collimation</text:p>
          </table:table-cell>
          <table:table-cell table:style-name="ce170"/>
          <table:table-cell table:style-name="ce172" table:formula="of:=IF([.AB70]&lt;&gt;[.AD70];&quot;Change&quot;;&quot;&quot;)">
            <text:p/>
          </table:table-cell>
          <table:table-cell table:style-name="ce175" table:formula="of:=IF([.R81]=&quot;&quot;;&quot;&quot;;[.R81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3"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8"/>
          <table:table-cell/>
          <table:table-cell table:style-name="ce102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165"/>
          <table:table-cell/>
          <table:table-cell table:style-name="ce26" office:value-type="string" calcext:value-type="string">
            <text:p># of channels</text:p>
          </table:table-cell>
          <table:table-cell table:style-name="ce170"/>
          <table:table-cell table:style-name="ce172" table:formula="of:=IF([.AB71]&lt;&gt;[.AD71];&quot;Change&quot;;&quot;&quot;)">
            <text:p/>
          </table:table-cell>
          <table:table-cell table:style-name="ce175" table:formula="of:=IF([.R82]=&quot;&quot;;&quot;&quot;;[.R82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kVp</text:p>
          </table:table-cell>
          <table:table-cell table:style-name="ce44" table:number-columns-repeated="5"/>
          <table:table-cell table:number-columns-repeated="2"/>
          <table:table-cell table:style-name="ce88"/>
          <table:table-cell/>
          <table:table-cell table:style-name="ce102"/>
          <table:table-cell table:style-name="ce26" office:value-type="string" calcext:value-type="string">
            <text:p>kVp</text:p>
          </table:table-cell>
          <table:table-cell table:style-name="ce120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Table Increment/speed</text:p>
          </table:table-cell>
          <table:table-cell table:style-name="ce170"/>
          <table:table-cell table:style-name="ce172" table:formula="of:=IF([.AB72]&lt;&gt;[.AD72];&quot;Change&quot;;&quot;&quot;)">
            <text:p/>
          </table:table-cell>
          <table:table-cell table:style-name="ce175" table:formula="of:=IF([.R83]=&quot;&quot;;&quot;&quot;;[.R83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mA</text:p>
          </table:table-cell>
          <table:table-cell table:style-name="ce44" table:number-columns-repeated="5"/>
          <table:table-cell table:number-columns-repeated="2"/>
          <table:table-cell table:style-name="ce88"/>
          <table:table-cell/>
          <table:table-cell table:style-name="ce102"/>
          <table:table-cell table:style-name="ce26" office:value-type="string" calcext:value-type="string">
            <text:p>mA</text:p>
          </table:table-cell>
          <table:table-cell table:style-name="ce120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Pitch</text:p>
          </table:table-cell>
          <table:table-cell table:style-name="ce170"/>
          <table:table-cell table:style-name="ce172" table:formula="of:=IF([.AB73]&lt;&gt;[.AD73];&quot;Change&quot;;&quot;&quot;)">
            <text:p/>
          </table:table-cell>
          <table:table-cell table:style-name="ce175" table:formula="of:=IF([.R84]=&quot;&quot;;&quot;&quot;;[.R84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mAs</text:p>
          </table:table-cell>
          <table:table-cell table:style-name="ce44" table:number-columns-repeated="5"/>
          <table:table-cell table:number-columns-repeated="2"/>
          <table:table-cell table:style-name="ce88"/>
          <table:table-cell/>
          <table:table-cell table:style-name="ce102"/>
          <table:table-cell table:style-name="ce26" office:value-type="string" calcext:value-type="string">
            <text:p>mAs</text:p>
          </table:table-cell>
          <table:table-cell table:style-name="ce120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Recon scan width (mm)</text:p>
          </table:table-cell>
          <table:table-cell table:style-name="ce170"/>
          <table:table-cell table:style-name="ce172" table:formula="of:=IF([.AB74]&lt;&gt;[.AD74];&quot;Change&quot;;&quot;&quot;)">
            <text:p/>
          </table:table-cell>
          <table:table-cell table:style-name="ce175" table:formula="of:=IF([.R85]=&quot;&quot;;&quot;&quot;;[.R85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Eff mAs</text:p>
          </table:table-cell>
          <table:table-cell table:style-name="ce44" table:number-columns-repeated="5"/>
          <table:table-cell table:number-columns-repeated="2"/>
          <table:table-cell table:style-name="ce88"/>
          <table:table-cell/>
          <table:table-cell table:style-name="ce102"/>
          <table:table-cell table:style-name="ce26" office:value-type="string" calcext:value-type="string">
            <text:p>Eff mAs</text:p>
          </table:table-cell>
          <table:table-cell table:style-name="ce120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Recon scan interval (mm)</text:p>
          </table:table-cell>
          <table:table-cell table:style-name="ce170"/>
          <table:table-cell table:style-name="ce172" table:formula="of:=IF([.AB75]&lt;&gt;[.AD75];&quot;Change&quot;;&quot;&quot;)">
            <text:p/>
          </table:table-cell>
          <table:table-cell table:style-name="ce175" table:formula="of:=IF([.R86]=&quot;&quot;;&quot;&quot;;[.R86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Time/rotation (s)</text:p>
          </table:table-cell>
          <table:table-cell table:style-name="ce44" table:number-columns-repeated="5"/>
          <table:table-cell table:number-columns-repeated="2"/>
          <table:table-cell table:style-name="ce88"/>
          <table:table-cell/>
          <table:table-cell table:style-name="ce102"/>
          <table:table-cell table:style-name="ce26" office:value-type="string" calcext:value-type="string">
            <text:p>Time/rotation (s)</text:p>
          </table:table-cell>
          <table:table-cell table:style-name="ce120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Dose reduction techniques</text:p>
          </table:table-cell>
          <table:table-cell table:style-name="ce170"/>
          <table:table-cell table:style-name="ce172" table:formula="of:=IF([.AB76]&lt;&gt;[.AD76];&quot;Change&quot;;&quot;&quot;)">
            <text:p/>
          </table:table-cell>
          <table:table-cell table:style-name="ce175" table:formula="of:=IF([.R87]=&quot;&quot;;&quot;&quot;;[.R87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Scan FOV (cm)</text:p>
          </table:table-cell>
          <table:table-cell table:style-name="ce44" table:number-columns-repeated="5"/>
          <table:table-cell table:number-columns-repeated="2"/>
          <table:table-cell table:style-name="ce88"/>
          <table:table-cell/>
          <table:table-cell table:style-name="ce102"/>
          <table:table-cell table:style-name="ce26" office:value-type="string" calcext:value-type="string">
            <text:p>Scan FOV (cm)</text:p>
          </table:table-cell>
          <table:table-cell table:style-name="ce120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Indiated CTDIvol (mGy)</text:p>
          </table:table-cell>
          <table:table-cell table:style-name="ce170"/>
          <table:table-cell table:style-name="ce172" table:formula="of:=IF([.AB77]&lt;&gt;[.AD77];&quot;Change&quot;;&quot;&quot;)">
            <text:p/>
          </table:table-cell>
          <table:table-cell table:style-name="ce175" table:formula="of:=IF([.R88]=&quot;&quot;;&quot;&quot;;[.R88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Display FOV (cm)</text:p>
          </table:table-cell>
          <table:table-cell table:style-name="ce44" table:number-columns-repeated="5"/>
          <table:table-cell table:number-columns-repeated="2"/>
          <table:table-cell table:style-name="ce88"/>
          <table:table-cell/>
          <table:table-cell table:style-name="ce102"/>
          <table:table-cell table:style-name="ce26" office:value-type="string" calcext:value-type="string">
            <text:p>Display FOV (cm)</text:p>
          </table:table-cell>
          <table:table-cell table:style-name="ce120" table:number-columns-repeated="5"/>
          <table:table-cell table:number-columns-repeated="3"/>
          <table:table-cell table:style-name="ce165"/>
          <table:table-cell/>
          <table:table-cell table:style-name="ce34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Reconstruction Algorithm</text:p>
          </table:table-cell>
          <table:table-cell table:style-name="ce44" table:number-columns-repeated="5"/>
          <table:table-cell table:number-columns-repeated="2"/>
          <table:table-cell table:style-name="ce88"/>
          <table:table-cell/>
          <table:table-cell table:style-name="ce102"/>
          <table:table-cell table:style-name="ce26" office:value-type="string" calcext:value-type="string">
            <text:p>Reconstruction Algorithm</text:p>
          </table:table-cell>
          <table:table-cell table:style-name="ce120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kVp</text:p>
          </table:table-cell>
          <table:table-cell table:style-name="ce170"/>
          <table:table-cell table:style-name="ce172" table:formula="of:=IF([.AB79]&lt;&gt;[.AD79];&quot;Change&quot;;&quot;&quot;)">
            <text:p/>
          </table:table-cell>
          <table:table-cell table:style-name="ce175" table:formula="of:=IF([.V67]=&quot;&quot;;&quot;&quot;;[.S72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Axial/Helical</text:p>
          </table:table-cell>
          <table:table-cell table:style-name="ce44" table:number-columns-repeated="5"/>
          <table:table-cell table:number-columns-repeated="2"/>
          <table:table-cell table:style-name="ce88"/>
          <table:table-cell/>
          <table:table-cell table:style-name="ce102"/>
          <table:table-cell table:style-name="ce26" office:value-type="string" calcext:value-type="string">
            <text:p>Axial/Helical</text:p>
          </table:table-cell>
          <table:table-cell table:style-name="ce120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mA</text:p>
          </table:table-cell>
          <table:table-cell table:style-name="ce170"/>
          <table:table-cell table:style-name="ce172" table:formula="of:=IF([.AB80]&lt;&gt;[.AD80];&quot;Change&quot;;&quot;&quot;)">
            <text:p/>
          </table:table-cell>
          <table:table-cell table:style-name="ce175" table:formula="of:=IF([.V68]=&quot;&quot;;&quot;&quot;;[.S73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Z-Axis collimation</text:p>
          </table:table-cell>
          <table:table-cell table:style-name="ce44" table:number-columns-repeated="5"/>
          <table:table-cell table:number-columns-repeated="2"/>
          <table:table-cell table:style-name="ce88"/>
          <table:table-cell/>
          <table:table-cell table:style-name="ce102"/>
          <table:table-cell table:style-name="ce26" office:value-type="string" calcext:value-type="string">
            <text:p>Z-Axis collimation</text:p>
          </table:table-cell>
          <table:table-cell table:style-name="ce120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mAs</text:p>
          </table:table-cell>
          <table:table-cell table:style-name="ce170"/>
          <table:table-cell table:style-name="ce172" table:formula="of:=IF([.AB81]&lt;&gt;[.AD81];&quot;Change&quot;;&quot;&quot;)">
            <text:p/>
          </table:table-cell>
          <table:table-cell table:style-name="ce175" table:formula="of:=IF([.V69]=&quot;&quot;;&quot;&quot;;[.S74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# of channels</text:p>
          </table:table-cell>
          <table:table-cell table:style-name="ce44" table:number-columns-repeated="5"/>
          <table:table-cell table:number-columns-repeated="2"/>
          <table:table-cell table:style-name="ce88"/>
          <table:table-cell/>
          <table:table-cell table:style-name="ce102"/>
          <table:table-cell table:style-name="ce26" office:value-type="string" calcext:value-type="string">
            <text:p># of channels</text:p>
          </table:table-cell>
          <table:table-cell table:style-name="ce120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Eff mAs</text:p>
          </table:table-cell>
          <table:table-cell table:style-name="ce170"/>
          <table:table-cell table:style-name="ce172" table:formula="of:=IF([.AB82]&lt;&gt;[.AD82];&quot;Change&quot;;&quot;&quot;)">
            <text:p/>
          </table:table-cell>
          <table:table-cell table:style-name="ce175" table:formula="of:=IF([.V70]=&quot;&quot;;&quot;&quot;;[.S75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Table Increment/speed</text:p>
          </table:table-cell>
          <table:table-cell table:style-name="ce44" table:number-columns-repeated="5"/>
          <table:table-cell table:number-columns-repeated="2"/>
          <table:table-cell table:style-name="ce88"/>
          <table:table-cell/>
          <table:table-cell table:style-name="ce102"/>
          <table:table-cell table:style-name="ce26" office:value-type="string" calcext:value-type="string">
            <text:p>Table Increment/speed</text:p>
          </table:table-cell>
          <table:table-cell table:style-name="ce120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Time/rotation (s)</text:p>
          </table:table-cell>
          <table:table-cell table:style-name="ce170"/>
          <table:table-cell table:style-name="ce172" table:formula="of:=IF([.AB83]&lt;&gt;[.AD83];&quot;Change&quot;;&quot;&quot;)">
            <text:p/>
          </table:table-cell>
          <table:table-cell table:style-name="ce175" table:formula="of:=IF([.V71]=&quot;&quot;;&quot;&quot;;[.S76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Pitch</text:p>
          </table:table-cell>
          <table:table-cell table:style-name="ce44" table:number-columns-repeated="5"/>
          <table:table-cell table:number-columns-repeated="2"/>
          <table:table-cell table:style-name="ce88"/>
          <table:table-cell/>
          <table:table-cell table:style-name="ce102"/>
          <table:table-cell table:style-name="ce26" office:value-type="string" calcext:value-type="string">
            <text:p>Pitch</text:p>
          </table:table-cell>
          <table:table-cell table:style-name="ce120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Scan FOV (cm)</text:p>
          </table:table-cell>
          <table:table-cell table:style-name="ce170"/>
          <table:table-cell table:style-name="ce172" table:formula="of:=IF([.AB84]&lt;&gt;[.AD84];&quot;Change&quot;;&quot;&quot;)">
            <text:p/>
          </table:table-cell>
          <table:table-cell table:style-name="ce175" table:formula="of:=IF([.V72]=&quot;&quot;;&quot;&quot;;[.S77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Recon scan width (mm)</text:p>
          </table:table-cell>
          <table:table-cell table:style-name="ce44" table:number-columns-repeated="5"/>
          <table:table-cell table:number-columns-repeated="2"/>
          <table:table-cell table:style-name="ce88"/>
          <table:table-cell/>
          <table:table-cell table:style-name="ce102"/>
          <table:table-cell table:style-name="ce26" office:value-type="string" calcext:value-type="string">
            <text:p>Recon scan width (mm)</text:p>
          </table:table-cell>
          <table:table-cell table:style-name="ce120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Display FOV (cm)</text:p>
          </table:table-cell>
          <table:table-cell table:style-name="ce170"/>
          <table:table-cell table:style-name="ce172" table:formula="of:=IF([.AB85]&lt;&gt;[.AD85];&quot;Change&quot;;&quot;&quot;)">
            <text:p/>
          </table:table-cell>
          <table:table-cell table:style-name="ce175" table:formula="of:=IF([.V73]=&quot;&quot;;&quot;&quot;;[.S78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Recon scan interval (mm)</text:p>
          </table:table-cell>
          <table:table-cell table:style-name="ce44" table:number-columns-repeated="5"/>
          <table:table-cell table:number-columns-repeated="2"/>
          <table:table-cell table:style-name="ce88"/>
          <table:table-cell/>
          <table:table-cell table:style-name="ce102"/>
          <table:table-cell table:style-name="ce26" office:value-type="string" calcext:value-type="string">
            <text:p>Recon scan interval (mm)</text:p>
          </table:table-cell>
          <table:table-cell table:style-name="ce120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Reconstruction Algorithm</text:p>
          </table:table-cell>
          <table:table-cell table:style-name="ce170"/>
          <table:table-cell table:style-name="ce172" table:formula="of:=IF([.AB86]&lt;&gt;[.AD86];&quot;Change&quot;;&quot;&quot;)">
            <text:p/>
          </table:table-cell>
          <table:table-cell table:style-name="ce175" table:formula="of:=IF([.V74]=&quot;&quot;;&quot;&quot;;[.S79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Dose reduction techniques</text:p>
          </table:table-cell>
          <table:table-cell table:style-name="ce44" table:number-columns-repeated="5"/>
          <table:table-cell table:number-columns-repeated="2"/>
          <table:table-cell table:style-name="ce88"/>
          <table:table-cell/>
          <table:table-cell table:style-name="ce102"/>
          <table:table-cell table:style-name="ce26" office:value-type="string" calcext:value-type="string">
            <text:p>Dose reduction techniques</text:p>
          </table:table-cell>
          <table:table-cell table:style-name="ce120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Axial/Helical</text:p>
          </table:table-cell>
          <table:table-cell table:style-name="ce170"/>
          <table:table-cell table:style-name="ce172" table:formula="of:=IF([.AB87]&lt;&gt;[.AD87];&quot;Change&quot;;&quot;&quot;)">
            <text:p/>
          </table:table-cell>
          <table:table-cell table:style-name="ce175" table:formula="of:=IF([.V75]=&quot;&quot;;&quot;&quot;;[.S80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Indiated CTDIvol (mGy)</text:p>
          </table:table-cell>
          <table:table-cell table:style-name="ce44" table:number-columns-repeated="5"/>
          <table:table-cell table:number-columns-repeated="2"/>
          <table:table-cell table:style-name="ce88"/>
          <table:table-cell/>
          <table:table-cell table:style-name="ce102"/>
          <table:table-cell table:style-name="ce26" office:value-type="string" calcext:value-type="string">
            <text:p>Indiated CTDIvol (mGy)</text:p>
          </table:table-cell>
          <table:table-cell table:style-name="ce120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Z-Axis collimation</text:p>
          </table:table-cell>
          <table:table-cell table:style-name="ce170"/>
          <table:table-cell table:style-name="ce172" table:formula="of:=IF([.AB88]&lt;&gt;[.AD88];&quot;Change&quot;;&quot;&quot;)">
            <text:p/>
          </table:table-cell>
          <table:table-cell table:style-name="ce175" table:formula="of:=IF([.V76]=&quot;&quot;;&quot;&quot;;[.S81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3" table:number-columns-repeated="10"/>
          <table:table-cell table:style-name="ce94"/>
          <table:table-cell/>
          <table:table-cell table:style-name="ce102"/>
          <table:table-cell table:style-name="ce24"/>
          <table:table-cell table:style-name="ce43" office:value-type="string" calcext:value-type="string" table:number-columns-spanned="3" table:number-rows-spanned="1">
            <text:p>Adult</text:p>
          </table:table-cell>
          <table:covered-table-cell table:number-columns-repeated="2" table:style-name="ce57"/>
          <table:table-cell table:style-name="ce73" office:value-type="string" calcext:value-type="string" table:number-columns-spanned="2" table:number-rows-spanned="1">
            <text:p>Pediatric</text:p>
          </table:table-cell>
          <table:covered-table-cell table:style-name="ce24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# of channels</text:p>
          </table:table-cell>
          <table:table-cell table:style-name="ce170"/>
          <table:table-cell table:style-name="ce172" table:formula="of:=IF([.AB89]&lt;&gt;[.AD89];&quot;Change&quot;;&quot;&quot;)">
            <text:p/>
          </table:table-cell>
          <table:table-cell table:style-name="ce175" table:formula="of:=IF([.V77]=&quot;&quot;;&quot;&quot;;[.S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4" office:value-type="string" calcext:value-type="string">
            <text:p>CTDI Measurements</text:p>
          </table:table-cell>
          <table:table-cell table:number-columns-repeated="9"/>
          <table:table-cell table:style-name="ce88"/>
          <table:table-cell/>
          <table:table-cell table:style-name="ce102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165"/>
          <table:table-cell/>
          <table:table-cell table:style-name="ce26" office:value-type="string" calcext:value-type="string">
            <text:p>Table Increment/speed</text:p>
          </table:table-cell>
          <table:table-cell table:style-name="ce170"/>
          <table:table-cell table:style-name="ce172" table:formula="of:=IF([.AB90]&lt;&gt;[.AD90];&quot;Change&quot;;&quot;&quot;)">
            <text:p/>
          </table:table-cell>
          <table:table-cell table:style-name="ce175" table:formula="of:=IF([.V78]=&quot;&quot;;&quot;&quot;;[.S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3"/>
          <table:table-cell table:style-name="ce45" office:value-type="string" calcext:value-type="string" table:number-columns-spanned="3" table:number-rows-spanned="1">
            <text:p>Adult</text:p>
          </table:table-cell>
          <table:covered-table-cell table:style-name="ce58"/>
          <table:covered-table-cell table:style-name="ce69"/>
          <table:table-cell table:style-name="ce74" office:value-type="string" calcext:value-type="string" table:number-columns-spanned="2" table:number-rows-spanned="1">
            <text:p>Pediatric</text:p>
          </table:table-cell>
          <table:covered-table-cell table:style-name="ce76"/>
          <table:table-cell table:number-columns-repeated="2"/>
          <table:table-cell table:style-name="ce88"/>
          <table:table-cell/>
          <table:table-cell table:style-name="ce102"/>
          <table:table-cell table:style-name="ce26" office:value-type="string" calcext:value-type="string">
            <text:p>kVp</text:p>
          </table:table-cell>
          <table:table-cell table:style-name="ce121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Pitch</text:p>
          </table:table-cell>
          <table:table-cell table:style-name="ce170"/>
          <table:table-cell table:style-name="ce172" table:formula="of:=IF([.AB91]&lt;&gt;[.AD91];&quot;Change&quot;;&quot;&quot;)">
            <text:p/>
          </table:table-cell>
          <table:table-cell table:style-name="ce175" table:formula="of:=IF([.V79]=&quot;&quot;;&quot;&quot;;[.S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3"/>
          <table:table-cell table:style-name="ce46" office:value-type="string" calcext:value-type="string">
            <text:p>Abdomen</text:p>
          </table:table-cell>
          <table:table-cell table:style-name="ce59" office:value-type="string" calcext:value-type="string">
            <text:p>Chest</text:p>
          </table:table-cell>
          <table:table-cell table:style-name="ce70" office:value-type="string" calcext:value-type="string">
            <text:p>Head</text:p>
          </table:table-cell>
          <table:table-cell table:style-name="ce59" office:value-type="string" calcext:value-type="string">
            <text:p>Abdomen</text:p>
          </table:table-cell>
          <table:table-cell table:style-name="ce70" office:value-type="string" calcext:value-type="string">
            <text:p>Head</text:p>
          </table:table-cell>
          <table:table-cell table:number-columns-repeated="2"/>
          <table:table-cell table:style-name="ce88"/>
          <table:table-cell/>
          <table:table-cell table:style-name="ce102"/>
          <table:table-cell table:style-name="ce26" office:value-type="string" calcext:value-type="string">
            <text:p>mA</text:p>
          </table:table-cell>
          <table:table-cell table:style-name="ce121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Recon scan width (mm)</text:p>
          </table:table-cell>
          <table:table-cell table:style-name="ce170"/>
          <table:table-cell table:style-name="ce172" table:formula="of:=IF([.AB92]&lt;&gt;[.AD92];&quot;Change&quot;;&quot;&quot;)">
            <text:p/>
          </table:table-cell>
          <table:table-cell table:style-name="ce175" table:formula="of:=IF([.V80]=&quot;&quot;;&quot;&quot;;[.S8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4"/>
          <table:table-cell table:style-name="ce26" office:value-type="string" calcext:value-type="string">
            <text:p>Indiated CTDIvol (mGy)</text:p>
          </table:table-cell>
          <table:table-cell table:style-name="ce47" table:formula="of:=IF([.F88]=&quot;&quot;;&quot;&quot;;[.F88])">
            <text:p/>
          </table:table-cell>
          <table:table-cell table:style-name="ce60" table:formula="of:=IF([.G88]=&quot;&quot;;&quot;&quot;;[.G88])">
            <text:p/>
          </table:table-cell>
          <table:table-cell table:style-name="ce60" table:formula="of:=IF([.H88]=&quot;&quot;;&quot;&quot;;[.H88])">
            <text:p/>
          </table:table-cell>
          <table:table-cell table:style-name="ce60" table:formula="of:=IF([.I88]=&quot;&quot;;&quot;&quot;;[.I88])">
            <text:p/>
          </table:table-cell>
          <table:table-cell table:style-name="ce77" table:formula="of:=IF([.J88]=&quot;&quot;;&quot;&quot;;[.J88])">
            <text:p/>
          </table:table-cell>
          <table:table-cell/>
          <table:table-cell table:style-name="ce86" office:value-type="string" calcext:value-type="string" table:number-columns-spanned="2" table:number-rows-spanned="1">
            <text:p>ACR Reference Levels</text:p>
          </table:table-cell>
          <table:covered-table-cell table:style-name="ce88"/>
          <table:table-cell/>
          <table:table-cell table:style-name="ce102"/>
          <table:table-cell table:style-name="ce26" office:value-type="string" calcext:value-type="string">
            <text:p>mAs</text:p>
          </table:table-cell>
          <table:table-cell table:style-name="ce121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Recon scan interval (mm)</text:p>
          </table:table-cell>
          <table:table-cell table:style-name="ce170"/>
          <table:table-cell table:style-name="ce172" table:formula="of:=IF([.AB93]&lt;&gt;[.AD93];&quot;Change&quot;;&quot;&quot;)">
            <text:p/>
          </table:table-cell>
          <table:table-cell table:style-name="ce175" table:formula="of:=IF([.V81]=&quot;&quot;;&quot;&quot;;[.S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5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48"/>
          <table:table-cell table:style-name="ce61" table:number-columns-repeated="3"/>
          <table:table-cell table:style-name="ce78"/>
          <table:table-cell/>
          <table:table-cell table:style-name="ce26" office:value-type="string" calcext:value-type="string">
            <text:p>Adult Body:</text:p>
          </table:table-cell>
          <table:table-cell table:style-name="ce95" office:value-type="string" calcext:value-type="string">
            <text:p>25 mGy</text:p>
          </table:table-cell>
          <table:table-cell/>
          <table:table-cell table:style-name="ce102"/>
          <table:table-cell table:style-name="ce26" office:value-type="string" calcext:value-type="string">
            <text:p>Eff mAs</text:p>
          </table:table-cell>
          <table:table-cell table:style-name="ce121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Dose reduction techniques</text:p>
          </table:table-cell>
          <table:table-cell table:style-name="ce170"/>
          <table:table-cell table:style-name="ce172" table:formula="of:=IF([.AB94]&lt;&gt;[.AD94];&quot;Change&quot;;&quot;&quot;)">
            <text:p/>
          </table:table-cell>
          <table:table-cell table:style-name="ce175" table:formula="of:=IF([.V82]=&quot;&quot;;&quot;&quot;;[.S8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covered-table-cell table:style-name="ce24"/>
          <table:covered-table-cell/>
          <table:table-cell table:style-name="ce49"/>
          <table:table-cell table:style-name="ce33" table:number-columns-repeated="3"/>
          <table:table-cell table:style-name="ce79"/>
          <table:table-cell/>
          <table:table-cell table:style-name="ce26" office:value-type="string" calcext:value-type="string">
            <text:p>Adult Head:</text:p>
          </table:table-cell>
          <table:table-cell table:style-name="ce95" office:value-type="string" calcext:value-type="string">
            <text:p>75 mGy</text:p>
          </table:table-cell>
          <table:table-cell/>
          <table:table-cell table:style-name="ce102"/>
          <table:table-cell table:style-name="ce26" office:value-type="string" calcext:value-type="string">
            <text:p>Time/rotation (s)</text:p>
          </table:table-cell>
          <table:table-cell table:style-name="ce121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Indiated CTDIvol (mGy)</text:p>
          </table:table-cell>
          <table:table-cell table:style-name="ce170"/>
          <table:table-cell table:style-name="ce172" table:formula="of:=IF([.AB95]&lt;&gt;[.AD95];&quot;Change&quot;;&quot;&quot;)">
            <text:p/>
          </table:table-cell>
          <table:table-cell table:style-name="ce175" table:formula="of:=IF([.V83]=&quot;&quot;;&quot;&quot;;[.S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covered-table-cell table:style-name="ce24"/>
          <table:covered-table-cell/>
          <table:table-cell table:style-name="ce50"/>
          <table:table-cell table:style-name="ce62" table:number-columns-repeated="3"/>
          <table:table-cell table:style-name="ce80"/>
          <table:table-cell/>
          <table:table-cell table:style-name="ce26" office:value-type="string" calcext:value-type="string">
            <text:p>Pediatric body:</text:p>
          </table:table-cell>
          <table:table-cell table:style-name="ce95" office:value-type="string" calcext:value-type="string">
            <text:p>15 mGy</text:p>
          </table:table-cell>
          <table:table-cell/>
          <table:table-cell table:style-name="ce102"/>
          <table:table-cell table:style-name="ce26" office:value-type="string" calcext:value-type="string">
            <text:p>Scan FOV (cm)</text:p>
          </table:table-cell>
          <table:table-cell table:style-name="ce121" table:number-columns-repeated="5"/>
          <table:table-cell table:number-columns-repeated="3"/>
          <table:table-cell table:style-name="ce165"/>
          <table:table-cell/>
          <table:table-cell table:style-name="ce34" office:value-type="string" calcext:value-type="string">
            <text:p>Ped Abdomen</text:p>
          </table:table-cell>
          <table:table-cell table:number-columns-repeated="99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4"/>
          <table:table-cell table:style-name="ce26" office:value-type="string" calcext:value-type="string">
            <text:p>Phantom size indicated (cm)</text:p>
          </table:table-cell>
          <table:table-cell table:style-name="ce48"/>
          <table:table-cell table:style-name="ce61" table:number-columns-repeated="3"/>
          <table:table-cell table:style-name="ce78"/>
          <table:table-cell/>
          <table:table-cell table:style-name="ce26" office:value-type="string" calcext:value-type="string">
            <text:p>Pediatric Head:</text:p>
          </table:table-cell>
          <table:table-cell table:style-name="ce95" office:value-type="string" calcext:value-type="string">
            <text:p>35 mGy</text:p>
          </table:table-cell>
          <table:table-cell/>
          <table:table-cell table:style-name="ce102"/>
          <table:table-cell table:style-name="ce26" office:value-type="string" calcext:value-type="string">
            <text:p>Display FOV (cm)</text:p>
          </table:table-cell>
          <table:table-cell table:style-name="ce121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kVp</text:p>
          </table:table-cell>
          <table:table-cell table:style-name="ce170"/>
          <table:table-cell table:style-name="ce172" table:formula="of:=IF([.AB97]&lt;&gt;[.AD97];&quot;Change&quot;;&quot;&quot;)">
            <text:p/>
          </table:table-cell>
          <table:table-cell table:style-name="ce175" table:formula="of:=IF([.T72]=&quot;&quot;;&quot;&quot;;[.T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4"/>
          <table:table-cell table:style-name="ce26" office:value-type="string" calcext:value-type="string">
            <text:p>Phantom size used (cm)</text:p>
          </table:table-cell>
          <table:table-cell table:style-name="ce50"/>
          <table:table-cell table:style-name="ce62" table:number-columns-repeated="3"/>
          <table:table-cell table:style-name="ce80"/>
          <table:table-cell table:number-columns-repeated="2"/>
          <table:table-cell table:style-name="ce88"/>
          <table:table-cell/>
          <table:table-cell table:style-name="ce102"/>
          <table:table-cell table:style-name="ce26" office:value-type="string" calcext:value-type="string">
            <text:p>Reconstruction Algorithm</text:p>
          </table:table-cell>
          <table:table-cell table:style-name="ce121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mA</text:p>
          </table:table-cell>
          <table:table-cell table:style-name="ce170"/>
          <table:table-cell table:style-name="ce172" table:formula="of:=IF([.AB98]&lt;&gt;[.AD98];&quot;Change&quot;;&quot;&quot;)">
            <text:p/>
          </table:table-cell>
          <table:table-cell table:style-name="ce175" table:formula="of:=IF([.T73]=&quot;&quot;;&quot;&quot;;[.T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Acceptable:</text:p>
          </table:table-cell>
          <table:table-cell table:style-name="ce51"/>
          <table:table-cell table:style-name="ce63" table:number-columns-repeated="3"/>
          <table:table-cell table:style-name="ce75"/>
          <table:table-cell table:number-columns-repeated="2"/>
          <table:table-cell table:style-name="ce88"/>
          <table:table-cell/>
          <table:table-cell table:style-name="ce102"/>
          <table:table-cell table:style-name="ce26" office:value-type="string" calcext:value-type="string">
            <text:p>Axial/Helical</text:p>
          </table:table-cell>
          <table:table-cell table:style-name="ce121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mAs</text:p>
          </table:table-cell>
          <table:table-cell table:style-name="ce170"/>
          <table:table-cell table:style-name="ce172" table:formula="of:=IF([.AB99]&lt;&gt;[.AD99];&quot;Change&quot;;&quot;&quot;)">
            <text:p/>
          </table:table-cell>
          <table:table-cell table:style-name="ce175" table:formula="of:=IF([.T74]=&quot;&quot;;&quot;&quot;;[.T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3"/>
          <table:table-cell table:style-name="ce34" office:value-type="string" calcext:value-type="string">
            <text:p>Criteria:</text:p>
          </table:table-cell>
          <table:table-cell office:value-type="string" calcext:value-type="string">
            <text:p>CTDIvol is be less than ACR reference dose</text:p>
          </table:table-cell>
          <table:table-cell table:number-columns-repeated="5"/>
          <table:table-cell table:style-name="ce88"/>
          <table:table-cell/>
          <table:table-cell table:style-name="ce102"/>
          <table:table-cell table:style-name="ce26" office:value-type="string" calcext:value-type="string">
            <text:p>Z-Axis collimation</text:p>
          </table:table-cell>
          <table:table-cell table:style-name="ce121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Eff mAs</text:p>
          </table:table-cell>
          <table:table-cell table:style-name="ce170"/>
          <table:table-cell table:style-name="ce172" table:formula="of:=IF([.AB100]&lt;&gt;[.AD100];&quot;Change&quot;;&quot;&quot;)">
            <text:p/>
          </table:table-cell>
          <table:table-cell table:style-name="ce175" table:formula="of:=IF([.T75]=&quot;&quot;;&quot;&quot;;[.T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88"/>
          <table:table-cell/>
          <table:table-cell table:style-name="ce102"/>
          <table:table-cell table:style-name="ce26" office:value-type="string" calcext:value-type="string">
            <text:p># of channels</text:p>
          </table:table-cell>
          <table:table-cell table:style-name="ce121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Time/rotation (s)</text:p>
          </table:table-cell>
          <table:table-cell table:style-name="ce170"/>
          <table:table-cell table:style-name="ce172" table:formula="of:=IF([.AB101]&lt;&gt;[.AD101];&quot;Change&quot;;&quot;&quot;)">
            <text:p/>
          </table:table-cell>
          <table:table-cell table:style-name="ce175" table:formula="of:=IF([.T76]=&quot;&quot;;&quot;&quot;;[.T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5" office:value-type="string" calcext:value-type="string">
            <text:p>Beam Profile</text:p>
          </table:table-cell>
          <table:table-cell table:number-columns-repeated="9"/>
          <table:table-cell table:style-name="ce88"/>
          <table:table-cell/>
          <table:table-cell table:style-name="ce102"/>
          <table:table-cell table:style-name="ce26" office:value-type="string" calcext:value-type="string">
            <text:p>Table Increment/speed</text:p>
          </table:table-cell>
          <table:table-cell table:style-name="ce121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Scan FOV (cm)</text:p>
          </table:table-cell>
          <table:table-cell table:style-name="ce170"/>
          <table:table-cell table:style-name="ce172" table:formula="of:=IF([.AB102]&lt;&gt;[.AD102];&quot;Change&quot;;&quot;&quot;)">
            <text:p/>
          </table:table-cell>
          <table:table-cell table:style-name="ce175" table:formula="of:=IF([.T77]=&quot;&quot;;&quot;&quot;;[.T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Channels (N)</text:p>
          </table:table-cell>
          <table:table-cell table:style-name="ce44" table:number-columns-repeated="4"/>
          <table:table-cell table:number-columns-repeated="3"/>
          <table:table-cell table:style-name="ce88"/>
          <table:table-cell/>
          <table:table-cell table:style-name="ce102"/>
          <table:table-cell table:style-name="ce26" office:value-type="string" calcext:value-type="string">
            <text:p>Pitch</text:p>
          </table:table-cell>
          <table:table-cell table:style-name="ce121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Display FOV (cm)</text:p>
          </table:table-cell>
          <table:table-cell table:style-name="ce170"/>
          <table:table-cell table:style-name="ce172" table:formula="of:=IF([.AB103]&lt;&gt;[.AD103];&quot;Change&quot;;&quot;&quot;)">
            <text:p/>
          </table:table-cell>
          <table:table-cell table:style-name="ce175" table:formula="of:=IF([.T78]=&quot;&quot;;&quot;&quot;;[.T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Detector width (mm)</text:p>
          </table:table-cell>
          <table:table-cell table:style-name="ce44" table:number-columns-repeated="4"/>
          <table:table-cell table:number-columns-repeated="3"/>
          <table:table-cell table:style-name="ce88"/>
          <table:table-cell/>
          <table:table-cell table:style-name="ce102"/>
          <table:table-cell table:style-name="ce26" office:value-type="string" calcext:value-type="string">
            <text:p>Recon scan width (mm)</text:p>
          </table:table-cell>
          <table:table-cell table:style-name="ce121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Reconstruction Algorithm</text:p>
          </table:table-cell>
          <table:table-cell table:style-name="ce170"/>
          <table:table-cell table:style-name="ce172" table:formula="of:=IF([.AB104]&lt;&gt;[.AD104];&quot;Change&quot;;&quot;&quot;)">
            <text:p/>
          </table:table-cell>
          <table:table-cell table:style-name="ce175" table:formula="of:=IF([.T79]=&quot;&quot;;&quot;&quot;;[.T7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Table velocity (mm/s)</text:p>
          </table:table-cell>
          <table:table-cell table:style-name="ce44" table:number-columns-repeated="4"/>
          <table:table-cell table:number-columns-repeated="3"/>
          <table:table-cell table:style-name="ce88"/>
          <table:table-cell/>
          <table:table-cell table:style-name="ce102"/>
          <table:table-cell table:style-name="ce26" office:value-type="string" calcext:value-type="string">
            <text:p>Recon scan interval (mm)</text:p>
          </table:table-cell>
          <table:table-cell table:style-name="ce121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Axial/Helical</text:p>
          </table:table-cell>
          <table:table-cell table:style-name="ce170"/>
          <table:table-cell table:style-name="ce172" table:formula="of:=IF([.AB105]&lt;&gt;[.AD105];&quot;Change&quot;;&quot;&quot;)">
            <text:p/>
          </table:table-cell>
          <table:table-cell table:style-name="ce175" table:formula="of:=IF([.T80]=&quot;&quot;;&quot;&quot;;[.T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Beam width (mm)</text:p>
          </table:table-cell>
          <table:table-cell table:style-name="ce44" table:number-columns-repeated="4"/>
          <table:table-cell table:number-columns-repeated="3"/>
          <table:table-cell table:style-name="ce88"/>
          <table:table-cell/>
          <table:table-cell table:style-name="ce102"/>
          <table:table-cell table:style-name="ce26" office:value-type="string" calcext:value-type="string">
            <text:p>Dose reduction techniques</text:p>
          </table:table-cell>
          <table:table-cell table:style-name="ce121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Z-Axis collimation</text:p>
          </table:table-cell>
          <table:table-cell table:style-name="ce170"/>
          <table:table-cell table:style-name="ce172" table:formula="of:=IF([.AB106]&lt;&gt;[.AD106];&quot;Change&quot;;&quot;&quot;)">
            <text:p/>
          </table:table-cell>
          <table:table-cell table:style-name="ce175" table:formula="of:=IF([.T81]=&quot;&quot;;&quot;&quot;;[.T8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31" office:value-type="string" calcext:value-type="string" table:number-columns-spanned="1" table:number-rows-spanned="3">
            <text:p>Measured beam width (mm)</text:p>
          </table:table-cell>
          <table:table-cell table:style-name="ce44" table:number-columns-repeated="4"/>
          <table:table-cell table:number-columns-repeated="3"/>
          <table:table-cell table:style-name="ce88"/>
          <table:table-cell/>
          <table:table-cell table:style-name="ce102"/>
          <table:table-cell table:style-name="ce26" office:value-type="string" calcext:value-type="string">
            <text:p>Indiated CTDIvol (mGy)</text:p>
          </table:table-cell>
          <table:table-cell table:style-name="ce121" table:number-columns-repeated="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# of channels</text:p>
          </table:table-cell>
          <table:table-cell table:style-name="ce170"/>
          <table:table-cell table:style-name="ce172" table:formula="of:=IF([.AB107]&lt;&gt;[.AD107];&quot;Change&quot;;&quot;&quot;)">
            <text:p/>
          </table:table-cell>
          <table:table-cell table:style-name="ce175" table:formula="of:=IF([.T82]=&quot;&quot;;&quot;&quot;;[.T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covered-table-cell/>
          <table:table-cell table:style-name="ce44" table:number-columns-repeated="4"/>
          <table:table-cell table:number-columns-repeated="3"/>
          <table:table-cell table:style-name="ce88"/>
          <table:table-cell/>
          <table:table-cell table:style-name="ce100"/>
          <table:table-cell table:style-name="ce13" table:number-columns-repeated="9"/>
          <table:table-cell table:style-name="ce164"/>
          <table:table-cell/>
          <table:table-cell table:style-name="ce26" office:value-type="string" calcext:value-type="string">
            <text:p>Table Increment/speed</text:p>
          </table:table-cell>
          <table:table-cell table:style-name="ce170"/>
          <table:table-cell table:style-name="ce172" table:formula="of:=IF([.AB108]&lt;&gt;[.AD108];&quot;Change&quot;;&quot;&quot;)">
            <text:p/>
          </table:table-cell>
          <table:table-cell table:style-name="ce175" table:formula="of:=IF([.T83]=&quot;&quot;;&quot;&quot;;[.T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covered-table-cell/>
          <table:table-cell table:style-name="ce44" table:number-columns-repeated="4"/>
          <table:table-cell table:number-columns-repeated="3"/>
          <table:table-cell table:style-name="ce88"/>
          <table:table-cell table:number-columns-repeated="13"/>
          <table:table-cell table:style-name="ce26" office:value-type="string" calcext:value-type="string">
            <text:p>Pitch</text:p>
          </table:table-cell>
          <table:table-cell table:style-name="ce170"/>
          <table:table-cell table:style-name="ce172" table:formula="of:=IF([.AB109]&lt;&gt;[.AD109];&quot;Change&quot;;&quot;&quot;)">
            <text:p/>
          </table:table-cell>
          <table:table-cell table:style-name="ce175" table:formula="of:=IF([.T84]=&quot;&quot;;&quot;&quot;;[.T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88"/>
          <table:table-cell table:number-columns-repeated="6"/>
          <table:table-cell table:style-name="ce68" office:value-type="string" calcext:value-type="string">
            <text:p>Inspection Results</text:p>
          </table:table-cell>
          <table:table-cell table:number-columns-repeated="6"/>
          <table:table-cell table:style-name="ce26" office:value-type="string" calcext:value-type="string">
            <text:p>Recon scan width (mm)</text:p>
          </table:table-cell>
          <table:table-cell table:style-name="ce170"/>
          <table:table-cell table:style-name="ce172" table:formula="of:=IF([.AB110]&lt;&gt;[.AD110];&quot;Change&quot;;&quot;&quot;)">
            <text:p/>
          </table:table-cell>
          <table:table-cell table:style-name="ce175" table:formula="of:=IF([.T85]=&quot;&quot;;&quot;&quot;;[.T8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table-cell table:style-name="ce26" office:value-type="string" calcext:value-type="string">
            <text:p>Acceptable:</text:p>
          </table:table-cell>
          <table:table-cell table:style-name="ce51"/>
          <table:table-cell table:style-name="ce63" table:number-columns-repeated="2"/>
          <table:table-cell table:style-name="ce75"/>
          <table:table-cell table:number-columns-repeated="3"/>
          <table:table-cell table:style-name="ce88"/>
          <table:table-cell/>
          <table:table-cell table:style-name="ce106" office:value-type="string" calcext:value-type="string">
            <text:p>CTDI Measurements</text:p>
          </table:table-cell>
          <table:table-cell table:style-name="ce116" table:number-columns-repeated="9"/>
          <table:table-cell table:style-name="ce76"/>
          <table:table-cell/>
          <table:table-cell table:style-name="ce26" office:value-type="string" calcext:value-type="string">
            <text:p>Recon scan interval (mm)</text:p>
          </table:table-cell>
          <table:table-cell table:style-name="ce170"/>
          <table:table-cell table:style-name="ce172" table:formula="of:=IF([.AB111]&lt;&gt;[.AD111];&quot;Change&quot;;&quot;&quot;)">
            <text:p/>
          </table:table-cell>
          <table:table-cell table:style-name="ce175" table:formula="of:=IF([.T86]=&quot;&quot;;&quot;&quot;;[.T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3"/>
          <table:table-cell table:style-name="ce34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5"/>
          <table:table-cell table:style-name="ce88"/>
          <table:table-cell/>
          <table:table-cell table:style-name="ce102"/>
          <table:table-cell/>
          <table:table-cell table:style-name="ce45" office:value-type="string" calcext:value-type="string" table:number-columns-spanned="3" table:number-rows-spanned="1">
            <text:p>Adult</text:p>
          </table:table-cell>
          <table:covered-table-cell table:style-name="ce58"/>
          <table:covered-table-cell table:style-name="ce69"/>
          <table:table-cell table:style-name="ce74" office:value-type="string" calcext:value-type="string" table:number-columns-spanned="2" table:number-rows-spanned="1">
            <text:p>Pediatric</text:p>
          </table:table-cell>
          <table:covered-table-cell table:style-name="ce76"/>
          <table:table-cell/>
          <table:table-cell table:style-name="ce157" office:value-type="string" calcext:value-type="string">
            <text:p>Criteria:</text:p>
          </table:table-cell>
          <table:table-cell/>
          <table:table-cell table:style-name="ce165"/>
          <table:table-cell/>
          <table:table-cell table:style-name="ce26" office:value-type="string" calcext:value-type="string">
            <text:p>Dose reduction techniques</text:p>
          </table:table-cell>
          <table:table-cell table:style-name="ce170"/>
          <table:table-cell table:style-name="ce172" table:formula="of:=IF([.AB112]&lt;&gt;[.AD112];&quot;Change&quot;;&quot;&quot;)">
            <text:p/>
          </table:table-cell>
          <table:table-cell table:style-name="ce175" table:formula="of:=IF([.T87]=&quot;&quot;;&quot;&quot;;[.T8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88"/>
          <table:table-cell/>
          <table:table-cell table:style-name="ce102"/>
          <table:table-cell/>
          <table:table-cell table:style-name="ce46" office:value-type="string" calcext:value-type="string">
            <text:p>Abdomen</text:p>
          </table:table-cell>
          <table:table-cell table:style-name="ce59" office:value-type="string" calcext:value-type="string">
            <text:p>Chest</text:p>
          </table:table-cell>
          <table:table-cell table:style-name="ce70" office:value-type="string" calcext:value-type="string">
            <text:p>Head</text:p>
          </table:table-cell>
          <table:table-cell table:style-name="ce59" office:value-type="string" calcext:value-type="string">
            <text:p>Abdomen</text:p>
          </table:table-cell>
          <table:table-cell table:style-name="ce70" office:value-type="string" calcext:value-type="string">
            <text:p>Head</text:p>
          </table:table-cell>
          <table:table-cell/>
          <table:table-cell office:value-type="string" calcext:value-type="string">
            <text:p>CTDIvol is be less than ACR reference dose</text:p>
          </table:table-cell>
          <table:table-cell/>
          <table:table-cell table:style-name="ce165"/>
          <table:table-cell/>
          <table:table-cell table:style-name="ce26" office:value-type="string" calcext:value-type="string">
            <text:p>Indiated CTDIvol (mGy)</text:p>
          </table:table-cell>
          <table:table-cell table:style-name="ce170"/>
          <table:table-cell table:style-name="ce172" table:formula="of:=IF([.AB113]&lt;&gt;[.AD113];&quot;Change&quot;;&quot;&quot;)">
            <text:p/>
          </table:table-cell>
          <table:table-cell table:style-name="ce175" table:formula="of:=IF([.T88]=&quot;&quot;;&quot;&quot;;[.T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88"/>
          <table:table-cell/>
          <table:table-cell table:style-name="ce102"/>
          <table:table-cell table:style-name="ce26" office:value-type="string" calcext:value-type="string">
            <text:p>Indiated CTDIvol (mGy)</text:p>
          </table:table-cell>
          <table:table-cell table:style-name="ce122" table:formula="of:=IF([.Q88]=&quot;&quot;;&quot;&quot;;[.Q88])">
            <text:p/>
          </table:table-cell>
          <table:table-cell table:style-name="ce134" table:formula="of:=IF([.R88]=&quot;&quot;;&quot;&quot;;[.R88])">
            <text:p/>
          </table:table-cell>
          <table:table-cell table:style-name="ce134" table:formula="of:=IF([.S88]=&quot;&quot;;&quot;&quot;;[.S88])">
            <text:p/>
          </table:table-cell>
          <table:table-cell table:style-name="ce134" table:formula="of:=IF([.T88]=&quot;&quot;;&quot;&quot;;[.T88])">
            <text:p/>
          </table:table-cell>
          <table:table-cell table:style-name="ce147" table:formula="of:=IF([.U88]=&quot;&quot;;&quot;&quot;;[.U88])">
            <text:p/>
          </table:table-cell>
          <table:table-cell/>
          <table:table-cell table:style-name="ce26" office:value-type="string" calcext:value-type="string">
            <text:p>Adult Body:</text:p>
          </table:table-cell>
          <table:table-cell table:style-name="ce2" office:value-type="string" calcext:value-type="string">
            <text:p>25 mGy</text:p>
          </table:table-cell>
          <table:table-cell table:style-name="ce165"/>
          <table:table-cell/>
          <table:table-cell table:style-name="ce34" office:value-type="string" calcext:value-type="string">
            <text:p>Ped Head</text:p>
          </table:table-cell>
          <table:table-cell table:number-columns-repeated="99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88"/>
          <table:table-cell/>
          <table:table-cell table:style-name="ce107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123"/>
          <table:table-cell table:style-name="ce135" table:number-columns-repeated="3"/>
          <table:table-cell table:style-name="ce148"/>
          <table:table-cell/>
          <table:table-cell table:style-name="ce26" office:value-type="string" calcext:value-type="string">
            <text:p>Adult Head:</text:p>
          </table:table-cell>
          <table:table-cell table:style-name="ce2" office:value-type="string" calcext:value-type="string">
            <text:p>75 mGy</text:p>
          </table:table-cell>
          <table:table-cell table:style-name="ce165"/>
          <table:table-cell/>
          <table:table-cell table:style-name="ce26" office:value-type="string" calcext:value-type="string">
            <text:p>kVp</text:p>
          </table:table-cell>
          <table:table-cell table:style-name="ce170"/>
          <table:table-cell table:style-name="ce172" table:formula="of:=IF([.AB115]&lt;&gt;[.AD115];&quot;Change&quot;;&quot;&quot;)">
            <text:p/>
          </table:table-cell>
          <table:table-cell table:style-name="ce175" table:formula="of:=IF([.U72]=&quot;&quot;;&quot;&quot;;[.U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88"/>
          <table:table-cell/>
          <table:covered-table-cell table:style-name="ce102"/>
          <table:covered-table-cell/>
          <table:table-cell table:style-name="ce124"/>
          <table:table-cell table:style-name="ce117" table:number-columns-repeated="3"/>
          <table:table-cell table:style-name="ce149"/>
          <table:table-cell/>
          <table:table-cell table:style-name="ce26" office:value-type="string" calcext:value-type="string">
            <text:p>Pediatric body:</text:p>
          </table:table-cell>
          <table:table-cell table:style-name="ce2" office:value-type="string" calcext:value-type="string">
            <text:p>15 mGy</text:p>
          </table:table-cell>
          <table:table-cell table:style-name="ce165"/>
          <table:table-cell/>
          <table:table-cell table:style-name="ce26" office:value-type="string" calcext:value-type="string">
            <text:p>mA</text:p>
          </table:table-cell>
          <table:table-cell table:style-name="ce170"/>
          <table:table-cell table:style-name="ce172" table:formula="of:=IF([.AB116]&lt;&gt;[.AD116];&quot;Change&quot;;&quot;&quot;)">
            <text:p/>
          </table:table-cell>
          <table:table-cell table:style-name="ce175" table:formula="of:=IF([.U73]=&quot;&quot;;&quot;&quot;;[.U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88"/>
          <table:table-cell/>
          <table:covered-table-cell table:style-name="ce102"/>
          <table:covered-table-cell/>
          <table:table-cell table:style-name="ce125"/>
          <table:table-cell table:style-name="ce136" table:number-columns-repeated="3"/>
          <table:table-cell table:style-name="ce150"/>
          <table:table-cell/>
          <table:table-cell table:style-name="ce26" office:value-type="string" calcext:value-type="string">
            <text:p>Pediatric Head:</text:p>
          </table:table-cell>
          <table:table-cell table:style-name="ce2" office:value-type="string" calcext:value-type="string">
            <text:p>35 mGy</text:p>
          </table:table-cell>
          <table:table-cell table:style-name="ce165"/>
          <table:table-cell/>
          <table:table-cell table:style-name="ce26" office:value-type="string" calcext:value-type="string">
            <text:p>mAs</text:p>
          </table:table-cell>
          <table:table-cell table:style-name="ce170"/>
          <table:table-cell table:style-name="ce172" table:formula="of:=IF([.AB117]&lt;&gt;[.AD117];&quot;Change&quot;;&quot;&quot;)">
            <text:p/>
          </table:table-cell>
          <table:table-cell table:style-name="ce175" table:formula="of:=IF([.U74]=&quot;&quot;;&quot;&quot;;[.U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88"/>
          <table:table-cell/>
          <table:table-cell table:style-name="ce102"/>
          <table:table-cell table:style-name="ce26" office:value-type="string" calcext:value-type="string">
            <text:p>Average CTDIvol:</text:p>
          </table:table-cell>
          <table:table-cell table:style-name="ce126" table:formula="of:=IF(OR([.Q115]=&quot;&quot;;[.Q116]=&quot;&quot;;[.Q117]=&quot;&quot;);&quot;&quot;;AVERAGE([.Q115:.Q117]))">
            <text:p/>
          </table:table-cell>
          <table:table-cell table:style-name="ce137" table:formula="of:=IF(OR([.R115]=&quot;&quot;;[.R116]=&quot;&quot;;[.R117]=&quot;&quot;);&quot;&quot;;AVERAGE([.R115:.R117]))">
            <text:p/>
          </table:table-cell>
          <table:table-cell table:style-name="ce137" table:formula="of:=IF(OR([.S115]=&quot;&quot;;[.S116]=&quot;&quot;;[.S117]=&quot;&quot;);&quot;&quot;;AVERAGE([.S115:.S117]))">
            <text:p/>
          </table:table-cell>
          <table:table-cell table:style-name="ce137" table:formula="of:=IF(OR([.T115]=&quot;&quot;;[.T116]=&quot;&quot;;[.T117]=&quot;&quot;);&quot;&quot;;AVERAGE([.T115:.T117]))">
            <text:p/>
          </table:table-cell>
          <table:table-cell table:style-name="ce151" table:formula="of:=IF(OR([.U115]=&quot;&quot;;[.U116]=&quot;&quot;;[.U117]=&quot;&quot;);&quot;&quot;;AVERAGE([.U115:.U117]))">
            <text:p/>
          </table:table-cell>
          <table:table-cell table:number-columns-repeated="3"/>
          <table:table-cell table:style-name="ce165"/>
          <table:table-cell/>
          <table:table-cell table:style-name="ce26" office:value-type="string" calcext:value-type="string">
            <text:p>Eff mAs</text:p>
          </table:table-cell>
          <table:table-cell table:style-name="ce170"/>
          <table:table-cell table:style-name="ce172" table:formula="of:=IF([.AB118]&lt;&gt;[.AD118];&quot;Change&quot;;&quot;&quot;)">
            <text:p/>
          </table:table-cell>
          <table:table-cell table:style-name="ce175" table:formula="of:=IF([.U75]=&quot;&quot;;&quot;&quot;;[.U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88"/>
          <table:table-cell/>
          <table:table-cell table:style-name="ce102"/>
          <table:table-cell table:style-name="ce26" office:value-type="string" calcext:value-type="string">
            <text:p>Phantom size indicated (cm)</text:p>
          </table:table-cell>
          <table:table-cell table:style-name="ce123"/>
          <table:table-cell table:style-name="ce135" table:number-columns-repeated="3"/>
          <table:table-cell table:style-name="ce148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Time/rotation (s)</text:p>
          </table:table-cell>
          <table:table-cell table:style-name="ce170"/>
          <table:table-cell table:style-name="ce172" table:formula="of:=IF([.AB119]&lt;&gt;[.AD119];&quot;Change&quot;;&quot;&quot;)">
            <text:p/>
          </table:table-cell>
          <table:table-cell table:style-name="ce175" table:formula="of:=IF([.U76]=&quot;&quot;;&quot;&quot;;[.U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88"/>
          <table:table-cell/>
          <table:table-cell table:style-name="ce102"/>
          <table:table-cell table:style-name="ce26" office:value-type="string" calcext:value-type="string">
            <text:p>Phantom size used (cm)</text:p>
          </table:table-cell>
          <table:table-cell table:style-name="ce125"/>
          <table:table-cell table:style-name="ce136" table:number-columns-repeated="3"/>
          <table:table-cell table:style-name="ce150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Scan FOV (cm)</text:p>
          </table:table-cell>
          <table:table-cell table:style-name="ce170"/>
          <table:table-cell table:style-name="ce172" table:formula="of:=IF([.AB120]&lt;&gt;[.AD120];&quot;Change&quot;;&quot;&quot;)">
            <text:p/>
          </table:table-cell>
          <table:table-cell table:style-name="ce175" table:formula="of:=IF([.U77]=&quot;&quot;;&quot;&quot;;[.U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88"/>
          <table:table-cell/>
          <table:table-cell table:style-name="ce102"/>
          <table:table-cell table:style-name="ce26" office:value-type="string" calcext:value-type="string">
            <text:p>Previous year:</text:p>
          </table:table-cell>
          <table:table-cell table:style-name="ce127"/>
          <table:table-cell table:style-name="ce138" table:number-columns-repeated="4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Display FOV (cm)</text:p>
          </table:table-cell>
          <table:table-cell table:style-name="ce170"/>
          <table:table-cell table:style-name="ce172" table:formula="of:=IF([.AB121]&lt;&gt;[.AD121];&quot;Change&quot;;&quot;&quot;)">
            <text:p/>
          </table:table-cell>
          <table:table-cell table:style-name="ce175" table:formula="of:=IF([.U78]=&quot;&quot;;&quot;&quot;;[.U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88"/>
          <table:table-cell/>
          <table:table-cell table:style-name="ce102"/>
          <table:table-cell table:style-name="ce26" office:value-type="string" calcext:value-type="string">
            <text:p>Acceptable:</text:p>
          </table:table-cell>
          <table:table-cell table:style-name="ce51"/>
          <table:table-cell table:style-name="ce63" table:number-columns-repeated="3"/>
          <table:table-cell table:style-name="ce75"/>
          <table:table-cell table:number-columns-repeated="3"/>
          <table:table-cell table:style-name="ce165"/>
          <table:table-cell/>
          <table:table-cell table:style-name="ce26" office:value-type="string" calcext:value-type="string">
            <text:p>Reconstruction Algorithm</text:p>
          </table:table-cell>
          <table:table-cell table:style-name="ce170"/>
          <table:table-cell table:style-name="ce172" table:formula="of:=IF([.AB122]&lt;&gt;[.AD122];&quot;Change&quot;;&quot;&quot;)">
            <text:p/>
          </table:table-cell>
          <table:table-cell table:style-name="ce175" table:formula="of:=IF([.U79]=&quot;&quot;;&quot;&quot;;[.U7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88"/>
          <table:table-cell/>
          <table:table-cell table:style-name="ce102"/>
          <table:table-cell table:number-columns-repeated="9"/>
          <table:table-cell table:style-name="ce165"/>
          <table:table-cell/>
          <table:table-cell table:style-name="ce26" office:value-type="string" calcext:value-type="string">
            <text:p>Axial/Helical</text:p>
          </table:table-cell>
          <table:table-cell table:style-name="ce170"/>
          <table:table-cell table:style-name="ce172" table:formula="of:=IF([.AB123]&lt;&gt;[.AD123];&quot;Change&quot;;&quot;&quot;)">
            <text:p/>
          </table:table-cell>
          <table:table-cell table:style-name="ce175" table:formula="of:=IF([.U80]=&quot;&quot;;&quot;&quot;;[.U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88"/>
          <table:table-cell/>
          <table:table-cell table:style-name="ce108" office:value-type="string" calcext:value-type="string">
            <text:p>Beam Profile</text:p>
          </table:table-cell>
          <table:table-cell table:number-columns-repeated="9"/>
          <table:table-cell table:style-name="ce165"/>
          <table:table-cell/>
          <table:table-cell table:style-name="ce26" office:value-type="string" calcext:value-type="string">
            <text:p>Z-Axis collimation</text:p>
          </table:table-cell>
          <table:table-cell table:style-name="ce170"/>
          <table:table-cell table:style-name="ce172" table:formula="of:=IF([.AB124]&lt;&gt;[.AD124];&quot;Change&quot;;&quot;&quot;)">
            <text:p/>
          </table:table-cell>
          <table:table-cell table:style-name="ce175" table:formula="of:=IF([.U81]=&quot;&quot;;&quot;&quot;;[.U8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88"/>
          <table:table-cell/>
          <table:table-cell table:style-name="ce102"/>
          <table:table-cell table:style-name="ce26" office:value-type="string" calcext:value-type="string">
            <text:p>Channels (N)</text:p>
          </table:table-cell>
          <table:table-cell table:style-name="ce128" table:number-columns-repeated="4"/>
          <table:table-cell table:number-columns-repeated="4"/>
          <table:table-cell table:style-name="ce165"/>
          <table:table-cell/>
          <table:table-cell table:style-name="ce26" office:value-type="string" calcext:value-type="string">
            <text:p># of channels</text:p>
          </table:table-cell>
          <table:table-cell table:style-name="ce170"/>
          <table:table-cell table:style-name="ce172" table:formula="of:=IF([.AB125]&lt;&gt;[.AD125];&quot;Change&quot;;&quot;&quot;)">
            <text:p/>
          </table:table-cell>
          <table:table-cell table:style-name="ce175" table:formula="of:=IF([.U82]=&quot;&quot;;&quot;&quot;;[.U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88"/>
          <table:table-cell/>
          <table:table-cell table:style-name="ce102"/>
          <table:table-cell table:style-name="ce26" office:value-type="string" calcext:value-type="string">
            <text:p>Detector width (mm)</text:p>
          </table:table-cell>
          <table:table-cell table:style-name="ce128" table:number-columns-repeated="4"/>
          <table:table-cell table:style-name="ce34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165"/>
          <table:table-cell/>
          <table:table-cell table:style-name="ce26" office:value-type="string" calcext:value-type="string">
            <text:p>Table Increment/speed</text:p>
          </table:table-cell>
          <table:table-cell table:style-name="ce170"/>
          <table:table-cell table:style-name="ce172" table:formula="of:=IF([.AB126]&lt;&gt;[.AD126];&quot;Change&quot;;&quot;&quot;)">
            <text:p/>
          </table:table-cell>
          <table:table-cell table:style-name="ce175" table:formula="of:=IF([.U83]=&quot;&quot;;&quot;&quot;;[.U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88"/>
          <table:table-cell/>
          <table:table-cell table:style-name="ce102"/>
          <table:table-cell table:style-name="ce26" office:value-type="string" calcext:value-type="string">
            <text:p>Table velocity (mm/s)</text:p>
          </table:table-cell>
          <table:table-cell table:style-name="ce128" table:number-columns-repeated="4"/>
          <table:table-cell table:number-columns-repeated="4"/>
          <table:table-cell table:style-name="ce165"/>
          <table:table-cell/>
          <table:table-cell table:style-name="ce26" office:value-type="string" calcext:value-type="string">
            <text:p>Pitch</text:p>
          </table:table-cell>
          <table:table-cell table:style-name="ce170"/>
          <table:table-cell table:style-name="ce172" table:formula="of:=IF([.AB127]&lt;&gt;[.AD127];&quot;Change&quot;;&quot;&quot;)">
            <text:p/>
          </table:table-cell>
          <table:table-cell table:style-name="ce175" table:formula="of:=IF([.U84]=&quot;&quot;;&quot;&quot;;[.U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88"/>
          <table:table-cell/>
          <table:table-cell table:style-name="ce102"/>
          <table:table-cell table:style-name="ce26" office:value-type="string" calcext:value-type="string">
            <text:p>Beam width (mm)</text:p>
          </table:table-cell>
          <table:table-cell table:style-name="ce128" table:number-columns-repeated="4"/>
          <table:table-cell table:number-columns-repeated="4"/>
          <table:table-cell table:style-name="ce165"/>
          <table:table-cell/>
          <table:table-cell table:style-name="ce26" office:value-type="string" calcext:value-type="string">
            <text:p>Recon scan width (mm)</text:p>
          </table:table-cell>
          <table:table-cell table:style-name="ce170"/>
          <table:table-cell table:style-name="ce172" table:formula="of:=IF([.AB128]&lt;&gt;[.AD128];&quot;Change&quot;;&quot;&quot;)">
            <text:p/>
          </table:table-cell>
          <table:table-cell table:style-name="ce175" table:formula="of:=IF([.U85]=&quot;&quot;;&quot;&quot;;[.U8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88"/>
          <table:table-cell/>
          <table:table-cell table:style-name="ce102"/>
          <table:table-cell table:style-name="ce31" office:value-type="string" calcext:value-type="string" table:number-columns-spanned="1" table:number-rows-spanned="3">
            <text:p>Measured beam width (mm)</text:p>
          </table:table-cell>
          <table:table-cell table:style-name="ce128" table:number-columns-repeated="4"/>
          <table:table-cell table:number-columns-repeated="4"/>
          <table:table-cell table:style-name="ce165"/>
          <table:table-cell/>
          <table:table-cell table:style-name="ce26" office:value-type="string" calcext:value-type="string">
            <text:p>Recon scan interval (mm)</text:p>
          </table:table-cell>
          <table:table-cell table:style-name="ce170"/>
          <table:table-cell table:style-name="ce172" table:formula="of:=IF([.AB129]&lt;&gt;[.AD129];&quot;Change&quot;;&quot;&quot;)">
            <text:p/>
          </table:table-cell>
          <table:table-cell table:style-name="ce175" table:formula="of:=IF([.U86]=&quot;&quot;;&quot;&quot;;[.U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89"/>
          <table:table-cell/>
          <table:table-cell table:style-name="ce102"/>
          <table:covered-table-cell/>
          <table:table-cell table:style-name="ce128" table:number-columns-repeated="4"/>
          <table:table-cell table:number-columns-repeated="4"/>
          <table:table-cell table:style-name="ce165"/>
          <table:table-cell/>
          <table:table-cell table:style-name="ce26" office:value-type="string" calcext:value-type="string">
            <text:p>Dose reduction techniques</text:p>
          </table:table-cell>
          <table:table-cell table:style-name="ce170"/>
          <table:table-cell table:style-name="ce172" table:formula="of:=IF([.AB130]&lt;&gt;[.AD130];&quot;Change&quot;;&quot;&quot;)">
            <text:p/>
          </table:table-cell>
          <table:table-cell table:style-name="ce175" table:formula="of:=IF([.U87]=&quot;&quot;;&quot;&quot;;[.U8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22" table:formula="of:=IF([.$P$7]=&quot;&quot;;&quot;&quot;;[.$P$7])">
            <text:p/>
          </table:table-cell>
          <table:table-cell table:style-name="ce30" table:number-columns-repeated="7"/>
          <table:table-cell table:style-name="ce12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table-cell table:style-name="ce102"/>
          <table:covered-table-cell/>
          <table:table-cell table:style-name="ce128" table:number-columns-repeated="4"/>
          <table:table-cell table:number-columns-repeated="4"/>
          <table:table-cell table:style-name="ce165"/>
          <table:table-cell/>
          <table:table-cell table:style-name="ce26" office:value-type="string" calcext:value-type="string">
            <text:p>Indiated CTDIvol (mGy)</text:p>
          </table:table-cell>
          <table:table-cell table:style-name="ce170"/>
          <table:table-cell table:style-name="ce172" table:formula="of:=IF([.AB131]&lt;&gt;[.AD131];&quot;Change&quot;;&quot;&quot;)">
            <text:p/>
          </table:table-cell>
          <table:table-cell table:style-name="ce175" table:formula="of:=IF([.U88]=&quot;&quot;;&quot;&quot;;[.U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23" table:formula="of:=IF([.$R$14]=&quot;&quot;;&quot;&quot;;[.$R$14])">
            <text:p/>
          </table:table-cell>
          <table:table-cell table:style-name="ce30" table:number-columns-repeated="7"/>
          <table:table-cell table:style-name="ce12" office:value-type="string" calcext:value-type="string">
            <text:p>Survey ID:</text:p>
          </table:table-cell>
          <table:table-cell table:style-name="ce91" table:formula="of:=IF([.$R$13]=&quot;&quot;;&quot;&quot;;[.$R$13])">
            <text:p/>
          </table:table-cell>
          <table:table-cell/>
          <table:table-cell table:style-name="ce102"/>
          <table:table-cell table:number-columns-repeated="9"/>
          <table:table-cell table:style-name="ce165"/>
          <table:table-cell/>
          <table:table-cell table:style-name="ce34" office:value-type="string" calcext:value-type="string">
            <text:p>CTDI Measurements</text:p>
          </table:table-cell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02"/>
          <table:table-cell table:style-name="ce26" office:value-type="string" calcext:value-type="string">
            <text:p>Acceptable:</text:p>
          </table:table-cell>
          <table:table-cell table:style-name="ce51"/>
          <table:table-cell table:style-name="ce63" table:number-columns-repeated="2"/>
          <table:table-cell table:style-name="ce75"/>
          <table:table-cell table:number-columns-repeated="4"/>
          <table:table-cell table:style-name="ce165"/>
          <table:table-cell/>
          <table:table-cell table:style-name="ce26" office:value-type="string" calcext:value-type="string">
            <text:p>Adult Abdomen</text:p>
          </table:table-cell>
          <table:table-cell table:style-name="ce170"/>
          <table:table-cell table:style-name="ce172" table:formula="of:=IF([.AB133]&lt;&gt;[.AD133];&quot;Change&quot;;&quot;&quot;)">
            <text:p/>
          </table:table-cell>
          <table:table-cell table:style-name="ce175" table:formula="of:=IF([.Q118]=&quot;&quot;;&quot;&quot;;[.Q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68" office:value-type="string" calcext:value-type="string">
            <text:p>Inspection Results</text:p>
          </table:table-cell>
          <table:table-cell table:number-columns-repeated="4"/>
          <table:table-cell table:style-name="ce93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100"/>
          <table:table-cell table:style-name="ce13" table:number-columns-repeated="9"/>
          <table:table-cell table:style-name="ce164"/>
          <table:table-cell/>
          <table:table-cell table:style-name="ce26" office:value-type="string" calcext:value-type="string">
            <text:p>Adult Chest</text:p>
          </table:table-cell>
          <table:table-cell table:style-name="ce170"/>
          <table:table-cell table:style-name="ce172" table:formula="of:=IF([.AB134]&lt;&gt;[.AD134];&quot;Change&quot;;&quot;&quot;)">
            <text:p/>
          </table:table-cell>
          <table:table-cell table:style-name="ce175" table:formula="of:=IF([.R118]=&quot;&quot;;&quot;&quot;;[.R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6" office:value-type="string" calcext:value-type="string">
            <text:p>Alignment Accuracy</text:p>
          </table:table-cell>
          <table:table-cell table:style-name="ce8" table:number-columns-repeated="9"/>
          <table:table-cell table:style-name="ce87"/>
          <table:table-cell table:number-columns-repeated="13"/>
          <table:table-cell table:style-name="ce26" office:value-type="string" calcext:value-type="string">
            <text:p>Adult Head</text:p>
          </table:table-cell>
          <table:table-cell table:style-name="ce170"/>
          <table:table-cell table:style-name="ce172" table:formula="of:=IF([.AB135]&lt;&gt;[.AD135];&quot;Change&quot;;&quot;&quot;)">
            <text:p/>
          </table:table-cell>
          <table:table-cell table:style-name="ce175" table:formula="of:=IF([.S118]=&quot;&quot;;&quot;&quot;;[.S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26" office:value-type="string" calcext:value-type="string">
            <text:p>Landmark position:</text:p>
          </table:table-cell>
          <table:table-cell table:style-name="ce32"/>
          <table:table-cell office:value-type="string" calcext:value-type="string">
            <text:p>mm</text:p>
          </table:table-cell>
          <table:table-cell office:value-type="string" calcext:value-type="string">
            <text:p>Slice thickness:</text:p>
          </table:table-cell>
          <table:table-cell table:style-name="ce32"/>
          <table:table-cell office:value-type="string" calcext:value-type="string">
            <text:p>mm</text:p>
          </table:table-cell>
          <table:table-cell table:number-columns-repeated="3"/>
          <table:table-cell table:style-name="ce88"/>
          <table:table-cell table:number-columns-repeated="6"/>
          <table:table-cell table:style-name="ce68" office:value-type="string" calcext:value-type="string">
            <text:p>Inspection Results</text:p>
          </table:table-cell>
          <table:table-cell table:number-columns-repeated="6"/>
          <table:table-cell table:style-name="ce26" office:value-type="string" calcext:value-type="string">
            <text:p>Ped Abdomen</text:p>
          </table:table-cell>
          <table:table-cell table:style-name="ce170"/>
          <table:table-cell table:style-name="ce172" table:formula="of:=IF([.AB136]&lt;&gt;[.AD136];&quot;Change&quot;;&quot;&quot;)">
            <text:p/>
          </table:table-cell>
          <table:table-cell table:style-name="ce175" table:formula="of:=IF([.T118]=&quot;&quot;;&quot;&quot;;[.T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number-columns-repeated="9"/>
          <table:table-cell table:style-name="ce88"/>
          <table:table-cell/>
          <table:table-cell table:style-name="ce109" office:value-type="string" calcext:value-type="string">
            <text:p>Alignment Accuracy</text:p>
          </table:table-cell>
          <table:table-cell table:style-name="ce116" table:number-columns-repeated="9"/>
          <table:table-cell table:style-name="ce76"/>
          <table:table-cell/>
          <table:table-cell table:style-name="ce26" office:value-type="string" calcext:value-type="string">
            <text:p>Ped Head</text:p>
          </table:table-cell>
          <table:table-cell table:style-name="ce170"/>
          <table:table-cell table:style-name="ce172" table:formula="of:=IF([.AB137]&lt;&gt;[.AD137];&quot;Change&quot;;&quot;&quot;)">
            <text:p/>
          </table:table-cell>
          <table:table-cell table:style-name="ce175" table:formula="of:=IF([.U118]=&quot;&quot;;&quot;&quot;;[.U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4"/>
          <table:table-cell/>
          <table:table-cell table:style-name="ce2" office:value-type="string" calcext:value-type="string">
            <text:p>Foot</text:p>
          </table:table-cell>
          <table:table-cell table:number-columns-repeated="7"/>
          <table:table-cell table:style-name="ce88"/>
          <table:table-cell/>
          <table:table-cell table:style-name="ce102"/>
          <table:table-cell table:style-name="ce26" office:value-type="string" calcext:value-type="string">
            <text:p>Landmark position:</text:p>
          </table:table-cell>
          <table:table-cell table:style-name="ce129"/>
          <table:table-cell office:value-type="string" calcext:value-type="string">
            <text:p>mm</text:p>
          </table:table-cell>
          <table:table-cell table:style-name="ce26" office:value-type="string" calcext:value-type="string">
            <text:p>Slice thickness</text:p>
          </table:table-cell>
          <table:table-cell table:style-name="ce129"/>
          <table:table-cell office:value-type="string" calcext:value-type="string">
            <text:p>mm</text:p>
          </table:table-cell>
          <table:table-cell table:number-columns-repeated="3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ce26" office:value-type="string" calcext:value-type="string">
            <text:p>Location of alignment slice:</text:p>
          </table:table-cell>
          <table:table-cell table:style-name="ce32"/>
          <table:table-cell office:value-type="string" calcext:value-type="string">
            <text:p>mm</text:p>
          </table:table-cell>
          <table:table-cell/>
          <table:table-cell table:style-name="ce26" office:value-type="string" calcext:value-type="string">
            <text:p>Location of alignment slice:</text:p>
          </table:table-cell>
          <table:table-cell table:style-name="ce32"/>
          <table:table-cell office:value-type="string" calcext:value-type="string">
            <text:p>mm</text:p>
          </table:table-cell>
          <table:table-cell table:number-columns-repeated="2"/>
          <table:table-cell table:style-name="ce88"/>
          <table:table-cell/>
          <table:table-cell table:style-name="ce102"/>
          <table:table-cell table:number-columns-repeated="9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4"/>
          <table:table-cell table:style-name="ce26" office:value-type="string" calcext:value-type="string">
            <text:p>All markers visible</text:p>
          </table:table-cell>
          <table:table-cell table:style-name="ce32"/>
          <table:table-cell table:number-columns-repeated="2"/>
          <table:table-cell table:style-name="ce26" office:value-type="string" calcext:value-type="string">
            <text:p>All markers visible</text:p>
          </table:table-cell>
          <table:table-cell table:style-name="ce32"/>
          <table:table-cell table:number-columns-repeated="3"/>
          <table:table-cell table:style-name="ce88"/>
          <table:table-cell/>
          <table:table-cell table:style-name="ce102"/>
          <table:table-cell/>
          <table:table-cell table:style-name="ce2" office:value-type="string" calcext:value-type="string">
            <text:p>Foot</text:p>
          </table:table-cell>
          <table:table-cell table:number-columns-repeated="3"/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4"/>
          <table:table-cell table:style-name="ce26" office:value-type="string" calcext:value-type="string">
            <text:p>Central wire visible</text:p>
          </table:table-cell>
          <table:table-cell table:style-name="ce32"/>
          <table:table-cell table:number-columns-repeated="2"/>
          <table:table-cell table:style-name="ce26" office:value-type="string" calcext:value-type="string">
            <text:p>Table movement accuracy</text:p>
          </table:table-cell>
          <table:table-cell table:style-name="ce32"/>
          <table:table-cell table:number-columns-repeated="3"/>
          <table:table-cell table:style-name="ce88"/>
          <table:table-cell/>
          <table:table-cell table:style-name="ce102"/>
          <table:table-cell table:style-name="ce26" office:value-type="string" calcext:value-type="string">
            <text:p>Location of alignment slice:</text:p>
          </table:table-cell>
          <table:table-cell table:style-name="ce129"/>
          <table:table-cell office:value-type="string" calcext:value-type="string">
            <text:p>mm</text:p>
          </table:table-cell>
          <table:table-cell table:style-name="ce26"/>
          <table:table-cell table:style-name="ce26" office:value-type="string" calcext:value-type="string">
            <text:p>Location of alignment slice:</text:p>
          </table:table-cell>
          <table:table-cell table:style-name="ce129"/>
          <table:table-cell office:value-type="string" calcext:value-type="string">
            <text:p>mm</text:p>
          </table:table-cell>
          <table:table-cell table:number-columns-repeated="2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4"/>
          <table:table-cell table:number-columns-repeated="9"/>
          <table:table-cell table:style-name="ce88"/>
          <table:table-cell/>
          <table:table-cell table:style-name="ce102"/>
          <table:table-cell table:style-name="ce26" office:value-type="string" calcext:value-type="string">
            <text:p>All markers visible</text:p>
          </table:table-cell>
          <table:table-cell table:style-name="ce129"/>
          <table:table-cell/>
          <table:table-cell table:style-name="ce26"/>
          <table:table-cell table:style-name="ce26" office:value-type="string" calcext:value-type="string">
            <text:p>All markers visible</text:p>
          </table:table-cell>
          <table:table-cell table:style-name="ce129"/>
          <table:table-cell table:number-columns-repeated="3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7" office:value-type="string" calcext:value-type="string">
            <text:p>CT Number Accuracy</text:p>
          </table:table-cell>
          <table:table-cell table:number-columns-repeated="9"/>
          <table:table-cell table:style-name="ce88"/>
          <table:table-cell/>
          <table:table-cell table:style-name="ce102"/>
          <table:table-cell table:style-name="ce26" office:value-type="string" calcext:value-type="string">
            <text:p>Central wire visible</text:p>
          </table:table-cell>
          <table:table-cell table:style-name="ce129"/>
          <table:table-cell table:number-columns-repeated="2"/>
          <table:table-cell table:style-name="ce26" office:value-type="string" calcext:value-type="string">
            <text:p>Table movement accuracy</text:p>
          </table:table-cell>
          <table:table-cell table:style-name="ce129"/>
          <table:table-cell table:number-columns-repeated="3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4"/>
          <table:table-cell table:style-name="ce26" office:value-type="string" calcext:value-type="string">
            <text:p>kVp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50" calcext:value-type="float">
            <text:p>150</text:p>
          </table:table-cell>
          <table:table-cell/>
          <table:table-cell table:style-name="ce88"/>
          <table:table-cell/>
          <table:table-cell table:style-name="ce102"/>
          <table:table-cell table:number-columns-repeated="9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4"/>
          <table:table-cell table:style-name="ce26" office:value-type="string" calcext:value-type="string">
            <text:p>mAs</text:p>
          </table:table-cell>
          <table:table-cell table:style-name="ce33" table:number-columns-repeated="7"/>
          <table:table-cell/>
          <table:table-cell table:style-name="ce88"/>
          <table:table-cell/>
          <table:table-cell table:style-name="ce108" office:value-type="string" calcext:value-type="string">
            <text:p>CT Number Accuracy</text:p>
          </table:table-cell>
          <table:table-cell table:number-columns-repeated="9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4"/>
          <table:table-cell table:style-name="ce26" office:value-type="string" calcext:value-type="string">
            <text:p>Polyethylene</text:p>
          </table:table-cell>
          <table:table-cell table:style-name="ce33" table:number-columns-repeated="7"/>
          <table:table-cell/>
          <table:table-cell table:style-name="ce88"/>
          <table:table-cell/>
          <table:table-cell table:style-name="ce110" office:value-type="string" calcext:value-type="string">
            <text:p>kVp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130" calcext:value-type="float">
            <text:p>130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float" office:value="150" calcext:value-type="float">
            <text:p>150</text:p>
          </table:table-cell>
          <table:table-cell table:style-name="ce158"/>
          <table:table-cell table:style-name="ce160" office:value-type="string" calcext:value-type="string" table:number-columns-spanned="2" table:number-rows-spanned="1">
            <text:p>Acceptable HU</text:p>
          </table:table-cell>
          <table:covered-table-cell table:style-name="ce1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4"/>
          <table:table-cell table:style-name="ce26" office:value-type="string" calcext:value-type="string">
            <text:p>Water</text:p>
          </table:table-cell>
          <table:table-cell table:style-name="ce33" table:number-columns-repeated="7"/>
          <table:table-cell/>
          <table:table-cell table:style-name="ce88"/>
          <table:table-cell/>
          <table:table-cell table:style-name="ce110" office:value-type="string" calcext:value-type="string">
            <text:p>mAs</text:p>
          </table:table-cell>
          <table:table-cell table:style-name="ce117" table:number-columns-repeated="7"/>
          <table:table-cell table:style-name="ce158"/>
          <table:table-cell table:style-name="ce2" office:value-type="string" calcext:value-type="string">
            <text:p>Low</text:p>
          </table:table-cell>
          <table:table-cell table:style-name="ce166" office:value-type="string" calcext:value-type="string">
            <text:p>High</text:p>
          </table:table-cell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4"/>
          <table:table-cell table:style-name="ce26" office:value-type="string" calcext:value-type="string">
            <text:p>Water Std Dev</text:p>
          </table:table-cell>
          <table:table-cell table:style-name="ce33" table:number-columns-repeated="7"/>
          <table:table-cell/>
          <table:table-cell table:style-name="ce88"/>
          <table:table-cell/>
          <table:table-cell table:style-name="ce110" office:value-type="string" calcext:value-type="string">
            <text:p>Polyethylene</text:p>
          </table:table-cell>
          <table:table-cell table:style-name="ce117" table:number-columns-repeated="7"/>
          <table:table-cell table:style-name="ce159" office:value-type="string" calcext:value-type="string">
            <text:p>Polyethylene</text:p>
          </table:table-cell>
          <table:table-cell table:style-name="ce54" office:value-type="float" office:value="-107" calcext:value-type="float">
            <text:p>-107</text:p>
          </table:table-cell>
          <table:table-cell table:style-name="ce152" office:value-type="float" office:value="-87" calcext:value-type="float">
            <text:p>-87</text:p>
          </table:table-cell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4"/>
          <table:table-cell table:style-name="ce26" office:value-type="string" calcext:value-type="string">
            <text:p>Acrylic</text:p>
          </table:table-cell>
          <table:table-cell table:style-name="ce33" table:number-columns-repeated="7"/>
          <table:table-cell/>
          <table:table-cell table:style-name="ce88"/>
          <table:table-cell/>
          <table:table-cell table:style-name="ce110" office:value-type="string" calcext:value-type="string">
            <text:p>Water</text:p>
          </table:table-cell>
          <table:table-cell table:style-name="ce117" table:number-columns-repeated="7"/>
          <table:table-cell table:style-name="ce159" office:value-type="string" calcext:value-type="string">
            <text:p>Water</text:p>
          </table:table-cell>
          <table:table-cell table:style-name="ce54" office:value-type="float" office:value="-7" calcext:value-type="float">
            <text:p>-7</text:p>
          </table:table-cell>
          <table:table-cell table:style-name="ce152"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4"/>
          <table:table-cell table:style-name="ce26" office:value-type="string" calcext:value-type="string">
            <text:p>Bone</text:p>
          </table:table-cell>
          <table:table-cell table:style-name="ce33" table:number-columns-repeated="7"/>
          <table:table-cell/>
          <table:table-cell table:style-name="ce88"/>
          <table:table-cell/>
          <table:table-cell table:style-name="ce110" office:value-type="string" calcext:value-type="string">
            <text:p>Water Std Dev</text:p>
          </table:table-cell>
          <table:table-cell table:style-name="ce117" table:number-columns-repeated="7"/>
          <table:table-cell table:style-name="ce159" office:value-type="string" calcext:value-type="string">
            <text:p>Acrylic</text:p>
          </table:table-cell>
          <table:table-cell table:style-name="ce54" office:value-type="float" office:value="110" calcext:value-type="float">
            <text:p>110</text:p>
          </table:table-cell>
          <table:table-cell table:style-name="ce152" office:value-type="float" office:value="130" calcext:value-type="float">
            <text:p>130</text:p>
          </table:table-cell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4"/>
          <table:table-cell table:style-name="ce26" office:value-type="string" calcext:value-type="string">
            <text:p>Air</text:p>
          </table:table-cell>
          <table:table-cell table:style-name="ce33" table:number-columns-repeated="7"/>
          <table:table-cell/>
          <table:table-cell table:style-name="ce88"/>
          <table:table-cell/>
          <table:table-cell table:style-name="ce110" office:value-type="string" calcext:value-type="string">
            <text:p>Acrylic</text:p>
          </table:table-cell>
          <table:table-cell table:style-name="ce117" table:number-columns-repeated="7"/>
          <table:table-cell table:style-name="ce159" office:value-type="string" calcext:value-type="string">
            <text:p>Bone</text:p>
          </table:table-cell>
          <table:table-cell table:style-name="ce54" office:value-type="float" office:value="850" calcext:value-type="float">
            <text:p>850</text:p>
          </table:table-cell>
          <table:table-cell table:style-name="ce152" office:value-type="float" office:value="970" calcext:value-type="float">
            <text:p>970</text:p>
          </table:table-cell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4"/>
          <table:table-cell table:number-columns-repeated="3"/>
          <table:table-cell table:style-name="ce64" office:value-type="string" calcext:value-type="string">
            <text:p>Acceptable:</text:p>
          </table:table-cell>
          <table:table-cell table:style-name="ce71"/>
          <table:table-cell table:number-columns-repeated="4"/>
          <table:table-cell table:style-name="ce88"/>
          <table:table-cell/>
          <table:table-cell table:style-name="ce110" office:value-type="string" calcext:value-type="string">
            <text:p>Bone</text:p>
          </table:table-cell>
          <table:table-cell table:style-name="ce117" table:number-columns-repeated="7"/>
          <table:table-cell table:style-name="ce159" office:value-type="string" calcext:value-type="string">
            <text:p>Air</text:p>
          </table:table-cell>
          <table:table-cell table:style-name="ce54" office:value-type="float" office:value="-1005" calcext:value-type="float">
            <text:p>-1005</text:p>
          </table:table-cell>
          <table:table-cell table:style-name="ce152" office:value-type="float" office:value="-970" calcext:value-type="float">
            <text:p>-970</text:p>
          </table:table-cell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4"/>
          <table:table-cell/>
          <table:table-cell table:style-name="ce34"/>
          <table:table-cell table:style-name="ce34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5"/>
          <table:table-cell table:style-name="ce88"/>
          <table:table-cell/>
          <table:table-cell table:style-name="ce110" office:value-type="string" calcext:value-type="string">
            <text:p>Air</text:p>
          </table:table-cell>
          <table:table-cell table:style-name="ce117" table:number-columns-repeated="7"/>
          <table:table-cell table:style-name="ce158"/>
          <table:table-cell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5"/>
          <table:table-cell table:style-name="ce88"/>
          <table:table-cell/>
          <table:table-cell table:style-name="ce102"/>
          <table:table-cell table:number-columns-repeated="2"/>
          <table:table-cell table:style-name="ce64" office:value-type="string" calcext:value-type="string">
            <text:p>Acceptable:</text:p>
          </table:table-cell>
          <table:table-cell table:style-name="ce71"/>
          <table:table-cell table:number-columns-repeated="5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4"/>
          <table:table-cell table:number-columns-repeated="9"/>
          <table:table-cell table:style-name="ce88"/>
          <table:table-cell/>
          <table:table-cell table:style-name="ce102"/>
          <table:table-cell table:style-name="ce34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7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7" office:value-type="string" calcext:value-type="string">
            <text:p>CT Slice Thickness Accuracy</text:p>
          </table:table-cell>
          <table:table-cell table:number-columns-repeated="9"/>
          <table:table-cell table:style-name="ce88"/>
          <table:table-cell/>
          <table:table-cell table:style-name="ce102"/>
          <table:table-cell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7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4"/>
          <table:table-cell/>
          <table:table-cell table:style-name="ce26" office:value-type="string" calcext:value-type="string">
            <text:p>Slice thickness (mm):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7" calcext:value-type="float">
            <text:p>7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2"/>
          <table:table-cell table:style-name="ce88"/>
          <table:table-cell/>
          <table:table-cell table:style-name="ce102"/>
          <table:table-cell table:number-columns-repeated="9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table:style-name="ce4"/>
          <table:table-cell/>
          <table:table-cell table:style-name="ce26" office:value-type="string" calcext:value-type="string">
            <text:p>Top (mm):</text:p>
          </table:table-cell>
          <table:table-cell table:style-name="ce49"/>
          <table:table-cell table:style-name="ce33" table:number-columns-repeated="3"/>
          <table:table-cell table:style-name="ce79"/>
          <table:table-cell table:number-columns-repeated="2"/>
          <table:table-cell table:style-name="ce88"/>
          <table:table-cell/>
          <table:table-cell table:style-name="ce108" office:value-type="string" calcext:value-type="string">
            <text:p>CT Slice Thickness Accuracy</text:p>
          </table:table-cell>
          <table:table-cell table:number-columns-repeated="9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table:style-name="ce4"/>
          <table:table-cell/>
          <table:table-cell table:style-name="ce26" office:value-type="string" calcext:value-type="string">
            <text:p>Bottom (mm):</text:p>
          </table:table-cell>
          <table:table-cell table:style-name="ce49"/>
          <table:table-cell table:style-name="ce33" table:number-columns-repeated="3"/>
          <table:table-cell table:style-name="ce79"/>
          <table:table-cell table:number-columns-repeated="2"/>
          <table:table-cell table:style-name="ce88"/>
          <table:table-cell/>
          <table:table-cell table:style-name="ce110"/>
          <table:table-cell table:style-name="ce26" office:value-type="string" calcext:value-type="string">
            <text:p>Slice thickness (mm):</text:p>
          </table:table-cell>
          <table:table-cell table:style-name="ce123" office:value-type="float" office:value="1" calcext:value-type="float">
            <text:p>1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7" calcext:value-type="float">
            <text:p>7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3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4"/>
          <table:table-cell/>
          <table:table-cell table:style-name="ce26" office:value-type="string" calcext:value-type="string">
            <text:p>Average (mm):</text:p>
          </table:table-cell>
          <table:table-cell table:style-name="ce49"/>
          <table:table-cell table:style-name="ce33" table:number-columns-repeated="3"/>
          <table:table-cell table:style-name="ce79"/>
          <table:table-cell table:number-columns-repeated="2"/>
          <table:table-cell table:style-name="ce88"/>
          <table:table-cell/>
          <table:table-cell table:style-name="ce110"/>
          <table:table-cell table:style-name="ce26" office:value-type="string" calcext:value-type="string">
            <text:p>Top (mm):</text:p>
          </table:table-cell>
          <table:table-cell table:style-name="ce124"/>
          <table:table-cell table:style-name="ce117" table:number-columns-repeated="3"/>
          <table:table-cell table:style-name="ce149"/>
          <table:table-cell table:number-columns-repeated="3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table:style-name="ce4"/>
          <table:table-cell/>
          <table:table-cell table:style-name="ce26" office:value-type="string" calcext:value-type="string">
            <text:p>Water HU:</text:p>
          </table:table-cell>
          <table:table-cell table:style-name="ce49"/>
          <table:table-cell table:style-name="ce33" table:number-columns-repeated="3"/>
          <table:table-cell table:style-name="ce79"/>
          <table:table-cell table:number-columns-repeated="2"/>
          <table:table-cell table:style-name="ce88"/>
          <table:table-cell/>
          <table:table-cell table:style-name="ce110"/>
          <table:table-cell table:style-name="ce26" office:value-type="string" calcext:value-type="string">
            <text:p>Bottom (mm):</text:p>
          </table:table-cell>
          <table:table-cell table:style-name="ce124"/>
          <table:table-cell table:style-name="ce117" table:number-columns-repeated="3"/>
          <table:table-cell table:style-name="ce149"/>
          <table:table-cell table:number-columns-repeated="3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table:style-name="ce4"/>
          <table:table-cell/>
          <table:table-cell table:style-name="ce26" office:value-type="string" calcext:value-type="string">
            <text:p>Water HU Std Dev:</text:p>
          </table:table-cell>
          <table:table-cell table:style-name="ce50"/>
          <table:table-cell table:style-name="ce62" table:number-columns-repeated="3"/>
          <table:table-cell table:style-name="ce80"/>
          <table:table-cell table:number-columns-repeated="2"/>
          <table:table-cell table:style-name="ce88"/>
          <table:table-cell/>
          <table:table-cell table:style-name="ce110"/>
          <table:table-cell table:style-name="ce26" office:value-type="string" calcext:value-type="string">
            <text:p>Average (mm):</text:p>
          </table:table-cell>
          <table:table-cell table:style-name="ce130"/>
          <table:table-cell table:style-name="ce54" table:number-columns-repeated="3"/>
          <table:table-cell table:style-name="ce152"/>
          <table:table-cell table:number-columns-repeated="3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4"/>
          <table:table-cell/>
          <table:table-cell table:style-name="ce26" office:value-type="string" calcext:value-type="string">
            <text:p>Acceptable:</text:p>
          </table:table-cell>
          <table:table-cell table:style-name="ce52"/>
          <table:table-cell table:style-name="ce65" table:number-columns-repeated="3"/>
          <table:table-cell table:style-name="ce81"/>
          <table:table-cell table:number-columns-repeated="2"/>
          <table:table-cell table:style-name="ce88"/>
          <table:table-cell/>
          <table:table-cell table:style-name="ce110"/>
          <table:table-cell table:style-name="ce26" office:value-type="string" calcext:value-type="string">
            <text:p>Water HU:</text:p>
          </table:table-cell>
          <table:table-cell table:style-name="ce124"/>
          <table:table-cell table:style-name="ce117" table:number-columns-repeated="3"/>
          <table:table-cell table:style-name="ce149"/>
          <table:table-cell table:number-columns-repeated="3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/>
          <table:table-cell table:style-name="ce4"/>
          <table:table-cell table:number-columns-repeated="2"/>
          <table:table-cell table:style-name="ce34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5"/>
          <table:table-cell table:style-name="ce88"/>
          <table:table-cell/>
          <table:table-cell table:style-name="ce110"/>
          <table:table-cell table:style-name="ce26" office:value-type="string" calcext:value-type="string">
            <text:p>Water HU Std Dev:</text:p>
          </table:table-cell>
          <table:table-cell table:style-name="ce125"/>
          <table:table-cell table:style-name="ce136" table:number-columns-repeated="3"/>
          <table:table-cell table:style-name="ce150"/>
          <table:table-cell table:number-columns-repeated="3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water is 0 +/- 5</text:p>
          </table:table-cell>
          <table:table-cell table:number-columns-repeated="5"/>
          <table:table-cell table:style-name="ce88"/>
          <table:table-cell/>
          <table:table-cell table:style-name="ce102"/>
          <table:table-cell table:style-name="ce26" office:value-type="string" calcext:value-type="string">
            <text:p>Acceptable:</text:p>
          </table:table-cell>
          <table:table-cell table:style-name="ce131"/>
          <table:table-cell table:style-name="ce139" table:number-columns-repeated="3"/>
          <table:table-cell table:style-name="ce153"/>
          <table:table-cell table:number-columns-repeated="3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/>
          <table:table-cell table:style-name="ce4"/>
          <table:table-cell table:number-columns-repeated="9"/>
          <table:table-cell table:style-name="ce88"/>
          <table:table-cell/>
          <table:table-cell table:style-name="ce102"/>
          <table:table-cell/>
          <table:table-cell table:style-name="ce34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/>
          <table:table-cell table:style-name="ce17" office:value-type="string" calcext:value-type="string">
            <text:p>Low Contrast Performance</text:p>
          </table:table-cell>
          <table:table-cell table:number-columns-repeated="9"/>
          <table:table-cell table:style-name="ce88"/>
          <table:table-cell/>
          <table:table-cell table:style-name="ce102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/>
          <table:table-cell table:style-name="ce4"/>
          <table:table-cell/>
          <table:table-cell table:style-name="ce35" office:value-type="string" calcext:value-type="string" table:number-columns-spanned="2" table:number-rows-spanned="1">
            <text:p>Adult</text:p>
          </table:table-cell>
          <table:covered-table-cell table:style-name="ce53"/>
          <table:table-cell table:style-name="ce35" office:value-type="string" calcext:value-type="string" table:number-columns-spanned="2" table:number-rows-spanned="1">
            <text:p>Pediatric</text:p>
          </table:table-cell>
          <table:covered-table-cell table:style-name="ce53"/>
          <table:table-cell table:number-columns-repeated="4"/>
          <table:table-cell table:style-name="ce88"/>
          <table:table-cell/>
          <table:table-cell table:style-name="ce102"/>
          <table:table-cell/>
          <table:table-cell table:style-name="Default" table:number-columns-repeated="2"/>
          <table:table-cell table:number-columns-repeated="6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/>
          <table:table-cell table:style-name="ce4"/>
          <table:table-cell/>
          <table:table-cell table:style-name="ce36" office:value-type="string" calcext:value-type="string">
            <text:p>Abdomen</text:p>
          </table:table-cell>
          <table:table-cell table:style-name="ce36" office:value-type="string" calcext:value-type="string">
            <text:p>Head</text:p>
          </table:table-cell>
          <table:table-cell table:style-name="ce36" office:value-type="string" calcext:value-type="string">
            <text:p>Abdomen</text:p>
          </table:table-cell>
          <table:table-cell table:style-name="ce36" office:value-type="string" calcext:value-type="string">
            <text:p>Head</text:p>
          </table:table-cell>
          <table:table-cell table:number-columns-repeated="4"/>
          <table:table-cell table:style-name="ce88"/>
          <table:table-cell/>
          <table:table-cell table:style-name="ce108" office:value-type="string" calcext:value-type="string">
            <text:p>Low Contrast Performance</text:p>
          </table:table-cell>
          <table:table-cell table:number-columns-repeated="9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/>
          <table:table-cell table:style-name="ce4"/>
          <table:table-cell table:style-name="ce26" office:value-type="string" calcext:value-type="string">
            <text:p>Inside</text:p>
          </table:table-cell>
          <table:table-cell table:style-name="ce33" table:number-columns-repeated="4"/>
          <table:table-cell/>
          <table:table-cell table:style-name="ce26" office:value-type="string" calcext:value-type="string">
            <text:p>6mm rods visible:</text:p>
          </table:table-cell>
          <table:table-cell table:style-name="ce82"/>
          <table:table-cell/>
          <table:table-cell table:style-name="ce88"/>
          <table:table-cell/>
          <table:table-cell table:style-name="ce102"/>
          <table:table-cell table:style-name="ce118" office:value-type="string" calcext:value-type="string" table:number-columns-spanned="2" table:number-rows-spanned="1">
            <text:p>Adult</text:p>
          </table:table-cell>
          <table:covered-table-cell/>
          <table:table-cell table:style-name="ce118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/>
          <table:table-cell table:style-name="ce4"/>
          <table:table-cell table:style-name="ce26" office:value-type="string" calcext:value-type="string">
            <text:p>Adjacent</text:p>
          </table:table-cell>
          <table:table-cell table:style-name="ce33" table:number-columns-repeated="4"/>
          <table:table-cell/>
          <table:table-cell table:style-name="ce26" office:value-type="string" calcext:value-type="string">
            <text:p>Acceptable:</text:p>
          </table:table-cell>
          <table:table-cell table:style-name="ce83"/>
          <table:table-cell/>
          <table:table-cell table:style-name="ce88"/>
          <table:table-cell/>
          <table:table-cell table:style-name="ce102"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5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/>
          <table:table-cell table:style-name="ce4"/>
          <table:table-cell table:style-name="ce26" office:value-type="string" calcext:value-type="string">
            <text:p>Adjacent StDev</text:p>
          </table:table-cell>
          <table:table-cell table:style-name="ce33" table:number-columns-repeated="4"/>
          <table:table-cell table:number-columns-repeated="4"/>
          <table:table-cell table:style-name="ce88"/>
          <table:table-cell/>
          <table:table-cell table:style-name="ce110" office:value-type="string" calcext:value-type="string">
            <text:p>Inside</text:p>
          </table:table-cell>
          <table:table-cell table:style-name="ce117" table:number-columns-repeated="4"/>
          <table:table-cell/>
          <table:table-cell table:style-name="ce26" office:value-type="string" calcext:value-type="string">
            <text:p>6mm rods visible:</text:p>
          </table:table-cell>
          <table:table-cell table:style-name="ce155"/>
          <table:table-cell table:style-name="ce26" office:value-type="string" calcext:value-type="string">
            <text:p>Acceptable:</text:p>
          </table:table-cell>
          <table:table-cell table:style-name="ce83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/>
          <table:table-cell table:style-name="ce4"/>
          <table:table-cell table:style-name="ce26" office:value-type="string" calcext:value-type="string">
            <text:p>Contrast</text:p>
          </table:table-cell>
          <table:table-cell table:style-name="ce33" table:number-columns-repeated="4"/>
          <table:table-cell table:number-columns-repeated="4"/>
          <table:table-cell table:style-name="ce88"/>
          <table:table-cell/>
          <table:table-cell table:style-name="ce110" office:value-type="string" calcext:value-type="string">
            <text:p>Adjacent</text:p>
          </table:table-cell>
          <table:table-cell table:style-name="ce117" table:number-columns-repeated="4"/>
          <table:table-cell/>
          <table:table-cell table:style-name="ce34" office:value-type="string" calcext:value-type="string">
            <text:p>Criteria:</text:p>
          </table:table-cell>
          <table:table-cell table:style-name="ce66" office:value-type="string" calcext:value-type="string">
            <text:p>All four 6mm rods are visible </text:p>
          </table:table-cell>
          <table:table-cell table:number-columns-repeated="2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/>
          <table:table-cell table:style-name="ce4"/>
          <table:table-cell table:style-name="ce26" office:value-type="string" calcext:value-type="string">
            <text:p>CNR</text:p>
          </table:table-cell>
          <table:table-cell table:style-name="ce33" table:number-columns-repeated="4"/>
          <table:table-cell table:number-columns-repeated="4"/>
          <table:table-cell table:style-name="ce88"/>
          <table:table-cell/>
          <table:table-cell table:style-name="ce110" office:value-type="string" calcext:value-type="string">
            <text:p>Adjacent StDev</text:p>
          </table:table-cell>
          <table:table-cell table:style-name="ce117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/>
          <table:table-cell table:style-name="ce4"/>
          <table:table-cell table:number-columns-repeated="2"/>
          <table:table-cell table:style-name="ce34" office:value-type="string" calcext:value-type="string">
            <text:p>Criteria:</text:p>
          </table:table-cell>
          <table:table-cell table:style-name="ce66" office:value-type="string" calcext:value-type="string">
            <text:p>All four 6mm rods are visible </text:p>
          </table:table-cell>
          <table:table-cell table:number-columns-repeated="5"/>
          <table:table-cell table:style-name="ce88"/>
          <table:table-cell/>
          <table:table-cell table:style-name="ce110" office:value-type="string" calcext:value-type="string">
            <text:p>Contrast</text:p>
          </table:table-cell>
          <table:table-cell table:style-name="ce54" table:number-columns-repeated="4"/>
          <table:table-cell table:number-columns-repeated="2"/>
          <table:table-cell office:value-type="string" calcext:value-type="string">
            <text:p>CNR &gt; 0.4 for pediatric body protocol</text:p>
          </table:table-cell>
          <table:table-cell table:number-columns-repeated="2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1.0 for adult abdomen and head protocols</text:p>
          </table:table-cell>
          <table:table-cell table:number-columns-repeated="5"/>
          <table:table-cell table:style-name="ce88"/>
          <table:table-cell/>
          <table:table-cell table:style-name="ce110" office:value-type="string" calcext:value-type="string">
            <text:p>CNR</text:p>
          </table:table-cell>
          <table:table-cell table:style-name="ce54" table:number-columns-repeated="4"/>
          <table:table-cell table:number-columns-repeated="2"/>
          <table:table-cell office:value-type="string" calcext:value-type="string">
            <text:p>CNR &gt; 0.7 for pediatric head protocol</text:p>
          </table:table-cell>
          <table:table-cell table:number-columns-repeated="2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4 for pediatric body protocol</text:p>
          </table:table-cell>
          <table:table-cell table:number-columns-repeated="5"/>
          <table:table-cell table:style-name="ce88"/>
          <table:table-cell/>
          <table:table-cell table:style-name="ce102"/>
          <table:table-cell table:number-columns-repeated="9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7 for pediatric head protocol</text:p>
          </table:table-cell>
          <table:table-cell table:number-columns-repeated="5"/>
          <table:table-cell table:style-name="ce88"/>
          <table:table-cell/>
          <table:table-cell table:style-name="ce108" office:value-type="string" calcext:value-type="string">
            <text:p>Uniformity</text:p>
          </table:table-cell>
          <table:table-cell table:number-columns-repeated="9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/>
          <table:table-cell table:style-name="ce4"/>
          <table:table-cell table:number-columns-repeated="9"/>
          <table:table-cell table:style-name="ce88"/>
          <table:table-cell/>
          <table:table-cell table:style-name="ce10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Acceptable</text:p>
          </table:table-cell>
          <table:table-cell table:number-columns-repeated="3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/>
          <table:table-cell table:style-name="ce17" office:value-type="string" calcext:value-type="string">
            <text:p>Uniformity</text:p>
          </table:table-cell>
          <table:table-cell table:number-columns-repeated="9"/>
          <table:table-cell table:style-name="ce88"/>
          <table:table-cell/>
          <table:table-cell table:style-name="ce110" office:value-type="string" calcext:value-type="string">
            <text:p>Center:</text:p>
          </table:table-cell>
          <table:table-cell table:style-name="ce117" table:number-columns-repeated="2"/>
          <table:table-cell/>
          <table:table-cell table:style-name="ce26" office:value-type="string" calcext:value-type="string">
            <text:p>Center-Top:</text:p>
          </table:table-cell>
          <table:table-cell table:style-name="ce54" table:number-columns-repeated="2"/>
          <table:table-cell table:number-columns-repeated="3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/>
          <table:table-cell table:style-name="ce4"/>
          <table:table-cell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Acceptable</text:p>
          </table:table-cell>
          <table:table-cell table:number-columns-repeated="2"/>
          <table:table-cell table:style-name="ce88"/>
          <table:table-cell/>
          <table:table-cell table:style-name="ce110" office:value-type="string" calcext:value-type="string">
            <text:p>Top:</text:p>
          </table:table-cell>
          <table:table-cell table:style-name="ce117" table:number-columns-repeated="2"/>
          <table:table-cell/>
          <table:table-cell table:style-name="ce26" office:value-type="string" calcext:value-type="string">
            <text:p>Center-Bottom:</text:p>
          </table:table-cell>
          <table:table-cell table:style-name="ce54" table:number-columns-repeated="2"/>
          <table:table-cell table:number-columns-repeated="3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/>
          <table:table-cell table:style-name="ce4"/>
          <table:table-cell table:style-name="ce26" office:value-type="string" calcext:value-type="string">
            <text:p>Center:</text:p>
          </table:table-cell>
          <table:table-cell table:style-name="ce33" table:number-columns-repeated="2"/>
          <table:table-cell/>
          <table:table-cell table:style-name="ce26" office:value-type="string" calcext:value-type="string">
            <text:p>Center-Top:</text:p>
          </table:table-cell>
          <table:table-cell table:style-name="ce54" table:number-columns-repeated="2"/>
          <table:table-cell table:number-columns-repeated="2"/>
          <table:table-cell table:style-name="ce88"/>
          <table:table-cell/>
          <table:table-cell table:style-name="ce110" office:value-type="string" calcext:value-type="string">
            <text:p>Bottom:</text:p>
          </table:table-cell>
          <table:table-cell table:style-name="ce117" table:number-columns-repeated="2"/>
          <table:table-cell/>
          <table:table-cell table:style-name="ce26" office:value-type="string" calcext:value-type="string">
            <text:p>Center-Right:</text:p>
          </table:table-cell>
          <table:table-cell table:style-name="ce54" table:number-columns-repeated="2"/>
          <table:table-cell table:number-columns-repeated="3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/>
          <table:table-cell table:style-name="ce4"/>
          <table:table-cell table:style-name="ce26" office:value-type="string" calcext:value-type="string">
            <text:p>Top:</text:p>
          </table:table-cell>
          <table:table-cell table:style-name="ce33" table:number-columns-repeated="2"/>
          <table:table-cell/>
          <table:table-cell table:style-name="ce26" office:value-type="string" calcext:value-type="string">
            <text:p>Center-Bottom:</text:p>
          </table:table-cell>
          <table:table-cell table:style-name="ce54" table:number-columns-repeated="2"/>
          <table:table-cell table:number-columns-repeated="2"/>
          <table:table-cell table:style-name="ce88"/>
          <table:table-cell/>
          <table:table-cell table:style-name="ce110" office:value-type="string" calcext:value-type="string">
            <text:p>Right:</text:p>
          </table:table-cell>
          <table:table-cell table:style-name="ce117" table:number-columns-repeated="2"/>
          <table:table-cell/>
          <table:table-cell table:style-name="ce26" office:value-type="string" calcext:value-type="string">
            <text:p>Center-Left:</text:p>
          </table:table-cell>
          <table:table-cell table:style-name="ce54" table:number-columns-repeated="2"/>
          <table:table-cell table:number-columns-repeated="3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/>
          <table:table-cell table:style-name="ce4"/>
          <table:table-cell table:style-name="ce26" office:value-type="string" calcext:value-type="string">
            <text:p>Bottom:</text:p>
          </table:table-cell>
          <table:table-cell table:style-name="ce33" table:number-columns-repeated="2"/>
          <table:table-cell/>
          <table:table-cell table:style-name="ce26" office:value-type="string" calcext:value-type="string">
            <text:p>Center-Right:</text:p>
          </table:table-cell>
          <table:table-cell table:style-name="ce54" table:number-columns-repeated="2"/>
          <table:table-cell table:number-columns-repeated="2"/>
          <table:table-cell table:style-name="ce88"/>
          <table:table-cell/>
          <table:table-cell table:style-name="ce110" office:value-type="string" calcext:value-type="string">
            <text:p>Left:</text:p>
          </table:table-cell>
          <table:table-cell table:style-name="ce117" table:number-columns-repeated="2"/>
          <table:table-cell/>
          <table:table-cell table:style-name="ce34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/>
          <table:table-cell table:style-name="ce4"/>
          <table:table-cell table:style-name="ce26" office:value-type="string" calcext:value-type="string">
            <text:p>Right:</text:p>
          </table:table-cell>
          <table:table-cell table:style-name="ce33" table:number-columns-repeated="2"/>
          <table:table-cell/>
          <table:table-cell table:style-name="ce26" office:value-type="string" calcext:value-type="string">
            <text:p>Center-Left:</text:p>
          </table:table-cell>
          <table:table-cell table:style-name="ce54" table:number-columns-repeated="2"/>
          <table:table-cell table:number-columns-repeated="2"/>
          <table:table-cell table:style-name="ce88"/>
          <table:table-cell/>
          <table:table-cell table:style-name="ce102"/>
          <table:table-cell table:number-columns-repeated="9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/>
          <table:table-cell table:style-name="ce4"/>
          <table:table-cell table:style-name="ce26" office:value-type="string" calcext:value-type="string">
            <text:p>Left:</text:p>
          </table:table-cell>
          <table:table-cell table:style-name="ce33" table:number-columns-repeated="2"/>
          <table:table-cell table:number-columns-repeated="6"/>
          <table:table-cell table:style-name="ce88"/>
          <table:table-cell/>
          <table:table-cell table:style-name="ce108" office:value-type="string" calcext:value-type="string">
            <text:p>High Contrast Resolution</text:p>
          </table:table-cell>
          <table:table-cell table:number-columns-repeated="9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/>
          <table:table-cell table:style-name="ce4"/>
          <table:table-cell table:number-columns-repeated="2"/>
          <table:table-cell table:style-name="ce34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5"/>
          <table:table-cell table:style-name="ce88"/>
          <table:table-cell/>
          <table:table-cell table:style-name="ce102"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style-name="ce57"/>
          <table:table-cell table:number-columns-repeated="6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/>
          <table:table-cell table:style-name="ce4"/>
          <table:table-cell table:number-columns-repeated="9"/>
          <table:table-cell table:style-name="ce88"/>
          <table:table-cell/>
          <table:table-cell table:style-name="ce110" office:value-type="string" calcext:value-type="string">
            <text:p>Abdomen</text:p>
          </table:table-cell>
          <table:table-cell table:style-name="ce117"/>
          <table:table-cell table:style-name="ce54"/>
          <table:table-cell table:style-name="ce57"/>
          <table:table-cell table:style-name="ce55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4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/>
          <table:table-cell table:style-name="ce17" office:value-type="string" calcext:value-type="string">
            <text:p>High Contrast Resolution</text:p>
          </table:table-cell>
          <table:table-cell table:number-columns-repeated="9"/>
          <table:table-cell table:style-name="ce88"/>
          <table:table-cell/>
          <table:table-cell table:style-name="ce110" office:value-type="string" calcext:value-type="string">
            <text:p>Hi-res Chest</text:p>
          </table:table-cell>
          <table:table-cell table:style-name="ce117"/>
          <table:table-cell table:style-name="ce54"/>
          <table:table-cell table:style-name="ce57"/>
          <table:table-cell table:style-name="ce24"/>
          <table:table-cell office:value-type="string" calcext:value-type="string">
            <text:p>6 lp/cm for high resolution</text:p>
          </table:table-cell>
          <table:table-cell table:number-columns-repeated="4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/>
          <table:table-cell table:style-name="ce4"/>
          <table:table-cell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number-columns-repeated="6"/>
          <table:table-cell table:style-name="ce88"/>
          <table:table-cell/>
          <table:table-cell table:style-name="ce100"/>
          <table:table-cell table:style-name="ce13" table:number-columns-repeated="9"/>
          <table:table-cell table:style-name="ce164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/>
          <table:table-cell table:style-name="ce4"/>
          <table:table-cell table:style-name="ce26" office:value-type="string" calcext:value-type="string">
            <text:p>Abdomen</text:p>
          </table:table-cell>
          <table:table-cell table:style-name="ce33"/>
          <table:table-cell table:style-name="ce54"/>
          <table:table-cell/>
          <table:table-cell table:style-name="ce55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3"/>
          <table:table-cell table:style-name="ce88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/>
          <table:table-cell table:style-name="ce4"/>
          <table:table-cell table:style-name="ce26" office:value-type="string" calcext:value-type="string">
            <text:p>Hi-res Chest</text:p>
          </table:table-cell>
          <table:table-cell table:style-name="ce33"/>
          <table:table-cell table:style-name="ce54"/>
          <table:table-cell/>
          <table:table-cell table:style-name="ce24"/>
          <table:table-cell office:value-type="string" calcext:value-type="string">
            <text:p>6 lp/cm for high resolution</text:p>
          </table:table-cell>
          <table:table-cell table:number-columns-repeated="3"/>
          <table:table-cell table:style-name="ce88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/>
          <table:table-cell table:style-name="ce4"/>
          <table:table-cell table:number-columns-repeated="2"/>
          <table:table-cell table:style-name="ce55"/>
          <table:table-cell table:number-columns-repeated="6"/>
          <table:table-cell table:style-name="ce88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/>
          <table:table-cell table:style-name="ce4"/>
          <table:table-cell table:number-columns-repeated="2"/>
          <table:table-cell table:style-name="ce24"/>
          <table:table-cell table:number-columns-repeated="6"/>
          <table:table-cell table:style-name="ce88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/>
          <table:table-cell table:style-name="ce4"/>
          <table:table-cell table:number-columns-repeated="9"/>
          <table:table-cell table:style-name="ce88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style-name="ce5"/>
          <table:table-cell table:style-name="ce9" table:number-columns-repeated="9"/>
          <table:table-cell table:style-name="ce89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22" table:formula="of:=IF([.$P$7]=&quot;&quot;;&quot;&quot;;[.$P$7])">
            <text:p/>
          </table:table-cell>
          <table:table-cell table:style-name="ce30" table:number-columns-repeated="7"/>
          <table:table-cell table:style-name="ce12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23" table:formula="of:=IF([.$R$14]=&quot;&quot;;&quot;&quot;;[.$R$14])">
            <text:p/>
          </table:table-cell>
          <table:table-cell table:style-name="ce30" table:number-columns-repeated="7"/>
          <table:table-cell table:style-name="ce12" office:value-type="string" calcext:value-type="string">
            <text:p>Survey ID:</text:p>
          </table:table-cell>
          <table:table-cell table:style-name="ce91" table:formula="of:=IF([.$R$13]=&quot;&quot;;&quot;&quot;;[.$R$13])">
            <text:p/>
          </table:table-cell>
          <table:table-cell/>
          <table:table-cell table:style-name="Default" table:number-columns-repeated="11"/>
          <table:table-cell table:number-columns-repeated="999"/>
        </table:table-row>
        <table:table-row table:style-name="ro1" table:number-rows-repeated="2">
          <table:table-cell table:number-columns-repeated="14"/>
          <table:table-cell table:style-name="Default" table:number-columns-repeated="11"/>
          <table:table-cell table:number-columns-repeated="999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/00/0000</text:date>, <text:time style:data-style-name="N2" text:time-value="10:18:07.3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4-08-12T15:38:38.243000000</dc:date>
    <dc:creator>Eugene Mah</dc:creator>
    <meta:editing-duration>PT14H6M21S</meta:editing-duration>
    <meta:editing-cycles>67</meta:editing-cycles>
    <meta:generator>LibreOffice/4.2.5.2$Windows_x86 LibreOffice_project/61cb170a04bb1f12e77c884eab9192be736ec5f5</meta:generator>
    <meta:document-statistic meta:table-count="1" meta:cell-count="1226" meta:object-count="0"/>
  </office:meta>
</office:document-meta>
</file>